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0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71.32pt" svg:y="52.16pt">
            <draw:object draw:notify-on-update-of-ranges="Sheet1.J1:Sheet1.J1 Sheet1.J2:Sheet1.J360 Sheet1.K1:Sheet1.K1 Sheet1.K2:Sheet1.K3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X E4 hand</text:p>
          </table:table-cell>
          <table:table-cell office:value-type="string" calcext:value-type="string">
            <text:p>X moto hand</text:p>
          </table:table-cell>
          <table:table-cell/>
          <table:table-cell office:value-type="string" calcext:value-type="string">
            <text:p>Y e4 hand</text:p>
          </table:table-cell>
          <table:table-cell office:value-type="string" calcext:value-type="string">
            <text:p>Y moto hand</text:p>
          </table:table-cell>
          <table:table-cell/>
          <table:table-cell office:value-type="string" calcext:value-type="string">
            <text:p>Z e4 hand</text:p>
          </table:table-cell>
          <table:table-cell office:value-type="string" calcext:value-type="string">
            <text:p>Z moto hand</text:p>
          </table:table-cell>
          <table:table-cell/>
          <table:table-cell office:value-type="string" calcext:value-type="string">
            <text:p>avg e4</text:p>
          </table:table-cell>
          <table:table-cell office:value-type="string" calcext:value-type="string">
            <text:p>avg moto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2]+[.D2]+[.G2])/3" office:value-type="float" office:value="0.484375" calcext:value-type="float">
            <text:p>0.484375</text:p>
          </table:table-cell>
          <table:table-cell table:formula="of:=([.B2]+[.E2]+[.H2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3]+[.D3]+[.G3])/3" office:value-type="float" office:value="0.484375" calcext:value-type="float">
            <text:p>0.484375</text:p>
          </table:table-cell>
          <table:table-cell table:formula="of:=([.B3]+[.E3]+[.H3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4]+[.D4]+[.G4])/3" office:value-type="float" office:value="0.484375" calcext:value-type="float">
            <text:p>0.484375</text:p>
          </table:table-cell>
          <table:table-cell table:formula="of:=([.B4]+[.E4]+[.H4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5]+[.D5]+[.G5])/3" office:value-type="float" office:value="0.489583333333333" calcext:value-type="float">
            <text:p>0.489583333333333</text:p>
          </table:table-cell>
          <table:table-cell table:formula="of:=([.B5]+[.E5]+[.H5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6]+[.D6]+[.G6])/3" office:value-type="float" office:value="0.489583333333333" calcext:value-type="float">
            <text:p>0.489583333333333</text:p>
          </table:table-cell>
          <table:table-cell table:formula="of:=([.B6]+[.E6]+[.H6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7]+[.D7]+[.G7])/3" office:value-type="float" office:value="0.484375" calcext:value-type="float">
            <text:p>0.484375</text:p>
          </table:table-cell>
          <table:table-cell table:formula="of:=([.B7]+[.E7]+[.H7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8]+[.D8]+[.G8])/3" office:value-type="float" office:value="0.484375" calcext:value-type="float">
            <text:p>0.484375</text:p>
          </table:table-cell>
          <table:table-cell table:formula="of:=([.B8]+[.E8]+[.H8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9]+[.D9]+[.G9])/3" office:value-type="float" office:value="0.489583333333333" calcext:value-type="float">
            <text:p>0.489583333333333</text:p>
          </table:table-cell>
          <table:table-cell table:formula="of:=([.B9]+[.E9]+[.H9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10]+[.D10]+[.G10])/3" office:value-type="float" office:value="0.484375" calcext:value-type="float">
            <text:p>0.484375</text:p>
          </table:table-cell>
          <table:table-cell table:formula="of:=([.B10]+[.E10]+[.H10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11]+[.D11]+[.G11])/3" office:value-type="float" office:value="0.484375" calcext:value-type="float">
            <text:p>0.484375</text:p>
          </table:table-cell>
          <table:table-cell table:formula="of:=([.B11]+[.E11]+[.H11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12]+[.D12]+[.G12])/3" office:value-type="float" office:value="0.494791666666667" calcext:value-type="float">
            <text:p>0.494791666666667</text:p>
          </table:table-cell>
          <table:table-cell table:formula="of:=([.B12]+[.E12]+[.H12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13]+[.D13]+[.G13])/3" office:value-type="float" office:value="0.484375" calcext:value-type="float">
            <text:p>0.484375</text:p>
          </table:table-cell>
          <table:table-cell table:formula="of:=([.B13]+[.E13]+[.H13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14]+[.D14]+[.G14])/3" office:value-type="float" office:value="0.484375" calcext:value-type="float">
            <text:p>0.484375</text:p>
          </table:table-cell>
          <table:table-cell table:formula="of:=([.B14]+[.E14]+[.H14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15]+[.D15]+[.G15])/3" office:value-type="float" office:value="0.489583333333333" calcext:value-type="float">
            <text:p>0.489583333333333</text:p>
          </table:table-cell>
          <table:table-cell table:formula="of:=([.B15]+[.E15]+[.H15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46875" calcext:value-type="float">
            <text:p>0.54687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16]+[.D16]+[.G16])/3" office:value-type="float" office:value="0.5" calcext:value-type="float">
            <text:p>0.5</text:p>
          </table:table-cell>
          <table:table-cell table:formula="of:=([.B16]+[.E16]+[.H16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17]+[.D17]+[.G17])/3" office:value-type="float" office:value="0.484375" calcext:value-type="float">
            <text:p>0.484375</text:p>
          </table:table-cell>
          <table:table-cell table:formula="of:=([.B17]+[.E17]+[.H17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18]+[.D18]+[.G18])/3" office:value-type="float" office:value="0.484375" calcext:value-type="float">
            <text:p>0.484375</text:p>
          </table:table-cell>
          <table:table-cell table:formula="of:=([.B18]+[.E18]+[.H18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19]+[.D19]+[.G19])/3" office:value-type="float" office:value="0.489583333333333" calcext:value-type="float">
            <text:p>0.489583333333333</text:p>
          </table:table-cell>
          <table:table-cell table:formula="of:=([.B19]+[.E19]+[.H19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20]+[.D20]+[.G20])/3" office:value-type="float" office:value="0.489583333333333" calcext:value-type="float">
            <text:p>0.489583333333333</text:p>
          </table:table-cell>
          <table:table-cell table:formula="of:=([.B20]+[.E20]+[.H20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15625" calcext:value-type="float">
            <text:p>0.5156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21]+[.D21]+[.G21])/3" office:value-type="float" office:value="0.479166666666667" calcext:value-type="float">
            <text:p>0.479166666666667</text:p>
          </table:table-cell>
          <table:table-cell table:formula="of:=([.B21]+[.E21]+[.H21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22]+[.D22]+[.G22])/3" office:value-type="float" office:value="0.489583333333333" calcext:value-type="float">
            <text:p>0.489583333333333</text:p>
          </table:table-cell>
          <table:table-cell table:formula="of:=([.B22]+[.E22]+[.H22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23]+[.D23]+[.G23])/3" office:value-type="float" office:value="0.489583333333333" calcext:value-type="float">
            <text:p>0.489583333333333</text:p>
          </table:table-cell>
          <table:table-cell table:formula="of:=([.B23]+[.E23]+[.H23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24]+[.D24]+[.G24])/3" office:value-type="float" office:value="0.484375" calcext:value-type="float">
            <text:p>0.484375</text:p>
          </table:table-cell>
          <table:table-cell table:formula="of:=([.B24]+[.E24]+[.H24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25]+[.D25]+[.G25])/3" office:value-type="float" office:value="0.489583333333333" calcext:value-type="float">
            <text:p>0.489583333333333</text:p>
          </table:table-cell>
          <table:table-cell table:formula="of:=([.B25]+[.E25]+[.H25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26]+[.D26]+[.G26])/3" office:value-type="float" office:value="0.489583333333333" calcext:value-type="float">
            <text:p>0.489583333333333</text:p>
          </table:table-cell>
          <table:table-cell table:formula="of:=([.B26]+[.E26]+[.H26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27]+[.D27]+[.G27])/3" office:value-type="float" office:value="0.489583333333333" calcext:value-type="float">
            <text:p>0.489583333333333</text:p>
          </table:table-cell>
          <table:table-cell table:formula="of:=([.B27]+[.E27]+[.H27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28]+[.D28]+[.G28])/3" office:value-type="float" office:value="0.489583333333333" calcext:value-type="float">
            <text:p>0.489583333333333</text:p>
          </table:table-cell>
          <table:table-cell table:formula="of:=([.B28]+[.E28]+[.H28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29]+[.D29]+[.G29])/3" office:value-type="float" office:value="0.484375" calcext:value-type="float">
            <text:p>0.484375</text:p>
          </table:table-cell>
          <table:table-cell table:formula="of:=([.B29]+[.E29]+[.H29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30]+[.D30]+[.G30])/3" office:value-type="float" office:value="0.489583333333333" calcext:value-type="float">
            <text:p>0.489583333333333</text:p>
          </table:table-cell>
          <table:table-cell table:formula="of:=([.B30]+[.E30]+[.H30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31]+[.D31]+[.G31])/3" office:value-type="float" office:value="0.489583333333333" calcext:value-type="float">
            <text:p>0.489583333333333</text:p>
          </table:table-cell>
          <table:table-cell table:formula="of:=([.B31]+[.E31]+[.H31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32]+[.D32]+[.G32])/3" office:value-type="float" office:value="0.484375" calcext:value-type="float">
            <text:p>0.484375</text:p>
          </table:table-cell>
          <table:table-cell table:formula="of:=([.B32]+[.E32]+[.H32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15625" calcext:value-type="float">
            <text:p>0.5156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33]+[.D33]+[.G33])/3" office:value-type="float" office:value="0.484375" calcext:value-type="float">
            <text:p>0.484375</text:p>
          </table:table-cell>
          <table:table-cell table:formula="of:=([.B33]+[.E33]+[.H33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34]+[.D34]+[.G34])/3" office:value-type="float" office:value="0.489583333333333" calcext:value-type="float">
            <text:p>0.489583333333333</text:p>
          </table:table-cell>
          <table:table-cell table:formula="of:=([.B34]+[.E34]+[.H34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15625" calcext:value-type="float">
            <text:p>0.5156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35]+[.D35]+[.G35])/3" office:value-type="float" office:value="0.484375" calcext:value-type="float">
            <text:p>0.484375</text:p>
          </table:table-cell>
          <table:table-cell table:formula="of:=([.B35]+[.E35]+[.H35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36]+[.D36]+[.G36])/3" office:value-type="float" office:value="0.473958333333333" calcext:value-type="float">
            <text:p>0.473958333333333</text:p>
          </table:table-cell>
          <table:table-cell table:formula="of:=([.B36]+[.E36]+[.H36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37]+[.D37]+[.G37])/3" office:value-type="float" office:value="0.479166666666667" calcext:value-type="float">
            <text:p>0.479166666666667</text:p>
          </table:table-cell>
          <table:table-cell table:formula="of:=([.B37]+[.E37]+[.H37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38]+[.D38]+[.G38])/3" office:value-type="float" office:value="0.484375" calcext:value-type="float">
            <text:p>0.484375</text:p>
          </table:table-cell>
          <table:table-cell table:formula="of:=([.B38]+[.E38]+[.H38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39]+[.D39]+[.G39])/3" office:value-type="float" office:value="0.505208333333333" calcext:value-type="float">
            <text:p>0.505208333333333</text:p>
          </table:table-cell>
          <table:table-cell table:formula="of:=([.B39]+[.E39]+[.H39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40]+[.D40]+[.G40])/3" office:value-type="float" office:value="0.505208333333333" calcext:value-type="float">
            <text:p>0.505208333333333</text:p>
          </table:table-cell>
          <table:table-cell table:formula="of:=([.B40]+[.E40]+[.H40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41]+[.D41]+[.G41])/3" office:value-type="float" office:value="0.510416666666667" calcext:value-type="float">
            <text:p>0.510416666666667</text:p>
          </table:table-cell>
          <table:table-cell table:formula="of:=([.B41]+[.E41]+[.H41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15625" calcext:value-type="float">
            <text:p>0.156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15625" calcext:value-type="float">
            <text:p>0.5156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42]+[.D42]+[.G42])/3" office:value-type="float" office:value="0.505208333333333" calcext:value-type="float">
            <text:p>0.505208333333333</text:p>
          </table:table-cell>
          <table:table-cell table:formula="of:=([.B42]+[.E42]+[.H42])/3" office:value-type="float" office:value="0.526041666666667" calcext:value-type="float">
            <text:p>0.526041666666667</text:p>
          </table:table-cell>
        </table:table-row>
        <table:table-row table:style-name="ro1">
          <table:table-cell table:number-columns-repeated="2" office:value-type="float" office:value="0.265625" calcext:value-type="float">
            <text:p>0.26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43]+[.D43]+[.G43])/3" office:value-type="float" office:value="0.598958333333333" calcext:value-type="float">
            <text:p>0.598958333333333</text:p>
          </table:table-cell>
          <table:table-cell table:formula="of:=([.B43]+[.E43]+[.H43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390625" calcext:value-type="float">
            <text:p>0.3906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859375" calcext:value-type="float">
            <text:p>0.859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44]+[.D44]+[.G44])/3" office:value-type="float" office:value="0.6875" calcext:value-type="float">
            <text:p>0.6875</text:p>
          </table:table-cell>
          <table:table-cell table:formula="of:=([.B44]+[.E44]+[.H44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578125" calcext:value-type="float">
            <text:p>0.578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953125" calcext:value-type="float">
            <text:p>0.953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984375" calcext:value-type="float">
            <text:p>0.98437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45]+[.D45]+[.G45])/3" office:value-type="float" office:value="0.838541666666667" calcext:value-type="float">
            <text:p>0.838541666666667</text:p>
          </table:table-cell>
          <table:table-cell table:formula="of:=([.B45]+[.E45]+[.H45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71875" calcext:value-type="float">
            <text:p>0.7187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921875" calcext:value-type="float">
            <text:p>0.9218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1.078125" calcext:value-type="float">
            <text:p>1.0781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46]+[.D46]+[.G46])/3" office:value-type="float" office:value="0.90625" calcext:value-type="float">
            <text:p>0.90625</text:p>
          </table:table-cell>
          <table:table-cell table:formula="of:=([.B46]+[.E46]+[.H46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1.03125" calcext:value-type="float">
            <text:p>1.03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1.078125" calcext:value-type="float">
            <text:p>1.07812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47]+[.D47]+[.G47])/3" office:value-type="float" office:value="1.01041666666667" calcext:value-type="float">
            <text:p>1.01041666666667</text:p>
          </table:table-cell>
          <table:table-cell table:formula="of:=([.B47]+[.E47]+[.H47])/3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1.078125" calcext:value-type="float">
            <text:p>1.078125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1.046875" calcext:value-type="float">
            <text:p>1.04687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1.140625" calcext:value-type="float">
            <text:p>1.140625</text:p>
          </table:table-cell>
          <table:table-cell office:value-type="float" office:value="0.75" calcext:value-type="float">
            <text:p>0.75</text:p>
          </table:table-cell>
          <table:table-cell/>
          <table:table-cell table:formula="of:=([.A48]+[.D48]+[.G48])/3" office:value-type="float" office:value="1.08854166666667" calcext:value-type="float">
            <text:p>1.08854166666667</text:p>
          </table:table-cell>
          <table:table-cell table:formula="of:=([.B48]+[.E48]+[.H48])/3" office:value-type="float" office:value="0.619791666666667" calcext:value-type="float">
            <text:p>0.619791666666667</text:p>
          </table:table-cell>
        </table:table-row>
        <table:table-row table:style-name="ro1">
          <table:table-cell office:value-type="float" office:value="1.53125" calcext:value-type="float">
            <text:p>1.53125</text:p>
          </table:table-cell>
          <table:table-cell office:value-type="float" office:value="0.4375" calcext:value-type="float">
            <text:p>0.4375</text:p>
          </table:table-cell>
          <table:table-cell/>
          <table:table-cell office:value-type="float" office:value="1.328125" calcext:value-type="float">
            <text:p>1.32812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984375" calcext:value-type="float">
            <text:p>0.984375</text:p>
          </table:table-cell>
          <table:table-cell office:value-type="float" office:value="0.875" calcext:value-type="float">
            <text:p>0.875</text:p>
          </table:table-cell>
          <table:table-cell/>
          <table:table-cell table:formula="of:=([.A49]+[.D49]+[.G49])/3" office:value-type="float" office:value="1.28125" calcext:value-type="float">
            <text:p>1.28125</text:p>
          </table:table-cell>
          <table:table-cell table:formula="of:=([.B49]+[.E49]+[.H49])/3" office:value-type="float" office:value="0.682291666666667" calcext:value-type="float">
            <text:p>0.682291666666667</text:p>
          </table:table-cell>
        </table:table-row>
        <table:table-row table:style-name="ro1">
          <table:table-cell office:value-type="float" office:value="1.78125" calcext:value-type="float">
            <text:p>1.7812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0.796875" calcext:value-type="float">
            <text:p>0.796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984375" calcext:value-type="float">
            <text:p>0.984375</text:p>
          </table:table-cell>
          <table:table-cell/>
          <table:table-cell table:formula="of:=([.A50]+[.D50]+[.G50])/3" office:value-type="float" office:value="1.28125" calcext:value-type="float">
            <text:p>1.28125</text:p>
          </table:table-cell>
          <table:table-cell table:formula="of:=([.B50]+[.E50]+[.H50])/3" office:value-type="float" office:value="0.760416666666667" calcext:value-type="float">
            <text:p>0.760416666666667</text:p>
          </table:table-cell>
        </table:table-row>
        <table:table-row table:style-name="ro1">
          <table:table-cell office:value-type="float" office:value="1.65625" calcext:value-type="float">
            <text:p>1.65625</text:p>
          </table:table-cell>
          <table:table-cell office:value-type="float" office:value="0.71875" calcext:value-type="float">
            <text:p>0.71875</text:p>
          </table:table-cell>
          <table:table-cell/>
          <table:table-cell office:value-type="float" office:value="1.171875" calcext:value-type="float">
            <text:p>1.1718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1.015625" calcext:value-type="float">
            <text:p>1.015625</text:p>
          </table:table-cell>
          <table:table-cell/>
          <table:table-cell table:formula="of:=([.A51]+[.D51]+[.G51])/3" office:value-type="float" office:value="1.15104166666667" calcext:value-type="float">
            <text:p>1.15104166666667</text:p>
          </table:table-cell>
          <table:table-cell table:formula="of:=([.B51]+[.E51]+[.H51])/3" office:value-type="float" office:value="0.828125" calcext:value-type="float">
            <text:p>0.828125</text:p>
          </table:table-cell>
        </table:table-row>
        <table:table-row table:style-name="ro1">
          <table:table-cell office:value-type="float" office:value="1.40625" calcext:value-type="float">
            <text:p>1.40625</text:p>
          </table:table-cell>
          <table:table-cell office:value-type="float" office:value="1.328125" calcext:value-type="float">
            <text:p>1.328125</text:p>
          </table:table-cell>
          <table:table-cell/>
          <table:table-cell office:value-type="float" office:value="0.953125" calcext:value-type="float">
            <text:p>0.953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390625" calcext:value-type="float">
            <text:p>0.390625</text:p>
          </table:table-cell>
          <table:table-cell office:value-type="float" office:value="1.09375" calcext:value-type="float">
            <text:p>1.09375</text:p>
          </table:table-cell>
          <table:table-cell/>
          <table:table-cell table:formula="of:=([.A52]+[.D52]+[.G52])/3" office:value-type="float" office:value="0.916666666666667" calcext:value-type="float">
            <text:p>0.916666666666667</text:p>
          </table:table-cell>
          <table:table-cell table:formula="of:=([.B52]+[.E52]+[.H52])/3" office:value-type="float" office:value="1.05729166666667" calcext:value-type="float">
            <text:p>1.05729166666667</text:p>
          </table:table-cell>
        </table:table-row>
        <table:table-row table:style-name="ro1">
          <table:table-cell office:value-type="float" office:value="1.0625" calcext:value-type="float">
            <text:p>1.0625</text:p>
          </table:table-cell>
          <table:table-cell office:value-type="float" office:value="1.828125" calcext:value-type="float">
            <text:p>1.8281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9375" calcext:value-type="float">
            <text:p>0.9375</text:p>
          </table:table-cell>
          <table:table-cell/>
          <table:table-cell office:value-type="float" office:value="0.109375" calcext:value-type="float">
            <text:p>0.109375</text:p>
          </table:table-cell>
          <table:table-cell office:value-type="float" office:value="0.953125" calcext:value-type="float">
            <text:p>0.953125</text:p>
          </table:table-cell>
          <table:table-cell/>
          <table:table-cell table:formula="of:=([.A53]+[.D53]+[.G53])/3" office:value-type="float" office:value="0.557291666666667" calcext:value-type="float">
            <text:p>0.557291666666667</text:p>
          </table:table-cell>
          <table:table-cell table:formula="of:=([.B53]+[.E53]+[.H53])/3" office:value-type="float" office:value="1.23958333333333" calcext:value-type="float">
            <text:p>1.23958333333333</text:p>
          </table:table-cell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1.96875" calcext:value-type="float">
            <text:p>1.96875</text:p>
          </table:table-cell>
          <table:table-cell/>
          <table:table-cell office:value-type="float" office:value="0.4375" calcext:value-type="float">
            <text:p>0.4375</text:p>
          </table:table-cell>
          <table:table-cell office:value-type="float" office:value="0.953125" calcext:value-type="float">
            <text:p>0.953125</text:p>
          </table:table-cell>
          <table:table-cell/>
          <table:table-cell office:value-type="float" office:value="0.03125" calcext:value-type="float">
            <text:p>0.03125</text:p>
          </table:table-cell>
          <table:table-cell office:value-type="float" office:value="0.8125" calcext:value-type="float">
            <text:p>0.8125</text:p>
          </table:table-cell>
          <table:table-cell/>
          <table:table-cell table:formula="of:=([.A54]+[.D54]+[.G54])/3" office:value-type="float" office:value="0.46875" calcext:value-type="float">
            <text:p>0.46875</text:p>
          </table:table-cell>
          <table:table-cell table:formula="of:=([.B54]+[.E54]+[.H54])/3" office:value-type="float" office:value="1.24479166666667" calcext:value-type="float">
            <text:p>1.2447916666666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984375" calcext:value-type="float">
            <text:p>1.984375</text:p>
          </table:table-cell>
          <table:table-cell/>
          <table:table-cell office:value-type="float" office:value="0.3125" calcext:value-type="float">
            <text:p>0.3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-0.21875" calcext:value-type="float">
            <text:p>-0.21875</text:p>
          </table:table-cell>
          <table:table-cell office:value-type="float" office:value="0.46875" calcext:value-type="float">
            <text:p>0.46875</text:p>
          </table:table-cell>
          <table:table-cell/>
          <table:table-cell table:formula="of:=([.A55]+[.D55]+[.G55])/3" office:value-type="float" office:value="0.197916666666667" calcext:value-type="float">
            <text:p>0.197916666666667</text:p>
          </table:table-cell>
          <table:table-cell table:formula="of:=([.B55]+[.E55]+[.H55])/3" office:value-type="float" office:value="1.07291666666667" calcext:value-type="float">
            <text:p>1.07291666666667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1.796875" calcext:value-type="float">
            <text:p>1.7968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5625" calcext:value-type="float">
            <text:p>0.65625</text:p>
          </table:table-cell>
          <table:table-cell/>
          <table:table-cell office:value-type="float" office:value="-0.296875" calcext:value-type="float">
            <text:p>-0.296875</text:p>
          </table:table-cell>
          <table:table-cell office:value-type="float" office:value="0.359375" calcext:value-type="float">
            <text:p>0.359375</text:p>
          </table:table-cell>
          <table:table-cell/>
          <table:table-cell table:formula="of:=([.A56]+[.D56]+[.G56])/3" office:value-type="float" office:value="-0.0364583333333333" calcext:value-type="float">
            <text:p>-0.036458333333333</text:p>
          </table:table-cell>
          <table:table-cell table:formula="of:=([.B56]+[.E56]+[.H56])/3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1.3125" calcext:value-type="float">
            <text:p>1.3125</text:p>
          </table:table-cell>
          <table:table-cell/>
          <table:table-cell office:value-type="float" office:value="-0.078125" calcext:value-type="float">
            <text:p>-0.078125</text:p>
          </table:table-cell>
          <table:table-cell office:value-type="float" office:value="0.40625" calcext:value-type="float">
            <text:p>0.40625</text:p>
          </table:table-cell>
          <table:table-cell/>
          <table:table-cell office:value-type="float" office:value="-0.28125" calcext:value-type="float">
            <text:p>-0.28125</text:p>
          </table:table-cell>
          <table:table-cell office:value-type="float" office:value="0.046875" calcext:value-type="float">
            <text:p>0.046875</text:p>
          </table:table-cell>
          <table:table-cell/>
          <table:table-cell table:formula="of:=([.A57]+[.D57]+[.G57])/3" office:value-type="float" office:value="-0.046875" calcext:value-type="float">
            <text:p>-0.046875</text:p>
          </table:table-cell>
          <table:table-cell table:formula="of:=([.B57]+[.E57]+[.H57])/3" office:value-type="float" office:value="0.588541666666667" calcext:value-type="float">
            <text:p>0.588541666666667</text:p>
          </table:table-cell>
        </table:table-row>
        <table:table-row table:style-name="ro1">
          <table:table-cell office:value-type="float" office:value="0.03125" calcext:value-type="float">
            <text:p>0.03125</text:p>
          </table:table-cell>
          <table:table-cell office:value-type="float" office:value="1.0625" calcext:value-type="float">
            <text:p>1.0625</text:p>
          </table:table-cell>
          <table:table-cell/>
          <table:table-cell office:value-type="float" office:value="-0.09375" calcext:value-type="float">
            <text:p>-0.09375</text:p>
          </table:table-cell>
          <table:table-cell office:value-type="float" office:value="0.359375" calcext:value-type="float">
            <text:p>0.359375</text:p>
          </table:table-cell>
          <table:table-cell/>
          <table:table-cell office:value-type="float" office:value="-0.34375" calcext:value-type="float">
            <text:p>-0.34375</text:p>
          </table:table-cell>
          <table:table-cell office:value-type="float" office:value="-0.03125" calcext:value-type="float">
            <text:p>-0.03125</text:p>
          </table:table-cell>
          <table:table-cell/>
          <table:table-cell table:formula="of:=([.A58]+[.D58]+[.G58])/3" office:value-type="float" office:value="-0.135416666666667" calcext:value-type="float">
            <text:p>-0.135416666666667</text:p>
          </table:table-cell>
          <table:table-cell table:formula="of:=([.B58]+[.E58]+[.H58])/3"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-0.046875" calcext:value-type="float">
            <text:p>-0.046875</text:p>
          </table:table-cell>
          <table:table-cell office:value-type="float" office:value="0.546875" calcext:value-type="float">
            <text:p>0.546875</text:p>
          </table:table-cell>
          <table:table-cell/>
          <table:table-cell office:value-type="float" office:value="-0.125" calcext:value-type="float">
            <text:p>-0.12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-0.359375" calcext:value-type="float">
            <text:p>-0.359375</text:p>
          </table:table-cell>
          <table:table-cell office:value-type="float" office:value="-0.203125" calcext:value-type="float">
            <text:p>-0.203125</text:p>
          </table:table-cell>
          <table:table-cell/>
          <table:table-cell table:formula="of:=([.A59]+[.D59]+[.G59])/3" office:value-type="float" office:value="-0.177083333333333" calcext:value-type="float">
            <text:p>-0.177083333333333</text:p>
          </table:table-cell>
          <table:table-cell table:formula="of:=([.B59]+[.E59]+[.H59])/3" office:value-type="float" office:value="0.177083333333333" calcext:value-type="float">
            <text:p>0.177083333333333</text:p>
          </table:table-cell>
        </table:table-row>
        <table:table-row table:style-name="ro1">
          <table:table-cell office:value-type="float" office:value="-0.078125" calcext:value-type="float">
            <text:p>-0.078125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-0.15625" calcext:value-type="float">
            <text:p>-0.1562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-0.390625" calcext:value-type="float">
            <text:p>-0.390625</text:p>
          </table:table-cell>
          <table:table-cell office:value-type="float" office:value="-0.234375" calcext:value-type="float">
            <text:p>-0.234375</text:p>
          </table:table-cell>
          <table:table-cell/>
          <table:table-cell table:formula="of:=([.A60]+[.D60]+[.G60])/3" office:value-type="float" office:value="-0.208333333333333" calcext:value-type="float">
            <text:p>-0.208333333333333</text:p>
          </table:table-cell>
          <table:table-cell table:formula="of:=([.B60]+[.E60]+[.H60])/3" office:value-type="float" office:value="0.0833333333333333" calcext:value-type="float">
            <text:p>0.083333333333333</text:p>
          </table:table-cell>
        </table:table-row>
        <table:table-row table:style-name="ro1">
          <table:table-cell office:value-type="float" office:value="-0.3125" calcext:value-type="float">
            <text:p>-0.312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-0.1875" calcext:value-type="float">
            <text:p>-0.1875</text:p>
          </table:table-cell>
          <table:table-cell office:value-type="float" office:value="-0.0625" calcext:value-type="float">
            <text:p>-0.0625</text:p>
          </table:table-cell>
          <table:table-cell/>
          <table:table-cell office:value-type="float" office:value="-0.484375" calcext:value-type="float">
            <text:p>-0.484375</text:p>
          </table:table-cell>
          <table:table-cell office:value-type="float" office:value="-0.359375" calcext:value-type="float">
            <text:p>-0.359375</text:p>
          </table:table-cell>
          <table:table-cell/>
          <table:table-cell table:formula="of:=([.A61]+[.D61]+[.G61])/3" office:value-type="float" office:value="-0.328125" calcext:value-type="float">
            <text:p>-0.328125</text:p>
          </table:table-cell>
          <table:table-cell table:formula="of:=([.B61]+[.E61]+[.H61])/3" office:value-type="float" office:value="-0.104166666666667" calcext:value-type="float">
            <text:p>-0.104166666666667</text:p>
          </table:table-cell>
        </table:table-row>
        <table:table-row table:style-name="ro1">
          <table:table-cell office:value-type="float" office:value="-0.375" calcext:value-type="float">
            <text:p>-0.37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-0.0625" calcext:value-type="float">
            <text:p>-0.0625</text:p>
          </table:table-cell>
          <table:table-cell office:value-type="float" office:value="-0.125" calcext:value-type="float">
            <text:p>-0.125</text:p>
          </table:table-cell>
          <table:table-cell/>
          <table:table-cell office:value-type="float" office:value="-0.515625" calcext:value-type="float">
            <text:p>-0.515625</text:p>
          </table:table-cell>
          <table:table-cell office:value-type="float" office:value="-0.40625" calcext:value-type="float">
            <text:p>-0.40625</text:p>
          </table:table-cell>
          <table:table-cell/>
          <table:table-cell table:formula="of:=([.A62]+[.D62]+[.G62])/3" office:value-type="float" office:value="-0.317708333333333" calcext:value-type="float">
            <text:p>-0.317708333333333</text:p>
          </table:table-cell>
          <table:table-cell table:formula="of:=([.B62]+[.E62]+[.H62])/3" office:value-type="float" office:value="-0.171875" calcext:value-type="float">
            <text:p>-0.171875</text:p>
          </table:table-cell>
        </table:table-row>
        <table:table-row table:style-name="ro1">
          <table:table-cell office:value-type="float" office:value="-0.3125" calcext:value-type="float">
            <text:p>-0.3125</text:p>
          </table:table-cell>
          <table:table-cell office:value-type="float" office:value="-0.109375" calcext:value-type="float">
            <text:p>-0.109375</text:p>
          </table:table-cell>
          <table:table-cell/>
          <table:table-cell office:value-type="float" office:value="0.109375" calcext:value-type="float">
            <text:p>0.109375</text:p>
          </table:table-cell>
          <table:table-cell office:value-type="float" office:value="-0.015625" calcext:value-type="float">
            <text:p>-0.015625</text:p>
          </table:table-cell>
          <table:table-cell/>
          <table:table-cell office:value-type="float" office:value="-0.375" calcext:value-type="float">
            <text:p>-0.375</text:p>
          </table:table-cell>
          <table:table-cell office:value-type="float" office:value="-0.359375" calcext:value-type="float">
            <text:p>-0.359375</text:p>
          </table:table-cell>
          <table:table-cell/>
          <table:table-cell table:formula="of:=([.A63]+[.D63]+[.G63])/3" office:value-type="float" office:value="-0.192708333333333" calcext:value-type="float">
            <text:p>-0.192708333333333</text:p>
          </table:table-cell>
          <table:table-cell table:formula="of:=([.B63]+[.E63]+[.H63])/3" office:value-type="float" office:value="-0.161458333333333" calcext:value-type="float">
            <text:p>-0.161458333333333</text:p>
          </table:table-cell>
        </table:table-row>
        <table:table-row table:style-name="ro1">
          <table:table-cell office:value-type="float" office:value="-0.328125" calcext:value-type="float">
            <text:p>-0.328125</text:p>
          </table:table-cell>
          <table:table-cell office:value-type="float" office:value="-0.203125" calcext:value-type="float">
            <text:p>-0.203125</text:p>
          </table:table-cell>
          <table:table-cell/>
          <table:table-cell office:value-type="float" office:value="0.359375" calcext:value-type="float">
            <text:p>0.359375</text:p>
          </table:table-cell>
          <table:table-cell office:value-type="float" office:value="-0.046875" calcext:value-type="float">
            <text:p>-0.046875</text:p>
          </table:table-cell>
          <table:table-cell/>
          <table:table-cell office:value-type="float" office:value="-0.078125" calcext:value-type="float">
            <text:p>-0.078125</text:p>
          </table:table-cell>
          <table:table-cell office:value-type="float" office:value="-0.4375" calcext:value-type="float">
            <text:p>-0.4375</text:p>
          </table:table-cell>
          <table:table-cell/>
          <table:table-cell table:formula="of:=([.A64]+[.D64]+[.G64])/3" office:value-type="float" office:value="-0.015625" calcext:value-type="float">
            <text:p>-0.015625</text:p>
          </table:table-cell>
          <table:table-cell table:formula="of:=([.B64]+[.E64]+[.H64])/3" office:value-type="float" office:value="-0.229166666666667" calcext:value-type="float">
            <text:p>-0.229166666666667</text:p>
          </table:table-cell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office:value-type="float" office:value="-0.34375" calcext:value-type="float">
            <text:p>-0.34375</text:p>
          </table:table-cell>
          <table:table-cell/>
          <table:table-cell office:value-type="float" office:value="0.484375" calcext:value-type="float">
            <text:p>0.484375</text:p>
          </table:table-cell>
          <table:table-cell office:value-type="float" office:value="-0.125" calcext:value-type="float">
            <text:p>-0.125</text:p>
          </table:table-cell>
          <table:table-cell/>
          <table:table-cell office:value-type="float" office:value="0.421875" calcext:value-type="float">
            <text:p>0.421875</text:p>
          </table:table-cell>
          <table:table-cell office:value-type="float" office:value="-0.40625" calcext:value-type="float">
            <text:p>-0.40625</text:p>
          </table:table-cell>
          <table:table-cell/>
          <table:table-cell table:formula="of:=([.A65]+[.D65]+[.G65])/3" office:value-type="float" office:value="0.359375" calcext:value-type="float">
            <text:p>0.359375</text:p>
          </table:table-cell>
          <table:table-cell table:formula="of:=([.B65]+[.E65]+[.H65])/3" office:value-type="float" office:value="-0.291666666666667" calcext:value-type="float">
            <text:p>-0.291666666666667</text:p>
          </table:table-cell>
        </table:table-row>
        <table:table-row table:style-name="ro1">
          <table:table-cell office:value-type="float" office:value="1.984375" calcext:value-type="float">
            <text:p>1.984375</text:p>
          </table:table-cell>
          <table:table-cell office:value-type="float" office:value="-0.328125" calcext:value-type="float">
            <text:p>-0.32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-0.09375" calcext:value-type="float">
            <text:p>-0.09375</text:p>
          </table:table-cell>
          <table:table-cell/>
          <table:table-cell office:value-type="float" office:value="1.984375" calcext:value-type="float">
            <text:p>1.984375</text:p>
          </table:table-cell>
          <table:table-cell office:value-type="float" office:value="-0.328125" calcext:value-type="float">
            <text:p>-0.328125</text:p>
          </table:table-cell>
          <table:table-cell/>
          <table:table-cell table:formula="of:=([.A66]+[.D66]+[.G66])/3" office:value-type="float" office:value="1.58854166666667" calcext:value-type="float">
            <text:p>1.58854166666667</text:p>
          </table:table-cell>
          <table:table-cell table:formula="of:=([.B66]+[.E66]+[.H66])/3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1.984375" calcext:value-type="float">
            <text:p>1.984375</text:p>
          </table:table-cell>
          <table:table-cell office:value-type="float" office:value="-0.546875" calcext:value-type="float">
            <text:p>-0.546875</text:p>
          </table:table-cell>
          <table:table-cell/>
          <table:table-cell office:value-type="float" office:value="1.84375" calcext:value-type="float">
            <text:p>1.84375</text:p>
          </table:table-cell>
          <table:table-cell office:value-type="float" office:value="-0.09375" calcext:value-type="float">
            <text:p>-0.09375</text:p>
          </table:table-cell>
          <table:table-cell/>
          <table:table-cell office:value-type="float" office:value="1.984375" calcext:value-type="float">
            <text:p>1.984375</text:p>
          </table:table-cell>
          <table:table-cell office:value-type="float" office:value="-0.65625" calcext:value-type="float">
            <text:p>-0.65625</text:p>
          </table:table-cell>
          <table:table-cell/>
          <table:table-cell table:formula="of:=([.A67]+[.D67]+[.G67])/3" office:value-type="float" office:value="1.9375" calcext:value-type="float">
            <text:p>1.9375</text:p>
          </table:table-cell>
          <table:table-cell table:formula="of:=([.B67]+[.E67]+[.H67])/3" office:value-type="float" office:value="-0.432291666666667" calcext:value-type="float">
            <text:p>-0.432291666666667</text:p>
          </table:table-cell>
        </table:table-row>
        <table:table-row table:style-name="ro1">
          <table:table-cell office:value-type="float" office:value="0.53125" calcext:value-type="float">
            <text:p>0.53125</text:p>
          </table:table-cell>
          <table:table-cell office:value-type="float" office:value="-0.515625" calcext:value-type="float">
            <text:p>-0.515625</text:p>
          </table:table-cell>
          <table:table-cell/>
          <table:table-cell office:value-type="float" office:value="-1.328125" calcext:value-type="float">
            <text:p>-1.328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59375" calcext:value-type="float">
            <text:p>0.859375</text:p>
          </table:table-cell>
          <table:table-cell office:value-type="float" office:value="-0.84375" calcext:value-type="float">
            <text:p>-0.84375</text:p>
          </table:table-cell>
          <table:table-cell/>
          <table:table-cell table:formula="of:=([.A68]+[.D68]+[.G68])/3" office:value-type="float" office:value="0.0208333333333333" calcext:value-type="float">
            <text:p>0.020833333333333</text:p>
          </table:table-cell>
          <table:table-cell table:formula="of:=([.B68]+[.E68]+[.H68])/3" office:value-type="float" office:value="-0.453125" calcext:value-type="float">
            <text:p>-0.453125</text:p>
          </table:table-cell>
        </table:table-row>
        <table:table-row table:style-name="ro1">
          <table:table-cell office:value-type="float" office:value="0.59375" calcext:value-type="float">
            <text:p>0.59375</text:p>
          </table:table-cell>
          <table:table-cell office:value-type="float" office:value="-0.296875" calcext:value-type="float">
            <text:p>-0.296875</text:p>
          </table:table-cell>
          <table:table-cell/>
          <table:table-cell office:value-type="float" office:value="-1.0625" calcext:value-type="float">
            <text:p>-1.06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8125" calcext:value-type="float">
            <text:p>-0.8125</text:p>
          </table:table-cell>
          <table:table-cell/>
          <table:table-cell table:formula="of:=([.A69]+[.D69]+[.G69])/3" office:value-type="float" office:value="0.177083333333333" calcext:value-type="float">
            <text:p>0.177083333333333</text:p>
          </table:table-cell>
          <table:table-cell table:formula="of:=([.B69]+[.E69]+[.H69])/3" office:value-type="float" office:value="-0.28125" calcext:value-type="float">
            <text:p>-0.28125</text:p>
          </table:table-cell>
        </table:table-row>
        <table:table-row table:style-name="ro1">
          <table:table-cell office:value-type="float" office:value="1.109375" calcext:value-type="float">
            <text:p>1.109375</text:p>
          </table:table-cell>
          <table:table-cell office:value-type="float" office:value="-0.1875" calcext:value-type="float">
            <text:p>-0.1875</text:p>
          </table:table-cell>
          <table:table-cell/>
          <table:table-cell office:value-type="float" office:value="-0.453125" calcext:value-type="float">
            <text:p>-0.453125</text:p>
          </table:table-cell>
          <table:table-cell office:value-type="float" office:value="0.34375" calcext:value-type="float">
            <text:p>0.343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-0.5625" calcext:value-type="float">
            <text:p>-0.5625</text:p>
          </table:table-cell>
          <table:table-cell/>
          <table:table-cell table:formula="of:=([.A70]+[.D70]+[.G70])/3" office:value-type="float" office:value="0.479166666666667" calcext:value-type="float">
            <text:p>0.479166666666667</text:p>
          </table:table-cell>
          <table:table-cell table:formula="of:=([.B70]+[.E70]+[.H70])/3" office:value-type="float" office:value="-0.135416666666667" calcext:value-type="float">
            <text:p>-0.135416666666667</text:p>
          </table:table-cell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1.734375" calcext:value-type="float">
            <text:p>1.734375</text:p>
          </table:table-cell>
          <table:table-cell/>
          <table:table-cell office:value-type="float" office:value="-0.5625" calcext:value-type="float">
            <text:p>-0.5625</text:p>
          </table:table-cell>
          <table:table-cell office:value-type="float" office:value="1.234375" calcext:value-type="float">
            <text:p>1.2343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1.921875" calcext:value-type="float">
            <text:p>1.921875</text:p>
          </table:table-cell>
          <table:table-cell/>
          <table:table-cell table:formula="of:=([.A71]+[.D71]+[.G71])/3" office:value-type="float" office:value="0.286458333333333" calcext:value-type="float">
            <text:p>0.286458333333333</text:p>
          </table:table-cell>
          <table:table-cell table:formula="of:=([.B71]+[.E71]+[.H71])/3" office:value-type="float" office:value="1.63020833333333" calcext:value-type="float">
            <text:p>1.63020833333333</text:p>
          </table:table-cell>
        </table:table-row>
        <table:table-row table:style-name="ro1">
          <table:table-cell office:value-type="float" office:value="0.359375" calcext:value-type="float">
            <text:p>0.359375</text:p>
          </table:table-cell>
          <table:table-cell office:value-type="float" office:value="1.984375" calcext:value-type="float">
            <text:p>1.984375</text:p>
          </table:table-cell>
          <table:table-cell/>
          <table:table-cell office:value-type="float" office:value="-0.390625" calcext:value-type="float">
            <text:p>-0.390625</text:p>
          </table:table-cell>
          <table:table-cell office:value-type="float" office:value="1.984375" calcext:value-type="float">
            <text:p>1.98437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1.984375" calcext:value-type="float">
            <text:p>1.984375</text:p>
          </table:table-cell>
          <table:table-cell/>
          <table:table-cell table:formula="of:=([.A72]+[.D72]+[.G72])/3" office:value-type="float" office:value="0.166666666666667" calcext:value-type="float">
            <text:p>0.166666666666667</text:p>
          </table:table-cell>
          <table:table-cell table:formula="of:=([.B72]+[.E72]+[.H72])/3" office:value-type="float" office:value="1.984375" calcext:value-type="float">
            <text:p>1.98437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1.46875" calcext:value-type="float">
            <text:p>1.46875</text:p>
          </table:table-cell>
          <table:table-cell/>
          <table:table-cell office:value-type="float" office:value="-0.578125" calcext:value-type="float">
            <text:p>-0.578125</text:p>
          </table:table-cell>
          <table:table-cell office:value-type="float" office:value="-0.171875" calcext:value-type="float">
            <text:p>-0.171875</text:p>
          </table:table-cell>
          <table:table-cell/>
          <table:table-cell office:value-type="float" office:value="0.265625" calcext:value-type="float">
            <text:p>0.265625</text:p>
          </table:table-cell>
          <table:table-cell office:value-type="float" office:value="1.984375" calcext:value-type="float">
            <text:p>1.984375</text:p>
          </table:table-cell>
          <table:table-cell/>
          <table:table-cell table:formula="of:=([.A73]+[.D73]+[.G73])/3" office:value-type="float" office:value="-0.0729166666666667" calcext:value-type="float">
            <text:p>-0.072916666666667</text:p>
          </table:table-cell>
          <table:table-cell table:formula="of:=([.B73]+[.E73]+[.H73])/3" office:value-type="float" office:value="1.09375" calcext:value-type="float">
            <text:p>1.09375</text:p>
          </table:table-cell>
        </table:table-row>
        <table:table-row table:style-name="ro1">
          <table:table-cell office:value-type="float" office:value="0.140625" calcext:value-type="float">
            <text:p>0.140625</text:p>
          </table:table-cell>
          <table:table-cell office:value-type="float" office:value="0.578125" calcext:value-type="float">
            <text:p>0.578125</text:p>
          </table:table-cell>
          <table:table-cell/>
          <table:table-cell office:value-type="float" office:value="-0.765625" calcext:value-type="float">
            <text:p>-0.765625</text:p>
          </table:table-cell>
          <table:table-cell office:value-type="float" office:value="-1.28125" calcext:value-type="float">
            <text:p>-1.28125</text:p>
          </table:table-cell>
          <table:table-cell/>
          <table:table-cell office:value-type="float" office:value="0.375" calcext:value-type="float">
            <text:p>0.375</text:p>
          </table:table-cell>
          <table:table-cell office:value-type="float" office:value="1.625" calcext:value-type="float">
            <text:p>1.625</text:p>
          </table:table-cell>
          <table:table-cell/>
          <table:table-cell table:formula="of:=([.A74]+[.D74]+[.G74])/3" office:value-type="float" office:value="-0.0833333333333333" calcext:value-type="float">
            <text:p>-0.083333333333333</text:p>
          </table:table-cell>
          <table:table-cell table:formula="of:=([.B74]+[.E74]+[.H74])/3" office:value-type="float" office:value="0.307291666666667" calcext:value-type="float">
            <text:p>0.307291666666667</text:p>
          </table:table-cell>
        </table:table-row>
        <table:table-row table:style-name="ro1">
          <table:table-cell office:value-type="float" office:value="0.015625" calcext:value-type="float">
            <text:p>0.015625</text:p>
          </table:table-cell>
          <table:table-cell office:value-type="float" office:value="1.046875" calcext:value-type="float">
            <text:p>1.046875</text:p>
          </table:table-cell>
          <table:table-cell/>
          <table:table-cell office:value-type="float" office:value="-0.890625" calcext:value-type="float">
            <text:p>-0.890625</text:p>
          </table:table-cell>
          <table:table-cell office:value-type="float" office:value="-0.578125" calcext:value-type="float">
            <text:p>-0.578125</text:p>
          </table:table-cell>
          <table:table-cell/>
          <table:table-cell office:value-type="float" office:value="0.28125" calcext:value-type="float">
            <text:p>0.28125</text:p>
          </table:table-cell>
          <table:table-cell office:value-type="float" office:value="1.390625" calcext:value-type="float">
            <text:p>1.390625</text:p>
          </table:table-cell>
          <table:table-cell/>
          <table:table-cell table:formula="of:=([.A75]+[.D75]+[.G75])/3" office:value-type="float" office:value="-0.197916666666667" calcext:value-type="float">
            <text:p>-0.197916666666667</text:p>
          </table:table-cell>
          <table:table-cell table:formula="of:=([.B75]+[.E75]+[.H75])/3" office:value-type="float" office:value="0.619791666666667" calcext:value-type="float">
            <text:p>0.619791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609375" calcext:value-type="float">
            <text:p>0.609375</text:p>
          </table:table-cell>
          <table:table-cell/>
          <table:table-cell office:value-type="float" office:value="-0.859375" calcext:value-type="float">
            <text:p>-0.859375</text:p>
          </table:table-cell>
          <table:table-cell office:value-type="float" office:value="-0.390625" calcext:value-type="float">
            <text:p>-0.390625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859375" calcext:value-type="float">
            <text:p>0.859375</text:p>
          </table:table-cell>
          <table:table-cell/>
          <table:table-cell table:formula="of:=([.A76]+[.D76]+[.G76])/3" office:value-type="float" office:value="-0.213541666666667" calcext:value-type="float">
            <text:p>-0.213541666666667</text:p>
          </table:table-cell>
          <table:table-cell table:formula="of:=([.B76]+[.E76]+[.H76])/3" office:value-type="float" office:value="0.359375" calcext:value-type="float">
            <text:p>0.359375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0.34375" calcext:value-type="float">
            <text:p>0.34375</text:p>
          </table:table-cell>
          <table:table-cell/>
          <table:table-cell office:value-type="float" office:value="-0.78125" calcext:value-type="float">
            <text:p>-0.78125</text:p>
          </table:table-cell>
          <table:table-cell office:value-type="float" office:value="-0.375" calcext:value-type="float">
            <text:p>-0.375</text:p>
          </table:table-cell>
          <table:table-cell/>
          <table:table-cell office:value-type="float" office:value="0.296875" calcext:value-type="float">
            <text:p>0.29687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77]+[.D77]+[.G77])/3" office:value-type="float" office:value="-0.203125" calcext:value-type="float">
            <text:p>-0.203125</text:p>
          </table:table-cell>
          <table:table-cell table:formula="of:=([.B77]+[.E77]+[.H77])/3" office:value-type="float" office:value="0.182291666666667" calcext:value-type="float">
            <text:p>0.182291666666667</text:p>
          </table:table-cell>
        </table:table-row>
        <table:table-row table:style-name="ro1">
          <table:table-cell office:value-type="float" office:value="-0.046875" calcext:value-type="float">
            <text:p>-0.046875</text:p>
          </table:table-cell>
          <table:table-cell office:value-type="float" office:value="-0.109375" calcext:value-type="float">
            <text:p>-0.109375</text:p>
          </table:table-cell>
          <table:table-cell/>
          <table:table-cell office:value-type="float" office:value="-0.78125" calcext:value-type="float">
            <text:p>-0.78125</text:p>
          </table:table-cell>
          <table:table-cell office:value-type="float" office:value="-0.515625" calcext:value-type="float">
            <text:p>-0.515625</text:p>
          </table:table-cell>
          <table:table-cell/>
          <table:table-cell office:value-type="float" office:value="0.34375" calcext:value-type="float">
            <text:p>0.34375</text:p>
          </table:table-cell>
          <table:table-cell office:value-type="float" office:value="0.171875" calcext:value-type="float">
            <text:p>0.171875</text:p>
          </table:table-cell>
          <table:table-cell/>
          <table:table-cell table:formula="of:=([.A78]+[.D78]+[.G78])/3" office:value-type="float" office:value="-0.161458333333333" calcext:value-type="float">
            <text:p>-0.161458333333333</text:p>
          </table:table-cell>
          <table:table-cell table:formula="of:=([.B78]+[.E78]+[.H78])/3" office:value-type="float" office:value="-0.151041666666667" calcext:value-type="float">
            <text:p>-0.151041666666667</text:p>
          </table:table-cell>
        </table:table-row>
        <table:table-row table:style-name="ro1">
          <table:table-cell office:value-type="float" office:value="0.15625" calcext:value-type="float">
            <text:p>0.15625</text:p>
          </table:table-cell>
          <table:table-cell office:value-type="float" office:value="-0.03125" calcext:value-type="float">
            <text:p>-0.03125</text:p>
          </table:table-cell>
          <table:table-cell/>
          <table:table-cell office:value-type="float" office:value="-0.84375" calcext:value-type="float">
            <text:p>-0.84375</text:p>
          </table:table-cell>
          <table:table-cell office:value-type="float" office:value="-0.53125" calcext:value-type="float">
            <text:p>-0.53125</text:p>
          </table:table-cell>
          <table:table-cell/>
          <table:table-cell office:value-type="float" office:value="0.28125" calcext:value-type="float">
            <text:p>0.28125</text:p>
          </table:table-cell>
          <table:table-cell office:value-type="float" office:value="0.046875" calcext:value-type="float">
            <text:p>0.046875</text:p>
          </table:table-cell>
          <table:table-cell/>
          <table:table-cell table:formula="of:=([.A79]+[.D79]+[.G79])/3" office:value-type="float" office:value="-0.135416666666667" calcext:value-type="float">
            <text:p>-0.135416666666667</text:p>
          </table:table-cell>
          <table:table-cell table:formula="of:=([.B79]+[.E79]+[.H79])/3" office:value-type="float" office:value="-0.171875" calcext:value-type="float">
            <text:p>-0.17187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-0.859375" calcext:value-type="float">
            <text:p>-0.859375</text:p>
          </table:table-cell>
          <table:table-cell office:value-type="float" office:value="-0.609375" calcext:value-type="float">
            <text:p>-0.609375</text:p>
          </table:table-cell>
          <table:table-cell/>
          <table:table-cell office:value-type="float" office:value="0.3125" calcext:value-type="float">
            <text:p>0.3125</text:p>
          </table:table-cell>
          <table:table-cell office:value-type="float" office:value="0.03125" calcext:value-type="float">
            <text:p>0.03125</text:p>
          </table:table-cell>
          <table:table-cell/>
          <table:table-cell table:formula="of:=([.A80]+[.D80]+[.G80])/3" office:value-type="float" office:value="-0.104166666666667" calcext:value-type="float">
            <text:p>-0.104166666666667</text:p>
          </table:table-cell>
          <table:table-cell table:formula="of:=([.B80]+[.E80]+[.H80])/3" office:value-type="float" office:value="-0.1875" calcext:value-type="float">
            <text:p>-0.1875</text:p>
          </table:table-cell>
        </table:table-row>
        <table:table-row table:style-name="ro1">
          <table:table-cell office:value-type="float" office:value="0.46875" calcext:value-type="float">
            <text:p>0.46875</text:p>
          </table:table-cell>
          <table:table-cell office:value-type="float" office:value="-0.046875" calcext:value-type="float">
            <text:p>-0.046875</text:p>
          </table:table-cell>
          <table:table-cell/>
          <table:table-cell office:value-type="float" office:value="-0.90625" calcext:value-type="float">
            <text:p>-0.90625</text:p>
          </table:table-cell>
          <table:table-cell office:value-type="float" office:value="-0.59375" calcext:value-type="float">
            <text:p>-0.59375</text:p>
          </table:table-cell>
          <table:table-cell/>
          <table:table-cell office:value-type="float" office:value="0.40625" calcext:value-type="float">
            <text:p>0.40625</text:p>
          </table:table-cell>
          <table:table-cell office:value-type="float" office:value="0.03125" calcext:value-type="float">
            <text:p>0.03125</text:p>
          </table:table-cell>
          <table:table-cell/>
          <table:table-cell table:formula="of:=([.A81]+[.D81]+[.G81])/3" office:value-type="float" office:value="-0.0104166666666667" calcext:value-type="float">
            <text:p>-0.010416666666667</text:p>
          </table:table-cell>
          <table:table-cell table:formula="of:=([.B81]+[.E81]+[.H81])/3" office:value-type="float" office:value="-0.203125" calcext:value-type="float">
            <text:p>-0.203125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  <table:table-cell office:value-type="float" office:value="-0.234375" calcext:value-type="float">
            <text:p>-0.234375</text:p>
          </table:table-cell>
          <table:table-cell/>
          <table:table-cell office:value-type="float" office:value="-0.90625" calcext:value-type="float">
            <text:p>-0.90625</text:p>
          </table:table-cell>
          <table:table-cell office:value-type="float" office:value="-0.65625" calcext:value-type="float">
            <text:p>-0.65625</text:p>
          </table:table-cell>
          <table:table-cell/>
          <table:table-cell office:value-type="float" office:value="0.375" calcext:value-type="float">
            <text:p>0.375</text:p>
          </table:table-cell>
          <table:table-cell office:value-type="float" office:value="0.078125" calcext:value-type="float">
            <text:p>0.078125</text:p>
          </table:table-cell>
          <table:table-cell/>
          <table:table-cell table:formula="of:=([.A82]+[.D82]+[.G82])/3" office:value-type="float" office:value="-0.03125" calcext:value-type="float">
            <text:p>-0.03125</text:p>
          </table:table-cell>
          <table:table-cell table:formula="of:=([.B82]+[.E82]+[.H82])/3" office:value-type="float" office:value="-0.270833333333333" calcext:value-type="float">
            <text:p>-0.270833333333333</text:p>
          </table:table-cell>
        </table:table-row>
        <table:table-row table:style-name="ro1">
          <table:table-cell office:value-type="float" office:value="0.328125" calcext:value-type="float">
            <text:p>0.328125</text:p>
          </table:table-cell>
          <table:table-cell office:value-type="float" office:value="-0.1875" calcext:value-type="float">
            <text:p>-0.1875</text:p>
          </table:table-cell>
          <table:table-cell/>
          <table:table-cell office:value-type="float" office:value="-0.921875" calcext:value-type="float">
            <text:p>-0.921875</text:p>
          </table:table-cell>
          <table:table-cell office:value-type="float" office:value="-0.6875" calcext:value-type="float">
            <text:p>-0.6875</text:p>
          </table:table-cell>
          <table:table-cell/>
          <table:table-cell office:value-type="float" office:value="0.28125" calcext:value-type="float">
            <text:p>0.28125</text:p>
          </table:table-cell>
          <table:table-cell office:value-type="float" office:value="0.203125" calcext:value-type="float">
            <text:p>0.203125</text:p>
          </table:table-cell>
          <table:table-cell/>
          <table:table-cell table:formula="of:=([.A83]+[.D83]+[.G83])/3" office:value-type="float" office:value="-0.104166666666667" calcext:value-type="float">
            <text:p>-0.104166666666667</text:p>
          </table:table-cell>
          <table:table-cell table:formula="of:=([.B83]+[.E83]+[.H83])/3" office:value-type="float" office:value="-0.223958333333333" calcext:value-type="float">
            <text:p>-0.223958333333333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078125" calcext:value-type="float">
            <text:p>0.078125</text:p>
          </table:table-cell>
          <table:table-cell/>
          <table:table-cell office:value-type="float" office:value="-0.90625" calcext:value-type="float">
            <text:p>-0.90625</text:p>
          </table:table-cell>
          <table:table-cell office:value-type="float" office:value="-0.9375" calcext:value-type="float">
            <text:p>-0.9375</text:p>
          </table:table-cell>
          <table:table-cell/>
          <table:table-cell office:value-type="float" office:value="0.296875" calcext:value-type="float">
            <text:p>0.296875</text:p>
          </table:table-cell>
          <table:table-cell office:value-type="float" office:value="0.390625" calcext:value-type="float">
            <text:p>0.390625</text:p>
          </table:table-cell>
          <table:table-cell/>
          <table:table-cell table:formula="of:=([.A84]+[.D84]+[.G84])/3" office:value-type="float" office:value="-0.114583333333333" calcext:value-type="float">
            <text:p>-0.114583333333333</text:p>
          </table:table-cell>
          <table:table-cell table:formula="of:=([.B84]+[.E84]+[.H84])/3" office:value-type="float" office:value="-0.15625" calcext:value-type="float">
            <text:p>-0.15625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-0.875" calcext:value-type="float">
            <text:p>-0.875</text:p>
          </table:table-cell>
          <table:table-cell office:value-type="float" office:value="-1.015625" calcext:value-type="float">
            <text:p>-1.015625</text:p>
          </table:table-cell>
          <table:table-cell/>
          <table:table-cell office:value-type="float" office:value="0.34375" calcext:value-type="float">
            <text:p>0.34375</text:p>
          </table:table-cell>
          <table:table-cell office:value-type="float" office:value="0.375" calcext:value-type="float">
            <text:p>0.375</text:p>
          </table:table-cell>
          <table:table-cell/>
          <table:table-cell table:formula="of:=([.A85]+[.D85]+[.G85])/3" office:value-type="float" office:value="-0.104166666666667" calcext:value-type="float">
            <text:p>-0.104166666666667</text:p>
          </table:table-cell>
          <table:table-cell table:formula="of:=([.B85]+[.E85]+[.H85])/3" office:value-type="float" office:value="-0.171875" calcext:value-type="float">
            <text:p>-0.171875</text:p>
          </table:table-cell>
        </table:table-row>
        <table:table-row table:style-name="ro1">
          <table:table-cell table:number-columns-repeated="2" office:value-type="float" office:value="0.21875" calcext:value-type="float">
            <text:p>0.21875</text:p>
          </table:table-cell>
          <table:table-cell/>
          <table:table-cell office:value-type="float" office:value="-0.859375" calcext:value-type="float">
            <text:p>-0.859375</text:p>
          </table:table-cell>
          <table:table-cell office:value-type="float" office:value="-0.96875" calcext:value-type="float">
            <text:p>-0.96875</text:p>
          </table:table-cell>
          <table:table-cell/>
          <table:table-cell office:value-type="float" office:value="0.3125" calcext:value-type="float">
            <text:p>0.3125</text:p>
          </table:table-cell>
          <table:table-cell office:value-type="float" office:value="0.484375" calcext:value-type="float">
            <text:p>0.484375</text:p>
          </table:table-cell>
          <table:table-cell/>
          <table:table-cell table:formula="of:=([.A86]+[.D86]+[.G86])/3" office:value-type="float" office:value="-0.109375" calcext:value-type="float">
            <text:p>-0.109375</text:p>
          </table:table-cell>
          <table:table-cell table:formula="of:=([.B86]+[.E86]+[.H86])/3" office:value-type="float" office:value="-0.0885416666666667" calcext:value-type="float">
            <text:p>-0.088541666666667</text:p>
          </table:table-cell>
        </table:table-row>
        <table:table-row table:style-name="ro1">
          <table:table-cell office:value-type="float" office:value="0.328125" calcext:value-type="float">
            <text:p>0.328125</text:p>
          </table:table-cell>
          <table:table-cell office:value-type="float" office:value="0.171875" calcext:value-type="float">
            <text:p>0.171875</text:p>
          </table:table-cell>
          <table:table-cell/>
          <table:table-cell office:value-type="float" office:value="-0.859375" calcext:value-type="float">
            <text:p>-0.859375</text:p>
          </table:table-cell>
          <table:table-cell office:value-type="float" office:value="-0.9375" calcext:value-type="float">
            <text:p>-0.9375</text:p>
          </table:table-cell>
          <table:table-cell/>
          <table:table-cell office:value-type="float" office:value="0.3125" calcext:value-type="float">
            <text:p>0.3125</text:p>
          </table:table-cell>
          <table:table-cell office:value-type="float" office:value="0.46875" calcext:value-type="float">
            <text:p>0.46875</text:p>
          </table:table-cell>
          <table:table-cell/>
          <table:table-cell table:formula="of:=([.A87]+[.D87]+[.G87])/3" office:value-type="float" office:value="-0.0729166666666667" calcext:value-type="float">
            <text:p>-0.072916666666667</text:p>
          </table:table-cell>
          <table:table-cell table:formula="of:=([.B87]+[.E87]+[.H87])/3" office:value-type="float" office:value="-0.0989583333333333" calcext:value-type="float">
            <text:p>-0.098958333333333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-0.890625" calcext:value-type="float">
            <text:p>-0.890625</text:p>
          </table:table-cell>
          <table:table-cell office:value-type="float" office:value="-0.96875" calcext:value-type="float">
            <text:p>-0.96875</text:p>
          </table:table-cell>
          <table:table-cell/>
          <table:table-cell office:value-type="float" office:value="0.265625" calcext:value-type="float">
            <text:p>0.265625</text:p>
          </table:table-cell>
          <table:table-cell office:value-type="float" office:value="0.46875" calcext:value-type="float">
            <text:p>0.46875</text:p>
          </table:table-cell>
          <table:table-cell/>
          <table:table-cell table:formula="of:=([.A88]+[.D88]+[.G88])/3" office:value-type="float" office:value="-0.119791666666667" calcext:value-type="float">
            <text:p>-0.119791666666667</text:p>
          </table:table-cell>
          <table:table-cell table:formula="of:=([.B88]+[.E88]+[.H88])/3"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171875" calcext:value-type="float">
            <text:p>0.171875</text:p>
          </table:table-cell>
          <table:table-cell/>
          <table:table-cell office:value-type="float" office:value="-0.890625" calcext:value-type="float">
            <text:p>-0.890625</text:p>
          </table:table-cell>
          <table:table-cell office:value-type="float" office:value="-0.9375" calcext:value-type="float">
            <text:p>-0.9375</text:p>
          </table:table-cell>
          <table:table-cell/>
          <table:table-cell office:value-type="float" office:value="0.328125" calcext:value-type="float">
            <text:p>0.3281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89]+[.D89]+[.G89])/3" office:value-type="float" office:value="-0.114583333333333" calcext:value-type="float">
            <text:p>-0.114583333333333</text:p>
          </table:table-cell>
          <table:table-cell table:formula="of:=([.B89]+[.E89]+[.H89])/3" office:value-type="float" office:value="-0.0833333333333333" calcext:value-type="float">
            <text:p>-0.083333333333333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15625" calcext:value-type="float">
            <text:p>0.15625</text:p>
          </table:table-cell>
          <table:table-cell/>
          <table:table-cell office:value-type="float" office:value="-0.890625" calcext:value-type="float">
            <text:p>-0.890625</text:p>
          </table:table-cell>
          <table:table-cell office:value-type="float" office:value="-0.921875" calcext:value-type="float">
            <text:p>-0.921875</text:p>
          </table:table-cell>
          <table:table-cell/>
          <table:table-cell office:value-type="float" office:value="0.34375" calcext:value-type="float">
            <text:p>0.3437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90]+[.D90]+[.G90])/3" office:value-type="float" office:value="-0.0833333333333333" calcext:value-type="float">
            <text:p>-0.083333333333333</text:p>
          </table:table-cell>
          <table:table-cell table:formula="of:=([.B90]+[.E90]+[.H90])/3" office:value-type="float" office:value="-0.119791666666667" calcext:value-type="float">
            <text:p>-0.119791666666667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-0.90625" calcext:value-type="float">
            <text:p>-0.90625</text:p>
          </table:table-cell>
          <table:table-cell office:value-type="float" office:value="-0.8125" calcext:value-type="float">
            <text:p>-0.8125</text:p>
          </table:table-cell>
          <table:table-cell/>
          <table:table-cell office:value-type="float" office:value="0.296875" calcext:value-type="float">
            <text:p>0.296875</text:p>
          </table:table-cell>
          <table:table-cell office:value-type="float" office:value="0.4375" calcext:value-type="float">
            <text:p>0.4375</text:p>
          </table:table-cell>
          <table:table-cell/>
          <table:table-cell table:formula="of:=([.A91]+[.D91]+[.G91])/3" office:value-type="float" office:value="-0.104166666666667" calcext:value-type="float">
            <text:p>-0.104166666666667</text:p>
          </table:table-cell>
          <table:table-cell table:formula="of:=([.B91]+[.E91]+[.H91])/3" office:value-type="float" office:value="-0.0625" calcext:value-type="float">
            <text:p>-0.0625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-0.875" calcext:value-type="float">
            <text:p>-0.875</text:p>
          </table:table-cell>
          <table:table-cell office:value-type="float" office:value="-0.828125" calcext:value-type="float">
            <text:p>-0.828125</text:p>
          </table:table-cell>
          <table:table-cell/>
          <table:table-cell office:value-type="float" office:value="0.34375" calcext:value-type="float">
            <text:p>0.34375</text:p>
          </table:table-cell>
          <table:table-cell office:value-type="float" office:value="0.4375" calcext:value-type="float">
            <text:p>0.4375</text:p>
          </table:table-cell>
          <table:table-cell/>
          <table:table-cell table:formula="of:=([.A92]+[.D92]+[.G92])/3" office:value-type="float" office:value="-0.078125" calcext:value-type="float">
            <text:p>-0.078125</text:p>
          </table:table-cell>
          <table:table-cell table:formula="of:=([.B92]+[.E92]+[.H92])/3" office:value-type="float" office:value="-0.0677083333333333" calcext:value-type="float">
            <text:p>-0.067708333333333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125" calcext:value-type="float">
            <text:p>0.125</text:p>
          </table:table-cell>
          <table:table-cell/>
          <table:table-cell table:number-columns-repeated="2" office:value-type="float" office:value="-0.890625" calcext:value-type="float">
            <text:p>-0.890625</text:p>
          </table:table-cell>
          <table:table-cell/>
          <table:table-cell office:value-type="float" office:value="0.328125" calcext:value-type="float">
            <text:p>0.328125</text:p>
          </table:table-cell>
          <table:table-cell office:value-type="float" office:value="0.390625" calcext:value-type="float">
            <text:p>0.390625</text:p>
          </table:table-cell>
          <table:table-cell/>
          <table:table-cell table:formula="of:=([.A93]+[.D93]+[.G93])/3" office:value-type="float" office:value="-0.0885416666666667" calcext:value-type="float">
            <text:p>-0.088541666666667</text:p>
          </table:table-cell>
          <table:table-cell table:formula="of:=([.B93]+[.E93]+[.H93])/3"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0.28125" calcext:value-type="float">
            <text:p>0.28125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-0.890625" calcext:value-type="float">
            <text:p>-0.890625</text:p>
          </table:table-cell>
          <table:table-cell office:value-type="float" office:value="-0.875" calcext:value-type="float">
            <text:p>-0.875</text:p>
          </table:table-cell>
          <table:table-cell/>
          <table:table-cell office:value-type="float" office:value="0.296875" calcext:value-type="float">
            <text:p>0.296875</text:p>
          </table:table-cell>
          <table:table-cell office:value-type="float" office:value="0.421875" calcext:value-type="float">
            <text:p>0.421875</text:p>
          </table:table-cell>
          <table:table-cell/>
          <table:table-cell table:formula="of:=([.A94]+[.D94]+[.G94])/3" office:value-type="float" office:value="-0.104166666666667" calcext:value-type="float">
            <text:p>-0.104166666666667</text:p>
          </table:table-cell>
          <table:table-cell table:formula="of:=([.B94]+[.E94]+[.H94])/3" office:value-type="float" office:value="-0.109375" calcext:value-type="float">
            <text:p>-0.109375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171875" calcext:value-type="float">
            <text:p>0.171875</text:p>
          </table:table-cell>
          <table:table-cell/>
          <table:table-cell office:value-type="float" office:value="-0.890625" calcext:value-type="float">
            <text:p>-0.890625</text:p>
          </table:table-cell>
          <table:table-cell office:value-type="float" office:value="-0.90625" calcext:value-type="float">
            <text:p>-0.90625</text:p>
          </table:table-cell>
          <table:table-cell/>
          <table:table-cell office:value-type="float" office:value="0.328125" calcext:value-type="float">
            <text:p>0.328125</text:p>
          </table:table-cell>
          <table:table-cell office:value-type="float" office:value="0.453125" calcext:value-type="float">
            <text:p>0.453125</text:p>
          </table:table-cell>
          <table:table-cell/>
          <table:table-cell table:formula="of:=([.A95]+[.D95]+[.G95])/3" office:value-type="float" office:value="-0.0989583333333333" calcext:value-type="float">
            <text:p>-0.098958333333333</text:p>
          </table:table-cell>
          <table:table-cell table:formula="of:=([.B95]+[.E95]+[.H95])/3" office:value-type="float" office:value="-0.09375" calcext:value-type="float">
            <text:p>-0.09375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15625" calcext:value-type="float">
            <text:p>0.15625</text:p>
          </table:table-cell>
          <table:table-cell/>
          <table:table-cell office:value-type="float" office:value="-0.890625" calcext:value-type="float">
            <text:p>-0.890625</text:p>
          </table:table-cell>
          <table:table-cell office:value-type="float" office:value="-0.921875" calcext:value-type="float">
            <text:p>-0.921875</text:p>
          </table:table-cell>
          <table:table-cell/>
          <table:table-cell office:value-type="float" office:value="0.34375" calcext:value-type="float">
            <text:p>0.34375</text:p>
          </table:table-cell>
          <table:table-cell office:value-type="float" office:value="0.4375" calcext:value-type="float">
            <text:p>0.4375</text:p>
          </table:table-cell>
          <table:table-cell/>
          <table:table-cell table:formula="of:=([.A96]+[.D96]+[.G96])/3" office:value-type="float" office:value="-0.078125" calcext:value-type="float">
            <text:p>-0.078125</text:p>
          </table:table-cell>
          <table:table-cell table:formula="of:=([.B96]+[.E96]+[.H96])/3" office:value-type="float" office:value="-0.109375" calcext:value-type="float">
            <text:p>-0.109375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078125" calcext:value-type="float">
            <text:p>0.078125</text:p>
          </table:table-cell>
          <table:table-cell/>
          <table:table-cell office:value-type="float" office:value="-0.890625" calcext:value-type="float">
            <text:p>-0.890625</text:p>
          </table:table-cell>
          <table:table-cell office:value-type="float" office:value="-0.875" calcext:value-type="float">
            <text:p>-0.875</text:p>
          </table:table-cell>
          <table:table-cell/>
          <table:table-cell office:value-type="float" office:value="0.328125" calcext:value-type="float">
            <text:p>0.328125</text:p>
          </table:table-cell>
          <table:table-cell office:value-type="float" office:value="0.46875" calcext:value-type="float">
            <text:p>0.46875</text:p>
          </table:table-cell>
          <table:table-cell/>
          <table:table-cell table:formula="of:=([.A97]+[.D97]+[.G97])/3" office:value-type="float" office:value="-0.0833333333333333" calcext:value-type="float">
            <text:p>-0.083333333333333</text:p>
          </table:table-cell>
          <table:table-cell table:formula="of:=([.B97]+[.E97]+[.H97])/3" office:value-type="float" office:value="-0.109375" calcext:value-type="float">
            <text:p>-0.109375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-0.890625" calcext:value-type="float">
            <text:p>-0.890625</text:p>
          </table:table-cell>
          <table:table-cell office:value-type="float" office:value="-0.859375" calcext:value-type="float">
            <text:p>-0.859375</text:p>
          </table:table-cell>
          <table:table-cell/>
          <table:table-cell office:value-type="float" office:value="0.328125" calcext:value-type="float">
            <text:p>0.328125</text:p>
          </table:table-cell>
          <table:table-cell office:value-type="float" office:value="0.46875" calcext:value-type="float">
            <text:p>0.46875</text:p>
          </table:table-cell>
          <table:table-cell/>
          <table:table-cell table:formula="of:=([.A98]+[.D98]+[.G98])/3" office:value-type="float" office:value="-0.0989583333333333" calcext:value-type="float">
            <text:p>-0.098958333333333</text:p>
          </table:table-cell>
          <table:table-cell table:formula="of:=([.B98]+[.E98]+[.H98])/3" office:value-type="float" office:value="-0.09375" calcext:value-type="float">
            <text:p>-0.09375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15625" calcext:value-type="float">
            <text:p>0.15625</text:p>
          </table:table-cell>
          <table:table-cell/>
          <table:table-cell office:value-type="float" office:value="-0.875" calcext:value-type="float">
            <text:p>-0.875</text:p>
          </table:table-cell>
          <table:table-cell office:value-type="float" office:value="-0.859375" calcext:value-type="float">
            <text:p>-0.859375</text:p>
          </table:table-cell>
          <table:table-cell/>
          <table:table-cell office:value-type="float" office:value="0.34375" calcext:value-type="float">
            <text:p>0.34375</text:p>
          </table:table-cell>
          <table:table-cell office:value-type="float" office:value="0.4375" calcext:value-type="float">
            <text:p>0.4375</text:p>
          </table:table-cell>
          <table:table-cell/>
          <table:table-cell table:formula="of:=([.A99]+[.D99]+[.G99])/3" office:value-type="float" office:value="-0.0885416666666666" calcext:value-type="float">
            <text:p>-0.088541666666667</text:p>
          </table:table-cell>
          <table:table-cell table:formula="of:=([.B99]+[.E99]+[.H99])/3" office:value-type="float" office:value="-0.0885416666666667" calcext:value-type="float">
            <text:p>-0.088541666666667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-0.890625" calcext:value-type="float">
            <text:p>-0.890625</text:p>
          </table:table-cell>
          <table:table-cell office:value-type="float" office:value="-0.859375" calcext:value-type="float">
            <text:p>-0.859375</text:p>
          </table:table-cell>
          <table:table-cell/>
          <table:table-cell office:value-type="float" office:value="0.3125" calcext:value-type="float">
            <text:p>0.312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100]+[.D100]+[.G100])/3" office:value-type="float" office:value="-0.0885416666666667" calcext:value-type="float">
            <text:p>-0.088541666666667</text:p>
          </table:table-cell>
          <table:table-cell table:formula="of:=([.B100]+[.E100]+[.H100])/3" office:value-type="float" office:value="-0.109375" calcext:value-type="float">
            <text:p>-0.109375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140625" calcext:value-type="float">
            <text:p>0.140625</text:p>
          </table:table-cell>
          <table:table-cell/>
          <table:table-cell office:value-type="float" office:value="-0.890625" calcext:value-type="float">
            <text:p>-0.890625</text:p>
          </table:table-cell>
          <table:table-cell office:value-type="float" office:value="-0.875" calcext:value-type="float">
            <text:p>-0.875</text:p>
          </table:table-cell>
          <table:table-cell/>
          <table:table-cell office:value-type="float" office:value="0.3125" calcext:value-type="float">
            <text:p>0.3125</text:p>
          </table:table-cell>
          <table:table-cell office:value-type="float" office:value="0.421875" calcext:value-type="float">
            <text:p>0.421875</text:p>
          </table:table-cell>
          <table:table-cell/>
          <table:table-cell table:formula="of:=([.A101]+[.D101]+[.G101])/3" office:value-type="float" office:value="-0.0885416666666667" calcext:value-type="float">
            <text:p>-0.088541666666667</text:p>
          </table:table-cell>
          <table:table-cell table:formula="of:=([.B101]+[.E101]+[.H101])/3" office:value-type="float" office:value="-0.104166666666667" calcext:value-type="float">
            <text:p>-0.104166666666667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171875" calcext:value-type="float">
            <text:p>0.171875</text:p>
          </table:table-cell>
          <table:table-cell/>
          <table:table-cell table:number-columns-repeated="2" office:value-type="float" office:value="-0.875" calcext:value-type="float">
            <text:p>-0.875</text:p>
          </table:table-cell>
          <table:table-cell/>
          <table:table-cell office:value-type="float" office:value="0.328125" calcext:value-type="float">
            <text:p>0.328125</text:p>
          </table:table-cell>
          <table:table-cell office:value-type="float" office:value="0.421875" calcext:value-type="float">
            <text:p>0.421875</text:p>
          </table:table-cell>
          <table:table-cell/>
          <table:table-cell table:formula="of:=([.A102]+[.D102]+[.G102])/3" office:value-type="float" office:value="-0.0833333333333333" calcext:value-type="float">
            <text:p>-0.083333333333333</text:p>
          </table:table-cell>
          <table:table-cell table:formula="of:=([.B102]+[.E102]+[.H102])/3" office:value-type="float" office:value="-0.09375" calcext:value-type="float">
            <text:p>-0.09375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15625" calcext:value-type="float">
            <text:p>0.15625</text:p>
          </table:table-cell>
          <table:table-cell/>
          <table:table-cell table:number-columns-repeated="2" office:value-type="float" office:value="-0.875" calcext:value-type="float">
            <text:p>-0.875</text:p>
          </table:table-cell>
          <table:table-cell/>
          <table:table-cell office:value-type="float" office:value="0.3125" calcext:value-type="float">
            <text:p>0.312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103]+[.D103]+[.G103])/3" office:value-type="float" office:value="-0.0885416666666667" calcext:value-type="float">
            <text:p>-0.088541666666667</text:p>
          </table:table-cell>
          <table:table-cell table:formula="of:=([.B103]+[.E103]+[.H103])/3" office:value-type="float" office:value="-0.104166666666667" calcext:value-type="float">
            <text:p>-0.104166666666667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-0.875" calcext:value-type="float">
            <text:p>-0.87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328125" calcext:value-type="float">
            <text:p>0.328125</text:p>
          </table:table-cell>
          <table:table-cell office:value-type="float" office:value="0.421875" calcext:value-type="float">
            <text:p>0.421875</text:p>
          </table:table-cell>
          <table:table-cell/>
          <table:table-cell table:formula="of:=([.A104]+[.D104]+[.G104])/3" office:value-type="float" office:value="-0.0833333333333333" calcext:value-type="float">
            <text:p>-0.083333333333333</text:p>
          </table:table-cell>
          <table:table-cell table:formula="of:=([.B104]+[.E104]+[.H104])/3" office:value-type="float" office:value="-0.114583333333333" calcext:value-type="float">
            <text:p>-0.114583333333333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15625" calcext:value-type="float">
            <text:p>0.15625</text:p>
          </table:table-cell>
          <table:table-cell/>
          <table:table-cell table:number-columns-repeated="2" office:value-type="float" office:value="-0.875" calcext:value-type="float">
            <text:p>-0.875</text:p>
          </table:table-cell>
          <table:table-cell/>
          <table:table-cell office:value-type="float" office:value="0.34375" calcext:value-type="float">
            <text:p>0.34375</text:p>
          </table:table-cell>
          <table:table-cell office:value-type="float" office:value="0.453125" calcext:value-type="float">
            <text:p>0.453125</text:p>
          </table:table-cell>
          <table:table-cell/>
          <table:table-cell table:formula="of:=([.A105]+[.D105]+[.G105])/3" office:value-type="float" office:value="-0.078125" calcext:value-type="float">
            <text:p>-0.078125</text:p>
          </table:table-cell>
          <table:table-cell table:formula="of:=([.B105]+[.E105]+[.H105])/3" office:value-type="float" office:value="-0.0885416666666667" calcext:value-type="float">
            <text:p>-0.088541666666667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171875" calcext:value-type="float">
            <text:p>0.171875</text:p>
          </table:table-cell>
          <table:table-cell/>
          <table:table-cell office:value-type="float" office:value="-0.890625" calcext:value-type="float">
            <text:p>-0.890625</text:p>
          </table:table-cell>
          <table:table-cell office:value-type="float" office:value="-0.875" calcext:value-type="float">
            <text:p>-0.875</text:p>
          </table:table-cell>
          <table:table-cell/>
          <table:table-cell office:value-type="float" office:value="0.328125" calcext:value-type="float">
            <text:p>0.328125</text:p>
          </table:table-cell>
          <table:table-cell office:value-type="float" office:value="0.453125" calcext:value-type="float">
            <text:p>0.453125</text:p>
          </table:table-cell>
          <table:table-cell/>
          <table:table-cell table:formula="of:=([.A106]+[.D106]+[.G106])/3" office:value-type="float" office:value="-0.0885416666666667" calcext:value-type="float">
            <text:p>-0.088541666666667</text:p>
          </table:table-cell>
          <table:table-cell table:formula="of:=([.B106]+[.E106]+[.H106])/3" office:value-type="float" office:value="-0.0833333333333333" calcext:value-type="float">
            <text:p>-0.083333333333333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125" calcext:value-type="float">
            <text:p>0.125</text:p>
          </table:table-cell>
          <table:table-cell/>
          <table:table-cell table:number-columns-repeated="2" office:value-type="float" office:value="-0.890625" calcext:value-type="float">
            <text:p>-0.890625</text:p>
          </table:table-cell>
          <table:table-cell/>
          <table:table-cell office:value-type="float" office:value="0.328125" calcext:value-type="float">
            <text:p>0.328125</text:p>
          </table:table-cell>
          <table:table-cell office:value-type="float" office:value="0.421875" calcext:value-type="float">
            <text:p>0.421875</text:p>
          </table:table-cell>
          <table:table-cell/>
          <table:table-cell table:formula="of:=([.A107]+[.D107]+[.G107])/3" office:value-type="float" office:value="-0.0885416666666667" calcext:value-type="float">
            <text:p>-0.088541666666667</text:p>
          </table:table-cell>
          <table:table-cell table:formula="of:=([.B107]+[.E107]+[.H107])/3" office:value-type="float" office:value="-0.114583333333333" calcext:value-type="float">
            <text:p>-0.114583333333333</text:p>
          </table:table-cell>
        </table:table-row>
        <table:table-row table:style-name="ro1">
          <table:table-cell office:value-type="float" office:value="0.28125" calcext:value-type="float">
            <text:p>0.28125</text:p>
          </table:table-cell>
          <table:table-cell office:value-type="float" office:value="0.15625" calcext:value-type="float">
            <text:p>0.15625</text:p>
          </table:table-cell>
          <table:table-cell/>
          <table:table-cell office:value-type="float" office:value="-0.890625" calcext:value-type="float">
            <text:p>-0.890625</text:p>
          </table:table-cell>
          <table:table-cell office:value-type="float" office:value="-0.875" calcext:value-type="float">
            <text:p>-0.875</text:p>
          </table:table-cell>
          <table:table-cell/>
          <table:table-cell office:value-type="float" office:value="0.328125" calcext:value-type="float">
            <text:p>0.328125</text:p>
          </table:table-cell>
          <table:table-cell office:value-type="float" office:value="0.4375" calcext:value-type="float">
            <text:p>0.4375</text:p>
          </table:table-cell>
          <table:table-cell/>
          <table:table-cell table:formula="of:=([.A108]+[.D108]+[.G108])/3" office:value-type="float" office:value="-0.09375" calcext:value-type="float">
            <text:p>-0.09375</text:p>
          </table:table-cell>
          <table:table-cell table:formula="of:=([.B108]+[.E108]+[.H108])/3" office:value-type="float" office:value="-0.09375" calcext:value-type="float">
            <text:p>-0.09375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15625" calcext:value-type="float">
            <text:p>0.15625</text:p>
          </table:table-cell>
          <table:table-cell/>
          <table:table-cell table:number-columns-repeated="2" office:value-type="float" office:value="-0.875" calcext:value-type="float">
            <text:p>-0.875</text:p>
          </table:table-cell>
          <table:table-cell/>
          <table:table-cell office:value-type="float" office:value="0.328125" calcext:value-type="float">
            <text:p>0.328125</text:p>
          </table:table-cell>
          <table:table-cell office:value-type="float" office:value="0.4375" calcext:value-type="float">
            <text:p>0.4375</text:p>
          </table:table-cell>
          <table:table-cell/>
          <table:table-cell table:formula="of:=([.A109]+[.D109]+[.G109])/3" office:value-type="float" office:value="-0.0833333333333333" calcext:value-type="float">
            <text:p>-0.083333333333333</text:p>
          </table:table-cell>
          <table:table-cell table:formula="of:=([.B109]+[.E109]+[.H109])/3" office:value-type="float" office:value="-0.09375" calcext:value-type="float">
            <text:p>-0.09375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-0.875" calcext:value-type="float">
            <text:p>-0.875</text:p>
          </table:table-cell>
          <table:table-cell office:value-type="float" office:value="-0.859375" calcext:value-type="float">
            <text:p>-0.859375</text:p>
          </table:table-cell>
          <table:table-cell/>
          <table:table-cell office:value-type="float" office:value="0.328125" calcext:value-type="float">
            <text:p>0.328125</text:p>
          </table:table-cell>
          <table:table-cell office:value-type="float" office:value="0.453125" calcext:value-type="float">
            <text:p>0.453125</text:p>
          </table:table-cell>
          <table:table-cell/>
          <table:table-cell table:formula="of:=([.A110]+[.D110]+[.G110])/3" office:value-type="float" office:value="-0.078125" calcext:value-type="float">
            <text:p>-0.078125</text:p>
          </table:table-cell>
          <table:table-cell table:formula="of:=([.B110]+[.E110]+[.H110])/3" office:value-type="float" office:value="-0.09375" calcext:value-type="float">
            <text:p>-0.09375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15625" calcext:value-type="float">
            <text:p>0.15625</text:p>
          </table:table-cell>
          <table:table-cell/>
          <table:table-cell office:value-type="float" office:value="-0.890625" calcext:value-type="float">
            <text:p>-0.890625</text:p>
          </table:table-cell>
          <table:table-cell office:value-type="float" office:value="-0.875" calcext:value-type="float">
            <text:p>-0.875</text:p>
          </table:table-cell>
          <table:table-cell/>
          <table:table-cell office:value-type="float" office:value="0.3125" calcext:value-type="float">
            <text:p>0.3125</text:p>
          </table:table-cell>
          <table:table-cell office:value-type="float" office:value="0.453125" calcext:value-type="float">
            <text:p>0.453125</text:p>
          </table:table-cell>
          <table:table-cell/>
          <table:table-cell table:formula="of:=([.A111]+[.D111]+[.G111])/3" office:value-type="float" office:value="-0.0885416666666667" calcext:value-type="float">
            <text:p>-0.088541666666667</text:p>
          </table:table-cell>
          <table:table-cell table:formula="of:=([.B111]+[.E111]+[.H111])/3" office:value-type="float" office:value="-0.0885416666666667" calcext:value-type="float">
            <text:p>-0.088541666666667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140625" calcext:value-type="float">
            <text:p>0.140625</text:p>
          </table:table-cell>
          <table:table-cell/>
          <table:table-cell table:number-columns-repeated="2" office:value-type="float" office:value="-0.875" calcext:value-type="float">
            <text:p>-0.875</text:p>
          </table:table-cell>
          <table:table-cell/>
          <table:table-cell office:value-type="float" office:value="0.3125" calcext:value-type="float">
            <text:p>0.3125</text:p>
          </table:table-cell>
          <table:table-cell office:value-type="float" office:value="0.4375" calcext:value-type="float">
            <text:p>0.4375</text:p>
          </table:table-cell>
          <table:table-cell/>
          <table:table-cell table:formula="of:=([.A112]+[.D112]+[.G112])/3" office:value-type="float" office:value="-0.0989583333333333" calcext:value-type="float">
            <text:p>-0.098958333333333</text:p>
          </table:table-cell>
          <table:table-cell table:formula="of:=([.B112]+[.E112]+[.H112])/3" office:value-type="float" office:value="-0.0989583333333333" calcext:value-type="float">
            <text:p>-0.098958333333333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109375" calcext:value-type="float">
            <text:p>0.109375</text:p>
          </table:table-cell>
          <table:table-cell/>
          <table:table-cell table:number-columns-repeated="2" office:value-type="float" office:value="-0.875" calcext:value-type="float">
            <text:p>-0.875</text:p>
          </table:table-cell>
          <table:table-cell/>
          <table:table-cell office:value-type="float" office:value="0.328125" calcext:value-type="float">
            <text:p>0.328125</text:p>
          </table:table-cell>
          <table:table-cell office:value-type="float" office:value="0.4375" calcext:value-type="float">
            <text:p>0.4375</text:p>
          </table:table-cell>
          <table:table-cell/>
          <table:table-cell table:formula="of:=([.A113]+[.D113]+[.G113])/3" office:value-type="float" office:value="-0.0833333333333333" calcext:value-type="float">
            <text:p>-0.083333333333333</text:p>
          </table:table-cell>
          <table:table-cell table:formula="of:=([.B113]+[.E113]+[.H113])/3" office:value-type="float" office:value="-0.109375" calcext:value-type="float">
            <text:p>-0.109375</text:p>
          </table:table-cell>
        </table:table-row>
        <table:table-row table:style-name="ro1">
          <table:table-cell office:value-type="float" office:value="0.328125" calcext:value-type="float">
            <text:p>0.328125</text:p>
          </table:table-cell>
          <table:table-cell office:value-type="float" office:value="0.171875" calcext:value-type="float">
            <text:p>0.171875</text:p>
          </table:table-cell>
          <table:table-cell/>
          <table:table-cell table:number-columns-repeated="2" office:value-type="float" office:value="-0.875" calcext:value-type="float">
            <text:p>-0.875</text:p>
          </table:table-cell>
          <table:table-cell/>
          <table:table-cell office:value-type="float" office:value="0.34375" calcext:value-type="float">
            <text:p>0.34375</text:p>
          </table:table-cell>
          <table:table-cell office:value-type="float" office:value="0.453125" calcext:value-type="float">
            <text:p>0.453125</text:p>
          </table:table-cell>
          <table:table-cell/>
          <table:table-cell table:formula="of:=([.A114]+[.D114]+[.G114])/3" office:value-type="float" office:value="-0.0677083333333333" calcext:value-type="float">
            <text:p>-0.067708333333333</text:p>
          </table:table-cell>
          <table:table-cell table:formula="of:=([.B114]+[.E114]+[.H114])/3" office:value-type="float" office:value="-0.0833333333333333" calcext:value-type="float">
            <text:p>-0.083333333333333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15625" calcext:value-type="float">
            <text:p>0.15625</text:p>
          </table:table-cell>
          <table:table-cell/>
          <table:table-cell office:value-type="float" office:value="-0.859375" calcext:value-type="float">
            <text:p>-0.85937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34375" calcext:value-type="float">
            <text:p>0.34375</text:p>
          </table:table-cell>
          <table:table-cell office:value-type="float" office:value="0.4375" calcext:value-type="float">
            <text:p>0.4375</text:p>
          </table:table-cell>
          <table:table-cell/>
          <table:table-cell table:formula="of:=([.A115]+[.D115]+[.G115])/3" office:value-type="float" office:value="-0.0729166666666666" calcext:value-type="float">
            <text:p>-0.072916666666667</text:p>
          </table:table-cell>
          <table:table-cell table:formula="of:=([.B115]+[.E115]+[.H115])/3" office:value-type="float" office:value="-0.0989583333333333" calcext:value-type="float">
            <text:p>-0.098958333333333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-0.875" calcext:value-type="float">
            <text:p>-0.875</text:p>
          </table:table-cell>
          <table:table-cell office:value-type="float" office:value="-0.859375" calcext:value-type="float">
            <text:p>-0.859375</text:p>
          </table:table-cell>
          <table:table-cell/>
          <table:table-cell office:value-type="float" office:value="0.34375" calcext:value-type="float">
            <text:p>0.34375</text:p>
          </table:table-cell>
          <table:table-cell office:value-type="float" office:value="0.453125" calcext:value-type="float">
            <text:p>0.453125</text:p>
          </table:table-cell>
          <table:table-cell/>
          <table:table-cell table:formula="of:=([.A116]+[.D116]+[.G116])/3" office:value-type="float" office:value="-0.0885416666666666" calcext:value-type="float">
            <text:p>-0.088541666666667</text:p>
          </table:table-cell>
          <table:table-cell table:formula="of:=([.B116]+[.E116]+[.H116])/3" office:value-type="float" office:value="-0.09375" calcext:value-type="float">
            <text:p>-0.09375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-0.890625" calcext:value-type="float">
            <text:p>-0.890625</text:p>
          </table:table-cell>
          <table:table-cell office:value-type="float" office:value="-0.875" calcext:value-type="float">
            <text:p>-0.875</text:p>
          </table:table-cell>
          <table:table-cell/>
          <table:table-cell office:value-type="float" office:value="0.265625" calcext:value-type="float">
            <text:p>0.265625</text:p>
          </table:table-cell>
          <table:table-cell office:value-type="float" office:value="0.453125" calcext:value-type="float">
            <text:p>0.453125</text:p>
          </table:table-cell>
          <table:table-cell/>
          <table:table-cell table:formula="of:=([.A117]+[.D117]+[.G117])/3" office:value-type="float" office:value="-0.104166666666667" calcext:value-type="float">
            <text:p>-0.104166666666667</text:p>
          </table:table-cell>
          <table:table-cell table:formula="of:=([.B117]+[.E117]+[.H117])/3" office:value-type="float" office:value="-0.0989583333333333" calcext:value-type="float">
            <text:p>-0.098958333333333</text:p>
          </table:table-cell>
        </table:table-row>
        <table:table-row table:style-name="ro1">
          <table:table-cell office:value-type="float" office:value="0.34375" calcext:value-type="float">
            <text:p>0.34375</text:p>
          </table:table-cell>
          <table:table-cell office:value-type="float" office:value="0.171875" calcext:value-type="float">
            <text:p>0.171875</text:p>
          </table:table-cell>
          <table:table-cell/>
          <table:table-cell office:value-type="float" office:value="-0.90625" calcext:value-type="float">
            <text:p>-0.90625</text:p>
          </table:table-cell>
          <table:table-cell office:value-type="float" office:value="-0.875" calcext:value-type="float">
            <text:p>-0.875</text:p>
          </table:table-cell>
          <table:table-cell/>
          <table:table-cell office:value-type="float" office:value="0.265625" calcext:value-type="float">
            <text:p>0.265625</text:p>
          </table:table-cell>
          <table:table-cell office:value-type="float" office:value="0.453125" calcext:value-type="float">
            <text:p>0.453125</text:p>
          </table:table-cell>
          <table:table-cell/>
          <table:table-cell table:formula="of:=([.A118]+[.D118]+[.G118])/3" office:value-type="float" office:value="-0.0989583333333333" calcext:value-type="float">
            <text:p>-0.098958333333333</text:p>
          </table:table-cell>
          <table:table-cell table:formula="of:=([.B118]+[.E118]+[.H118])/3" office:value-type="float" office:value="-0.0833333333333333" calcext:value-type="float">
            <text:p>-0.083333333333333</text:p>
          </table:table-cell>
        </table:table-row>
        <table:table-row table:style-name="ro1">
          <table:table-cell office:value-type="float" office:value="0.28125" calcext:value-type="float">
            <text:p>0.28125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-0.890625" calcext:value-type="float">
            <text:p>-0.890625</text:p>
          </table:table-cell>
          <table:table-cell office:value-type="float" office:value="-0.875" calcext:value-type="float">
            <text:p>-0.875</text:p>
          </table:table-cell>
          <table:table-cell/>
          <table:table-cell office:value-type="float" office:value="0.3125" calcext:value-type="float">
            <text:p>0.3125</text:p>
          </table:table-cell>
          <table:table-cell office:value-type="float" office:value="0.4375" calcext:value-type="float">
            <text:p>0.4375</text:p>
          </table:table-cell>
          <table:table-cell/>
          <table:table-cell table:formula="of:=([.A119]+[.D119]+[.G119])/3" office:value-type="float" office:value="-0.0989583333333333" calcext:value-type="float">
            <text:p>-0.098958333333333</text:p>
          </table:table-cell>
          <table:table-cell table:formula="of:=([.B119]+[.E119]+[.H119])/3" office:value-type="float" office:value="-0.104166666666667" calcext:value-type="float">
            <text:p>-0.104166666666667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140625" calcext:value-type="float">
            <text:p>0.140625</text:p>
          </table:table-cell>
          <table:table-cell/>
          <table:table-cell office:value-type="float" office:value="-0.890625" calcext:value-type="float">
            <text:p>-0.890625</text:p>
          </table:table-cell>
          <table:table-cell office:value-type="float" office:value="-0.875" calcext:value-type="float">
            <text:p>-0.875</text:p>
          </table:table-cell>
          <table:table-cell/>
          <table:table-cell office:value-type="float" office:value="0.3125" calcext:value-type="float">
            <text:p>0.3125</text:p>
          </table:table-cell>
          <table:table-cell office:value-type="float" office:value="0.4375" calcext:value-type="float">
            <text:p>0.4375</text:p>
          </table:table-cell>
          <table:table-cell/>
          <table:table-cell table:formula="of:=([.A120]+[.D120]+[.G120])/3" office:value-type="float" office:value="-0.0885416666666667" calcext:value-type="float">
            <text:p>-0.088541666666667</text:p>
          </table:table-cell>
          <table:table-cell table:formula="of:=([.B120]+[.E120]+[.H120])/3" office:value-type="float" office:value="-0.0989583333333333" calcext:value-type="float">
            <text:p>-0.098958333333333</text:p>
          </table:table-cell>
        </table:table-row>
        <table:table-row table:style-name="ro1">
          <table:table-cell office:value-type="float" office:value="0.359375" calcext:value-type="float">
            <text:p>0.359375</text:p>
          </table:table-cell>
          <table:table-cell office:value-type="float" office:value="0.15625" calcext:value-type="float">
            <text:p>0.15625</text:p>
          </table:table-cell>
          <table:table-cell/>
          <table:table-cell office:value-type="float" office:value="-0.890625" calcext:value-type="float">
            <text:p>-0.890625</text:p>
          </table:table-cell>
          <table:table-cell office:value-type="float" office:value="-0.875" calcext:value-type="float">
            <text:p>-0.875</text:p>
          </table:table-cell>
          <table:table-cell/>
          <table:table-cell office:value-type="float" office:value="0.28125" calcext:value-type="float">
            <text:p>0.28125</text:p>
          </table:table-cell>
          <table:table-cell office:value-type="float" office:value="0.421875" calcext:value-type="float">
            <text:p>0.421875</text:p>
          </table:table-cell>
          <table:table-cell/>
          <table:table-cell table:formula="of:=([.A121]+[.D121]+[.G121])/3" office:value-type="float" office:value="-0.0833333333333333" calcext:value-type="float">
            <text:p>-0.083333333333333</text:p>
          </table:table-cell>
          <table:table-cell table:formula="of:=([.B121]+[.E121]+[.H121])/3" office:value-type="float" office:value="-0.0989583333333333" calcext:value-type="float">
            <text:p>-0.098958333333333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125" calcext:value-type="float">
            <text:p>0.125</text:p>
          </table:table-cell>
          <table:table-cell/>
          <table:table-cell table:number-columns-repeated="2" office:value-type="float" office:value="-0.890625" calcext:value-type="float">
            <text:p>-0.890625</text:p>
          </table:table-cell>
          <table:table-cell/>
          <table:table-cell office:value-type="float" office:value="0.296875" calcext:value-type="float">
            <text:p>0.296875</text:p>
          </table:table-cell>
          <table:table-cell office:value-type="float" office:value="0.421875" calcext:value-type="float">
            <text:p>0.421875</text:p>
          </table:table-cell>
          <table:table-cell/>
          <table:table-cell table:formula="of:=([.A122]+[.D122]+[.G122])/3" office:value-type="float" office:value="-0.09375" calcext:value-type="float">
            <text:p>-0.09375</text:p>
          </table:table-cell>
          <table:table-cell table:formula="of:=([.B122]+[.E122]+[.H122])/3" office:value-type="float" office:value="-0.114583333333333" calcext:value-type="float">
            <text:p>-0.114583333333333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-0.890625" calcext:value-type="float">
            <text:p>-0.890625</text:p>
          </table:table-cell>
          <table:table-cell office:value-type="float" office:value="-0.875" calcext:value-type="float">
            <text:p>-0.875</text:p>
          </table:table-cell>
          <table:table-cell/>
          <table:table-cell office:value-type="float" office:value="0.3125" calcext:value-type="float">
            <text:p>0.3125</text:p>
          </table:table-cell>
          <table:table-cell office:value-type="float" office:value="0.421875" calcext:value-type="float">
            <text:p>0.421875</text:p>
          </table:table-cell>
          <table:table-cell/>
          <table:table-cell table:formula="of:=([.A123]+[.D123]+[.G123])/3" office:value-type="float" office:value="-0.09375" calcext:value-type="float">
            <text:p>-0.09375</text:p>
          </table:table-cell>
          <table:table-cell table:formula="of:=([.B123]+[.E123]+[.H123])/3" office:value-type="float" office:value="-0.114583333333333" calcext:value-type="float">
            <text:p>-0.114583333333333</text:p>
          </table:table-cell>
        </table:table-row>
        <table:table-row table:style-name="ro1">
          <table:table-cell office:value-type="float" office:value="0.328125" calcext:value-type="float">
            <text:p>0.328125</text:p>
          </table:table-cell>
          <table:table-cell office:value-type="float" office:value="0.125" calcext:value-type="float">
            <text:p>0.125</text:p>
          </table:table-cell>
          <table:table-cell/>
          <table:table-cell table:number-columns-repeated="2" office:value-type="float" office:value="-0.890625" calcext:value-type="float">
            <text:p>-0.890625</text:p>
          </table:table-cell>
          <table:table-cell/>
          <table:table-cell office:value-type="float" office:value="0.296875" calcext:value-type="float">
            <text:p>0.29687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124]+[.D124]+[.G124])/3" office:value-type="float" office:value="-0.0885416666666667" calcext:value-type="float">
            <text:p>-0.088541666666667</text:p>
          </table:table-cell>
          <table:table-cell table:formula="of:=([.B124]+[.E124]+[.H124])/3" office:value-type="float" office:value="-0.119791666666667" calcext:value-type="float">
            <text:p>-0.119791666666667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140625" calcext:value-type="float">
            <text:p>0.140625</text:p>
          </table:table-cell>
          <table:table-cell/>
          <table:table-cell table:number-columns-repeated="2" office:value-type="float" office:value="-0.875" calcext:value-type="float">
            <text:p>-0.875</text:p>
          </table:table-cell>
          <table:table-cell/>
          <table:table-cell office:value-type="float" office:value="0.359375" calcext:value-type="float">
            <text:p>0.359375</text:p>
          </table:table-cell>
          <table:table-cell office:value-type="float" office:value="0.4375" calcext:value-type="float">
            <text:p>0.4375</text:p>
          </table:table-cell>
          <table:table-cell/>
          <table:table-cell table:formula="of:=([.A125]+[.D125]+[.G125])/3" office:value-type="float" office:value="-0.0677083333333333" calcext:value-type="float">
            <text:p>-0.067708333333333</text:p>
          </table:table-cell>
          <table:table-cell table:formula="of:=([.B125]+[.E125]+[.H125])/3" office:value-type="float" office:value="-0.0989583333333333" calcext:value-type="float">
            <text:p>-0.098958333333333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109375" calcext:value-type="float">
            <text:p>0.109375</text:p>
          </table:table-cell>
          <table:table-cell/>
          <table:table-cell table:number-columns-repeated="2" office:value-type="float" office:value="-0.875" calcext:value-type="float">
            <text:p>-0.875</text:p>
          </table:table-cell>
          <table:table-cell/>
          <table:table-cell office:value-type="float" office:value="0.34375" calcext:value-type="float">
            <text:p>0.34375</text:p>
          </table:table-cell>
          <table:table-cell office:value-type="float" office:value="0.4375" calcext:value-type="float">
            <text:p>0.4375</text:p>
          </table:table-cell>
          <table:table-cell/>
          <table:table-cell table:formula="of:=([.A126]+[.D126]+[.G126])/3" office:value-type="float" office:value="-0.0729166666666666" calcext:value-type="float">
            <text:p>-0.072916666666667</text:p>
          </table:table-cell>
          <table:table-cell table:formula="of:=([.B126]+[.E126]+[.H126])/3" office:value-type="float" office:value="-0.109375" calcext:value-type="float">
            <text:p>-0.109375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15625" calcext:value-type="float">
            <text:p>0.15625</text:p>
          </table:table-cell>
          <table:table-cell/>
          <table:table-cell table:number-columns-repeated="2" office:value-type="float" office:value="-0.875" calcext:value-type="float">
            <text:p>-0.875</text:p>
          </table:table-cell>
          <table:table-cell/>
          <table:table-cell office:value-type="float" office:value="0.296875" calcext:value-type="float">
            <text:p>0.296875</text:p>
          </table:table-cell>
          <table:table-cell office:value-type="float" office:value="0.4375" calcext:value-type="float">
            <text:p>0.4375</text:p>
          </table:table-cell>
          <table:table-cell/>
          <table:table-cell table:formula="of:=([.A127]+[.D127]+[.G127])/3" office:value-type="float" office:value="-0.0885416666666667" calcext:value-type="float">
            <text:p>-0.088541666666667</text:p>
          </table:table-cell>
          <table:table-cell table:formula="of:=([.B127]+[.E127]+[.H127])/3" office:value-type="float" office:value="-0.09375" calcext:value-type="float">
            <text:p>-0.09375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140625" calcext:value-type="float">
            <text:p>0.140625</text:p>
          </table:table-cell>
          <table:table-cell/>
          <table:table-cell table:number-columns-repeated="2" office:value-type="float" office:value="-0.890625" calcext:value-type="float">
            <text:p>-0.890625</text:p>
          </table:table-cell>
          <table:table-cell/>
          <table:table-cell office:value-type="float" office:value="0.28125" calcext:value-type="float">
            <text:p>0.28125</text:p>
          </table:table-cell>
          <table:table-cell office:value-type="float" office:value="0.421875" calcext:value-type="float">
            <text:p>0.421875</text:p>
          </table:table-cell>
          <table:table-cell/>
          <table:table-cell table:formula="of:=([.A128]+[.D128]+[.G128])/3" office:value-type="float" office:value="-0.0989583333333333" calcext:value-type="float">
            <text:p>-0.098958333333333</text:p>
          </table:table-cell>
          <table:table-cell table:formula="of:=([.B128]+[.E128]+[.H128])/3" office:value-type="float" office:value="-0.109375" calcext:value-type="float">
            <text:p>-0.109375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-0.875" calcext:value-type="float">
            <text:p>-0.875</text:p>
          </table:table-cell>
          <table:table-cell office:value-type="float" office:value="-0.859375" calcext:value-type="float">
            <text:p>-0.859375</text:p>
          </table:table-cell>
          <table:table-cell/>
          <table:table-cell office:value-type="float" office:value="0.328125" calcext:value-type="float">
            <text:p>0.328125</text:p>
          </table:table-cell>
          <table:table-cell office:value-type="float" office:value="0.421875" calcext:value-type="float">
            <text:p>0.421875</text:p>
          </table:table-cell>
          <table:table-cell/>
          <table:table-cell table:formula="of:=([.A129]+[.D129]+[.G129])/3" office:value-type="float" office:value="-0.0833333333333333" calcext:value-type="float">
            <text:p>-0.083333333333333</text:p>
          </table:table-cell>
          <table:table-cell table:formula="of:=([.B129]+[.E129]+[.H129])/3" office:value-type="float" office:value="-0.114583333333333" calcext:value-type="float">
            <text:p>-0.114583333333333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171875" calcext:value-type="float">
            <text:p>0.171875</text:p>
          </table:table-cell>
          <table:table-cell/>
          <table:table-cell office:value-type="float" office:value="-0.875" calcext:value-type="float">
            <text:p>-0.87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3125" calcext:value-type="float">
            <text:p>0.3125</text:p>
          </table:table-cell>
          <table:table-cell office:value-type="float" office:value="0.4375" calcext:value-type="float">
            <text:p>0.4375</text:p>
          </table:table-cell>
          <table:table-cell/>
          <table:table-cell table:formula="of:=([.A130]+[.D130]+[.G130])/3" office:value-type="float" office:value="-0.0885416666666667" calcext:value-type="float">
            <text:p>-0.088541666666667</text:p>
          </table:table-cell>
          <table:table-cell table:formula="of:=([.B130]+[.E130]+[.H130])/3" office:value-type="float" office:value="-0.09375" calcext:value-type="float">
            <text:p>-0.09375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15625" calcext:value-type="float">
            <text:p>0.15625</text:p>
          </table:table-cell>
          <table:table-cell/>
          <table:table-cell office:value-type="float" office:value="-0.890625" calcext:value-type="float">
            <text:p>-0.890625</text:p>
          </table:table-cell>
          <table:table-cell office:value-type="float" office:value="-0.875" calcext:value-type="float">
            <text:p>-0.875</text:p>
          </table:table-cell>
          <table:table-cell/>
          <table:table-cell office:value-type="float" office:value="0.28125" calcext:value-type="float">
            <text:p>0.28125</text:p>
          </table:table-cell>
          <table:table-cell office:value-type="float" office:value="0.453125" calcext:value-type="float">
            <text:p>0.453125</text:p>
          </table:table-cell>
          <table:table-cell/>
          <table:table-cell table:formula="of:=([.A131]+[.D131]+[.G131])/3" office:value-type="float" office:value="-0.0989583333333333" calcext:value-type="float">
            <text:p>-0.098958333333333</text:p>
          </table:table-cell>
          <table:table-cell table:formula="of:=([.B131]+[.E131]+[.H131])/3" office:value-type="float" office:value="-0.0885416666666667" calcext:value-type="float">
            <text:p>-0.088541666666667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-0.859375" calcext:value-type="float">
            <text:p>-0.85937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34375" calcext:value-type="float">
            <text:p>0.3437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132]+[.D132]+[.G132])/3" office:value-type="float" office:value="-0.0677083333333333" calcext:value-type="float">
            <text:p>-0.067708333333333</text:p>
          </table:table-cell>
          <table:table-cell table:formula="of:=([.B132]+[.E132]+[.H132])/3"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140625" calcext:value-type="float">
            <text:p>0.140625</text:p>
          </table:table-cell>
          <table:table-cell/>
          <table:table-cell office:value-type="float" office:value="-0.875" calcext:value-type="float">
            <text:p>-0.875</text:p>
          </table:table-cell>
          <table:table-cell office:value-type="float" office:value="-0.90625" calcext:value-type="float">
            <text:p>-0.90625</text:p>
          </table:table-cell>
          <table:table-cell/>
          <table:table-cell office:value-type="float" office:value="0.328125" calcext:value-type="float">
            <text:p>0.328125</text:p>
          </table:table-cell>
          <table:table-cell office:value-type="float" office:value="0.421875" calcext:value-type="float">
            <text:p>0.421875</text:p>
          </table:table-cell>
          <table:table-cell/>
          <table:table-cell table:formula="of:=([.A133]+[.D133]+[.G133])/3" office:value-type="float" office:value="-0.078125" calcext:value-type="float">
            <text:p>-0.078125</text:p>
          </table:table-cell>
          <table:table-cell table:formula="of:=([.B133]+[.E133]+[.H133])/3" office:value-type="float" office:value="-0.114583333333333" calcext:value-type="float">
            <text:p>-0.114583333333333</text:p>
          </table:table-cell>
        </table:table-row>
        <table:table-row table:style-name="ro1">
          <table:table-cell office:value-type="float" office:value="0.328125" calcext:value-type="float">
            <text:p>0.328125</text:p>
          </table:table-cell>
          <table:table-cell office:value-type="float" office:value="0.15625" calcext:value-type="float">
            <text:p>0.15625</text:p>
          </table:table-cell>
          <table:table-cell/>
          <table:table-cell table:number-columns-repeated="2" office:value-type="float" office:value="-0.890625" calcext:value-type="float">
            <text:p>-0.890625</text:p>
          </table:table-cell>
          <table:table-cell/>
          <table:table-cell office:value-type="float" office:value="0.296875" calcext:value-type="float">
            <text:p>0.296875</text:p>
          </table:table-cell>
          <table:table-cell office:value-type="float" office:value="0.4375" calcext:value-type="float">
            <text:p>0.4375</text:p>
          </table:table-cell>
          <table:table-cell/>
          <table:table-cell table:formula="of:=([.A134]+[.D134]+[.G134])/3" office:value-type="float" office:value="-0.0885416666666667" calcext:value-type="float">
            <text:p>-0.088541666666667</text:p>
          </table:table-cell>
          <table:table-cell table:formula="of:=([.B134]+[.E134]+[.H134])/3" office:value-type="float" office:value="-0.0989583333333333" calcext:value-type="float">
            <text:p>-0.098958333333333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-0.875" calcext:value-type="float">
            <text:p>-0.87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3125" calcext:value-type="float">
            <text:p>0.312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135]+[.D135]+[.G135])/3" office:value-type="float" office:value="-0.0885416666666667" calcext:value-type="float">
            <text:p>-0.088541666666667</text:p>
          </table:table-cell>
          <table:table-cell table:formula="of:=([.B135]+[.E135]+[.H135])/3" office:value-type="float" office:value="-0.119791666666667" calcext:value-type="float">
            <text:p>-0.119791666666667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-0.875" calcext:value-type="float">
            <text:p>-0.87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3125" calcext:value-type="float">
            <text:p>0.312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136]+[.D136]+[.G136])/3" office:value-type="float" office:value="-0.0833333333333333" calcext:value-type="float">
            <text:p>-0.083333333333333</text:p>
          </table:table-cell>
          <table:table-cell table:formula="of:=([.B136]+[.E136]+[.H136])/3" office:value-type="float" office:value="-0.119791666666667" calcext:value-type="float">
            <text:p>-0.119791666666667</text:p>
          </table:table-cell>
        </table:table-row>
        <table:table-row table:style-name="ro1">
          <table:table-cell office:value-type="float" office:value="0.328125" calcext:value-type="float">
            <text:p>0.32812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-0.890625" calcext:value-type="float">
            <text:p>-0.890625</text:p>
          </table:table-cell>
          <table:table-cell office:value-type="float" office:value="-0.875" calcext:value-type="float">
            <text:p>-0.875</text:p>
          </table:table-cell>
          <table:table-cell/>
          <table:table-cell office:value-type="float" office:value="0.296875" calcext:value-type="float">
            <text:p>0.296875</text:p>
          </table:table-cell>
          <table:table-cell office:value-type="float" office:value="0.421875" calcext:value-type="float">
            <text:p>0.421875</text:p>
          </table:table-cell>
          <table:table-cell/>
          <table:table-cell table:formula="of:=([.A137]+[.D137]+[.G137])/3" office:value-type="float" office:value="-0.0885416666666667" calcext:value-type="float">
            <text:p>-0.088541666666667</text:p>
          </table:table-cell>
          <table:table-cell table:formula="of:=([.B137]+[.E137]+[.H137])/3" office:value-type="float" office:value="-0.114583333333333" calcext:value-type="float">
            <text:p>-0.114583333333333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109375" calcext:value-type="float">
            <text:p>0.109375</text:p>
          </table:table-cell>
          <table:table-cell/>
          <table:table-cell table:number-columns-repeated="2" office:value-type="float" office:value="-0.890625" calcext:value-type="float">
            <text:p>-0.890625</text:p>
          </table:table-cell>
          <table:table-cell/>
          <table:table-cell office:value-type="float" office:value="0.296875" calcext:value-type="float">
            <text:p>0.29687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138]+[.D138]+[.G138])/3" office:value-type="float" office:value="-0.0989583333333333" calcext:value-type="float">
            <text:p>-0.098958333333333</text:p>
          </table:table-cell>
          <table:table-cell table:formula="of:=([.B138]+[.E138]+[.H138])/3"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-0.890625" calcext:value-type="float">
            <text:p>-0.890625</text:p>
          </table:table-cell>
          <table:table-cell office:value-type="float" office:value="-0.875" calcext:value-type="float">
            <text:p>-0.875</text:p>
          </table:table-cell>
          <table:table-cell/>
          <table:table-cell office:value-type="float" office:value="0.296875" calcext:value-type="float">
            <text:p>0.296875</text:p>
          </table:table-cell>
          <table:table-cell office:value-type="float" office:value="0.421875" calcext:value-type="float">
            <text:p>0.421875</text:p>
          </table:table-cell>
          <table:table-cell/>
          <table:table-cell table:formula="of:=([.A139]+[.D139]+[.G139])/3" office:value-type="float" office:value="-0.0989583333333333" calcext:value-type="float">
            <text:p>-0.098958333333333</text:p>
          </table:table-cell>
          <table:table-cell table:formula="of:=([.B139]+[.E139]+[.H139])/3" office:value-type="float" office:value="-0.109375" calcext:value-type="float">
            <text:p>-0.109375</text:p>
          </table:table-cell>
        </table:table-row>
        <table:table-row table:style-name="ro1">
          <table:table-cell office:value-type="float" office:value="0.34375" calcext:value-type="float">
            <text:p>0.34375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-0.890625" calcext:value-type="float">
            <text:p>-0.890625</text:p>
          </table:table-cell>
          <table:table-cell office:value-type="float" office:value="-0.875" calcext:value-type="float">
            <text:p>-0.875</text:p>
          </table:table-cell>
          <table:table-cell/>
          <table:table-cell office:value-type="float" office:value="0.296875" calcext:value-type="float">
            <text:p>0.296875</text:p>
          </table:table-cell>
          <table:table-cell office:value-type="float" office:value="0.421875" calcext:value-type="float">
            <text:p>0.421875</text:p>
          </table:table-cell>
          <table:table-cell/>
          <table:table-cell table:formula="of:=([.A140]+[.D140]+[.G140])/3" office:value-type="float" office:value="-0.0833333333333333" calcext:value-type="float">
            <text:p>-0.083333333333333</text:p>
          </table:table-cell>
          <table:table-cell table:formula="of:=([.B140]+[.E140]+[.H140])/3" office:value-type="float" office:value="-0.109375" calcext:value-type="float">
            <text:p>-0.109375</text:p>
          </table:table-cell>
        </table:table-row>
        <table:table-row table:style-name="ro1">
          <table:table-cell office:value-type="float" office:value="0.328125" calcext:value-type="float">
            <text:p>0.328125</text:p>
          </table:table-cell>
          <table:table-cell office:value-type="float" office:value="0.125" calcext:value-type="float">
            <text:p>0.125</text:p>
          </table:table-cell>
          <table:table-cell/>
          <table:table-cell table:number-columns-repeated="2" office:value-type="float" office:value="-0.890625" calcext:value-type="float">
            <text:p>-0.890625</text:p>
          </table:table-cell>
          <table:table-cell/>
          <table:table-cell office:value-type="float" office:value="0.3125" calcext:value-type="float">
            <text:p>0.312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141]+[.D141]+[.G141])/3" office:value-type="float" office:value="-0.0833333333333333" calcext:value-type="float">
            <text:p>-0.083333333333333</text:p>
          </table:table-cell>
          <table:table-cell table:formula="of:=([.B141]+[.E141]+[.H141])/3" office:value-type="float" office:value="-0.119791666666667" calcext:value-type="float">
            <text:p>-0.119791666666667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-0.890625" calcext:value-type="float">
            <text:p>-0.890625</text:p>
          </table:table-cell>
          <table:table-cell office:value-type="float" office:value="-0.875" calcext:value-type="float">
            <text:p>-0.875</text:p>
          </table:table-cell>
          <table:table-cell/>
          <table:table-cell office:value-type="float" office:value="0.296875" calcext:value-type="float">
            <text:p>0.296875</text:p>
          </table:table-cell>
          <table:table-cell office:value-type="float" office:value="0.421875" calcext:value-type="float">
            <text:p>0.421875</text:p>
          </table:table-cell>
          <table:table-cell/>
          <table:table-cell table:formula="of:=([.A142]+[.D142]+[.G142])/3" office:value-type="float" office:value="-0.0989583333333333" calcext:value-type="float">
            <text:p>-0.098958333333333</text:p>
          </table:table-cell>
          <table:table-cell table:formula="of:=([.B142]+[.E142]+[.H142])/3" office:value-type="float" office:value="-0.109375" calcext:value-type="float">
            <text:p>-0.109375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-0.890625" calcext:value-type="float">
            <text:p>-0.890625</text:p>
          </table:table-cell>
          <table:table-cell office:value-type="float" office:value="-0.875" calcext:value-type="float">
            <text:p>-0.875</text:p>
          </table:table-cell>
          <table:table-cell/>
          <table:table-cell office:value-type="float" office:value="0.28125" calcext:value-type="float">
            <text:p>0.28125</text:p>
          </table:table-cell>
          <table:table-cell office:value-type="float" office:value="0.4375" calcext:value-type="float">
            <text:p>0.4375</text:p>
          </table:table-cell>
          <table:table-cell/>
          <table:table-cell table:formula="of:=([.A143]+[.D143]+[.G143])/3" office:value-type="float" office:value="-0.0989583333333333" calcext:value-type="float">
            <text:p>-0.098958333333333</text:p>
          </table:table-cell>
          <table:table-cell table:formula="of:=([.B143]+[.E143]+[.H143])/3" office:value-type="float" office:value="-0.109375" calcext:value-type="float">
            <text:p>-0.109375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109375" calcext:value-type="float">
            <text:p>0.109375</text:p>
          </table:table-cell>
          <table:table-cell/>
          <table:table-cell table:number-columns-repeated="2" office:value-type="float" office:value="-0.890625" calcext:value-type="float">
            <text:p>-0.890625</text:p>
          </table:table-cell>
          <table:table-cell/>
          <table:table-cell office:value-type="float" office:value="0.296875" calcext:value-type="float">
            <text:p>0.29687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144]+[.D144]+[.G144])/3" office:value-type="float" office:value="-0.0989583333333333" calcext:value-type="float">
            <text:p>-0.098958333333333</text:p>
          </table:table-cell>
          <table:table-cell table:formula="of:=([.B144]+[.E144]+[.H144])/3"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-0.890625" calcext:value-type="float">
            <text:p>-0.890625</text:p>
          </table:table-cell>
          <table:table-cell office:value-type="float" office:value="-0.90625" calcext:value-type="float">
            <text:p>-0.90625</text:p>
          </table:table-cell>
          <table:table-cell/>
          <table:table-cell office:value-type="float" office:value="0.296875" calcext:value-type="float">
            <text:p>0.29687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145]+[.D145]+[.G145])/3" office:value-type="float" office:value="-0.0989583333333333" calcext:value-type="float">
            <text:p>-0.098958333333333</text:p>
          </table:table-cell>
          <table:table-cell table:formula="of:=([.B145]+[.E145]+[.H145])/3" office:value-type="float" office:value="-0.130208333333333" calcext:value-type="float">
            <text:p>-0.130208333333333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109375" calcext:value-type="float">
            <text:p>0.109375</text:p>
          </table:table-cell>
          <table:table-cell/>
          <table:table-cell table:number-columns-repeated="2" office:value-type="float" office:value="-0.890625" calcext:value-type="float">
            <text:p>-0.890625</text:p>
          </table:table-cell>
          <table:table-cell/>
          <table:table-cell office:value-type="float" office:value="0.28125" calcext:value-type="float">
            <text:p>0.28125</text:p>
          </table:table-cell>
          <table:table-cell office:value-type="float" office:value="0.4375" calcext:value-type="float">
            <text:p>0.4375</text:p>
          </table:table-cell>
          <table:table-cell/>
          <table:table-cell table:formula="of:=([.A146]+[.D146]+[.G146])/3" office:value-type="float" office:value="-0.104166666666667" calcext:value-type="float">
            <text:p>-0.104166666666667</text:p>
          </table:table-cell>
          <table:table-cell table:formula="of:=([.B146]+[.E146]+[.H146])/3" office:value-type="float" office:value="-0.114583333333333" calcext:value-type="float">
            <text:p>-0.114583333333333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109375" calcext:value-type="float">
            <text:p>0.109375</text:p>
          </table:table-cell>
          <table:table-cell/>
          <table:table-cell table:number-columns-repeated="2" office:value-type="float" office:value="-0.890625" calcext:value-type="float">
            <text:p>-0.890625</text:p>
          </table:table-cell>
          <table:table-cell/>
          <table:table-cell office:value-type="float" office:value="0.28125" calcext:value-type="float">
            <text:p>0.28125</text:p>
          </table:table-cell>
          <table:table-cell office:value-type="float" office:value="0.421875" calcext:value-type="float">
            <text:p>0.421875</text:p>
          </table:table-cell>
          <table:table-cell/>
          <table:table-cell table:formula="of:=([.A147]+[.D147]+[.G147])/3" office:value-type="float" office:value="-0.0989583333333333" calcext:value-type="float">
            <text:p>-0.098958333333333</text:p>
          </table:table-cell>
          <table:table-cell table:formula="of:=([.B147]+[.E147]+[.H147])/3" office:value-type="float" office:value="-0.119791666666667" calcext:value-type="float">
            <text:p>-0.119791666666667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125" calcext:value-type="float">
            <text:p>0.125</text:p>
          </table:table-cell>
          <table:table-cell/>
          <table:table-cell table:number-columns-repeated="2" office:value-type="float" office:value="-0.890625" calcext:value-type="float">
            <text:p>-0.890625</text:p>
          </table:table-cell>
          <table:table-cell/>
          <table:table-cell office:value-type="float" office:value="0.296875" calcext:value-type="float">
            <text:p>0.29687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148]+[.D148]+[.G148])/3" office:value-type="float" office:value="-0.0989583333333333" calcext:value-type="float">
            <text:p>-0.098958333333333</text:p>
          </table:table-cell>
          <table:table-cell table:formula="of:=([.B148]+[.E148]+[.H148])/3" office:value-type="float" office:value="-0.119791666666667" calcext:value-type="float">
            <text:p>-0.119791666666667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140625" calcext:value-type="float">
            <text:p>0.140625</text:p>
          </table:table-cell>
          <table:table-cell/>
          <table:table-cell table:number-columns-repeated="2" office:value-type="float" office:value="-0.890625" calcext:value-type="float">
            <text:p>-0.890625</text:p>
          </table:table-cell>
          <table:table-cell/>
          <table:table-cell office:value-type="float" office:value="0.28125" calcext:value-type="float">
            <text:p>0.28125</text:p>
          </table:table-cell>
          <table:table-cell office:value-type="float" office:value="0.421875" calcext:value-type="float">
            <text:p>0.421875</text:p>
          </table:table-cell>
          <table:table-cell/>
          <table:table-cell table:formula="of:=([.A149]+[.D149]+[.G149])/3" office:value-type="float" office:value="-0.0989583333333333" calcext:value-type="float">
            <text:p>-0.098958333333333</text:p>
          </table:table-cell>
          <table:table-cell table:formula="of:=([.B149]+[.E149]+[.H149])/3" office:value-type="float" office:value="-0.109375" calcext:value-type="float">
            <text:p>-0.109375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109375" calcext:value-type="float">
            <text:p>0.109375</text:p>
          </table:table-cell>
          <table:table-cell/>
          <table:table-cell table:number-columns-repeated="2" office:value-type="float" office:value="-0.890625" calcext:value-type="float">
            <text:p>-0.890625</text:p>
          </table:table-cell>
          <table:table-cell/>
          <table:table-cell office:value-type="float" office:value="0.28125" calcext:value-type="float">
            <text:p>0.2812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150]+[.D150]+[.G150])/3" office:value-type="float" office:value="-0.0989583333333333" calcext:value-type="float">
            <text:p>-0.098958333333333</text:p>
          </table:table-cell>
          <table:table-cell table:formula="of:=([.B150]+[.E150]+[.H150])/3"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-0.875" calcext:value-type="float">
            <text:p>-0.87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296875" calcext:value-type="float">
            <text:p>0.29687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151]+[.D151]+[.G151])/3" office:value-type="float" office:value="-0.09375" calcext:value-type="float">
            <text:p>-0.09375</text:p>
          </table:table-cell>
          <table:table-cell table:formula="of:=([.B151]+[.E151]+[.H151])/3"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140625" calcext:value-type="float">
            <text:p>0.140625</text:p>
          </table:table-cell>
          <table:table-cell/>
          <table:table-cell office:value-type="float" office:value="-0.875" calcext:value-type="float">
            <text:p>-0.87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296875" calcext:value-type="float">
            <text:p>0.296875</text:p>
          </table:table-cell>
          <table:table-cell office:value-type="float" office:value="0.4375" calcext:value-type="float">
            <text:p>0.4375</text:p>
          </table:table-cell>
          <table:table-cell/>
          <table:table-cell table:formula="of:=([.A152]+[.D152]+[.G152])/3" office:value-type="float" office:value="-0.09375" calcext:value-type="float">
            <text:p>-0.09375</text:p>
          </table:table-cell>
          <table:table-cell table:formula="of:=([.B152]+[.E152]+[.H152])/3" office:value-type="float" office:value="-0.104166666666667" calcext:value-type="float">
            <text:p>-0.104166666666667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125" calcext:value-type="float">
            <text:p>0.125</text:p>
          </table:table-cell>
          <table:table-cell/>
          <table:table-cell table:number-columns-repeated="2" office:value-type="float" office:value="-0.890625" calcext:value-type="float">
            <text:p>-0.890625</text:p>
          </table:table-cell>
          <table:table-cell/>
          <table:table-cell office:value-type="float" office:value="0.28125" calcext:value-type="float">
            <text:p>0.28125</text:p>
          </table:table-cell>
          <table:table-cell office:value-type="float" office:value="0.421875" calcext:value-type="float">
            <text:p>0.421875</text:p>
          </table:table-cell>
          <table:table-cell/>
          <table:table-cell table:formula="of:=([.A153]+[.D153]+[.G153])/3" office:value-type="float" office:value="-0.0989583333333333" calcext:value-type="float">
            <text:p>-0.098958333333333</text:p>
          </table:table-cell>
          <table:table-cell table:formula="of:=([.B153]+[.E153]+[.H153])/3" office:value-type="float" office:value="-0.114583333333333" calcext:value-type="float">
            <text:p>-0.114583333333333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-0.875" calcext:value-type="float">
            <text:p>-0.87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296875" calcext:value-type="float">
            <text:p>0.29687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154]+[.D154]+[.G154])/3" office:value-type="float" office:value="-0.09375" calcext:value-type="float">
            <text:p>-0.09375</text:p>
          </table:table-cell>
          <table:table-cell table:formula="of:=([.B154]+[.E154]+[.H154])/3"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-0.875" calcext:value-type="float">
            <text:p>-0.87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296875" calcext:value-type="float">
            <text:p>0.296875</text:p>
          </table:table-cell>
          <table:table-cell office:value-type="float" office:value="0.421875" calcext:value-type="float">
            <text:p>0.421875</text:p>
          </table:table-cell>
          <table:table-cell/>
          <table:table-cell table:formula="of:=([.A155]+[.D155]+[.G155])/3" office:value-type="float" office:value="-0.0885416666666667" calcext:value-type="float">
            <text:p>-0.088541666666667</text:p>
          </table:table-cell>
          <table:table-cell table:formula="of:=([.B155]+[.E155]+[.H155])/3" office:value-type="float" office:value="-0.119791666666667" calcext:value-type="float">
            <text:p>-0.119791666666667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-0.875" calcext:value-type="float">
            <text:p>-0.87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296875" calcext:value-type="float">
            <text:p>0.29687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156]+[.D156]+[.G156])/3" office:value-type="float" office:value="-0.09375" calcext:value-type="float">
            <text:p>-0.09375</text:p>
          </table:table-cell>
          <table:table-cell table:formula="of:=([.B156]+[.E156]+[.H156])/3"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-0.890625" calcext:value-type="float">
            <text:p>-0.890625</text:p>
          </table:table-cell>
          <table:table-cell office:value-type="float" office:value="-0.90625" calcext:value-type="float">
            <text:p>-0.90625</text:p>
          </table:table-cell>
          <table:table-cell/>
          <table:table-cell office:value-type="float" office:value="0.296875" calcext:value-type="float">
            <text:p>0.29687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157]+[.D157]+[.G157])/3" office:value-type="float" office:value="-0.09375" calcext:value-type="float">
            <text:p>-0.09375</text:p>
          </table:table-cell>
          <table:table-cell table:formula="of:=([.B157]+[.E157]+[.H157])/3"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-0.90625" calcext:value-type="float">
            <text:p>-0.9062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28125" calcext:value-type="float">
            <text:p>0.28125</text:p>
          </table:table-cell>
          <table:table-cell office:value-type="float" office:value="0.4375" calcext:value-type="float">
            <text:p>0.4375</text:p>
          </table:table-cell>
          <table:table-cell/>
          <table:table-cell table:formula="of:=([.A158]+[.D158]+[.G158])/3" office:value-type="float" office:value="-0.104166666666667" calcext:value-type="float">
            <text:p>-0.104166666666667</text:p>
          </table:table-cell>
          <table:table-cell table:formula="of:=([.B158]+[.E158]+[.H158])/3" office:value-type="float" office:value="-0.114583333333333" calcext:value-type="float">
            <text:p>-0.114583333333333</text:p>
          </table:table-cell>
        </table:table-row>
        <table:table-row table:style-name="ro1">
          <table:table-cell office:value-type="float" office:value="0.328125" calcext:value-type="float">
            <text:p>0.32812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-0.90625" calcext:value-type="float">
            <text:p>-0.9062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296875" calcext:value-type="float">
            <text:p>0.296875</text:p>
          </table:table-cell>
          <table:table-cell office:value-type="float" office:value="0.421875" calcext:value-type="float">
            <text:p>0.421875</text:p>
          </table:table-cell>
          <table:table-cell/>
          <table:table-cell table:formula="of:=([.A159]+[.D159]+[.G159])/3" office:value-type="float" office:value="-0.09375" calcext:value-type="float">
            <text:p>-0.09375</text:p>
          </table:table-cell>
          <table:table-cell table:formula="of:=([.B159]+[.E159]+[.H159])/3"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0.328125" calcext:value-type="float">
            <text:p>0.328125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-0.890625" calcext:value-type="float">
            <text:p>-0.890625</text:p>
          </table:table-cell>
          <table:table-cell office:value-type="float" office:value="-0.90625" calcext:value-type="float">
            <text:p>-0.90625</text:p>
          </table:table-cell>
          <table:table-cell/>
          <table:table-cell office:value-type="float" office:value="0.296875" calcext:value-type="float">
            <text:p>0.29687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160]+[.D160]+[.G160])/3" office:value-type="float" office:value="-0.0885416666666667" calcext:value-type="float">
            <text:p>-0.088541666666667</text:p>
          </table:table-cell>
          <table:table-cell table:formula="of:=([.B160]+[.E160]+[.H160])/3"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0.328125" calcext:value-type="float">
            <text:p>0.328125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-0.90625" calcext:value-type="float">
            <text:p>-0.9062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28125" calcext:value-type="float">
            <text:p>0.28125</text:p>
          </table:table-cell>
          <table:table-cell office:value-type="float" office:value="0.421875" calcext:value-type="float">
            <text:p>0.421875</text:p>
          </table:table-cell>
          <table:table-cell/>
          <table:table-cell table:formula="of:=([.A161]+[.D161]+[.G161])/3" office:value-type="float" office:value="-0.0989583333333334" calcext:value-type="float">
            <text:p>-0.098958333333333</text:p>
          </table:table-cell>
          <table:table-cell table:formula="of:=([.B161]+[.E161]+[.H161])/3" office:value-type="float" office:value="-0.114583333333333" calcext:value-type="float">
            <text:p>-0.114583333333333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078125" calcext:value-type="float">
            <text:p>0.078125</text:p>
          </table:table-cell>
          <table:table-cell/>
          <table:table-cell office:value-type="float" office:value="-0.90625" calcext:value-type="float">
            <text:p>-0.9062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265625" calcext:value-type="float">
            <text:p>0.26562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162]+[.D162]+[.G162])/3" office:value-type="float" office:value="-0.109375" calcext:value-type="float">
            <text:p>-0.109375</text:p>
          </table:table-cell>
          <table:table-cell table:formula="of:=([.B162]+[.E162]+[.H162])/3" office:value-type="float" office:value="-0.135416666666667" calcext:value-type="float">
            <text:p>-0.135416666666667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-0.890625" calcext:value-type="float">
            <text:p>-0.890625</text:p>
          </table:table-cell>
          <table:table-cell office:value-type="float" office:value="-0.875" calcext:value-type="float">
            <text:p>-0.875</text:p>
          </table:table-cell>
          <table:table-cell/>
          <table:table-cell office:value-type="float" office:value="0.296875" calcext:value-type="float">
            <text:p>0.29687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163]+[.D163]+[.G163])/3" office:value-type="float" office:value="-0.09375" calcext:value-type="float">
            <text:p>-0.09375</text:p>
          </table:table-cell>
          <table:table-cell table:formula="of:=([.B163]+[.E163]+[.H163])/3" office:value-type="float" office:value="-0.119791666666667" calcext:value-type="float">
            <text:p>-0.119791666666667</text:p>
          </table:table-cell>
        </table:table-row>
        <table:table-row table:style-name="ro1">
          <table:table-cell office:value-type="float" office:value="0.328125" calcext:value-type="float">
            <text:p>0.328125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-0.90625" calcext:value-type="float">
            <text:p>-0.9062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296875" calcext:value-type="float">
            <text:p>0.296875</text:p>
          </table:table-cell>
          <table:table-cell office:value-type="float" office:value="0.421875" calcext:value-type="float">
            <text:p>0.421875</text:p>
          </table:table-cell>
          <table:table-cell/>
          <table:table-cell table:formula="of:=([.A164]+[.D164]+[.G164])/3" office:value-type="float" office:value="-0.09375" calcext:value-type="float">
            <text:p>-0.09375</text:p>
          </table:table-cell>
          <table:table-cell table:formula="of:=([.B164]+[.E164]+[.H164])/3" office:value-type="float" office:value="-0.114583333333333" calcext:value-type="float">
            <text:p>-0.114583333333333</text:p>
          </table:table-cell>
        </table:table-row>
        <table:table-row table:style-name="ro1">
          <table:table-cell office:value-type="float" office:value="0.328125" calcext:value-type="float">
            <text:p>0.32812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-0.875" calcext:value-type="float">
            <text:p>-0.87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296875" calcext:value-type="float">
            <text:p>0.29687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165]+[.D165]+[.G165])/3" office:value-type="float" office:value="-0.0833333333333333" calcext:value-type="float">
            <text:p>-0.083333333333333</text:p>
          </table:table-cell>
          <table:table-cell table:formula="of:=([.B165]+[.E165]+[.H165])/3" office:value-type="float" office:value="-0.130208333333333" calcext:value-type="float">
            <text:p>-0.130208333333333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-0.875" calcext:value-type="float">
            <text:p>-0.87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296875" calcext:value-type="float">
            <text:p>0.29687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166]+[.D166]+[.G166])/3" office:value-type="float" office:value="-0.0885416666666667" calcext:value-type="float">
            <text:p>-0.088541666666667</text:p>
          </table:table-cell>
          <table:table-cell table:formula="of:=([.B166]+[.E166]+[.H166])/3" office:value-type="float" office:value="-0.130208333333333" calcext:value-type="float">
            <text:p>-0.130208333333333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-0.875" calcext:value-type="float">
            <text:p>-0.875</text:p>
          </table:table-cell>
          <table:table-cell office:value-type="float" office:value="-0.90625" calcext:value-type="float">
            <text:p>-0.90625</text:p>
          </table:table-cell>
          <table:table-cell/>
          <table:table-cell office:value-type="float" office:value="0.28125" calcext:value-type="float">
            <text:p>0.2812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167]+[.D167]+[.G167])/3" office:value-type="float" office:value="-0.0989583333333333" calcext:value-type="float">
            <text:p>-0.098958333333333</text:p>
          </table:table-cell>
          <table:table-cell table:formula="of:=([.B167]+[.E167]+[.H167])/3" office:value-type="float" office:value="-0.130208333333333" calcext:value-type="float">
            <text:p>-0.130208333333333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078125" calcext:value-type="float">
            <text:p>0.078125</text:p>
          </table:table-cell>
          <table:table-cell/>
          <table:table-cell office:value-type="float" office:value="-0.875" calcext:value-type="float">
            <text:p>-0.87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296875" calcext:value-type="float">
            <text:p>0.29687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168]+[.D168]+[.G168])/3" office:value-type="float" office:value="-0.0885416666666667" calcext:value-type="float">
            <text:p>-0.088541666666667</text:p>
          </table:table-cell>
          <table:table-cell table:formula="of:=([.B168]+[.E168]+[.H168])/3" office:value-type="float" office:value="-0.135416666666667" calcext:value-type="float">
            <text:p>-0.135416666666667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-0.875" calcext:value-type="float">
            <text:p>-0.87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28125" calcext:value-type="float">
            <text:p>0.2812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169]+[.D169]+[.G169])/3" office:value-type="float" office:value="-0.09375" calcext:value-type="float">
            <text:p>-0.09375</text:p>
          </table:table-cell>
          <table:table-cell table:formula="of:=([.B169]+[.E169]+[.H169])/3"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-0.875" calcext:value-type="float">
            <text:p>-0.87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265625" calcext:value-type="float">
            <text:p>0.26562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170]+[.D170]+[.G170])/3" office:value-type="float" office:value="-0.104166666666667" calcext:value-type="float">
            <text:p>-0.104166666666667</text:p>
          </table:table-cell>
          <table:table-cell table:formula="of:=([.B170]+[.E170]+[.H170])/3" office:value-type="float" office:value="-0.119791666666667" calcext:value-type="float">
            <text:p>-0.119791666666667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-0.875" calcext:value-type="float">
            <text:p>-0.87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296875" calcext:value-type="float">
            <text:p>0.29687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171]+[.D171]+[.G171])/3" office:value-type="float" office:value="-0.0885416666666667" calcext:value-type="float">
            <text:p>-0.088541666666667</text:p>
          </table:table-cell>
          <table:table-cell table:formula="of:=([.B171]+[.E171]+[.H171])/3"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078125" calcext:value-type="float">
            <text:p>0.078125</text:p>
          </table:table-cell>
          <table:table-cell/>
          <table:table-cell office:value-type="float" office:value="-0.875" calcext:value-type="float">
            <text:p>-0.87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28125" calcext:value-type="float">
            <text:p>0.28125</text:p>
          </table:table-cell>
          <table:table-cell office:value-type="float" office:value="0.390625" calcext:value-type="float">
            <text:p>0.390625</text:p>
          </table:table-cell>
          <table:table-cell/>
          <table:table-cell table:formula="of:=([.A172]+[.D172]+[.G172])/3" office:value-type="float" office:value="-0.09375" calcext:value-type="float">
            <text:p>-0.09375</text:p>
          </table:table-cell>
          <table:table-cell table:formula="of:=([.B172]+[.E172]+[.H172])/3" office:value-type="float" office:value="-0.140625" calcext:value-type="float">
            <text:p>-0.140625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-0.875" calcext:value-type="float">
            <text:p>-0.87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296875" calcext:value-type="float">
            <text:p>0.29687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173]+[.D173]+[.G173])/3" office:value-type="float" office:value="-0.0885416666666667" calcext:value-type="float">
            <text:p>-0.088541666666667</text:p>
          </table:table-cell>
          <table:table-cell table:formula="of:=([.B173]+[.E173]+[.H173])/3" office:value-type="float" office:value="-0.130208333333333" calcext:value-type="float">
            <text:p>-0.130208333333333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-0.875" calcext:value-type="float">
            <text:p>-0.87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296875" calcext:value-type="float">
            <text:p>0.296875</text:p>
          </table:table-cell>
          <table:table-cell office:value-type="float" office:value="0.421875" calcext:value-type="float">
            <text:p>0.421875</text:p>
          </table:table-cell>
          <table:table-cell/>
          <table:table-cell table:formula="of:=([.A174]+[.D174]+[.G174])/3" office:value-type="float" office:value="-0.0885416666666667" calcext:value-type="float">
            <text:p>-0.088541666666667</text:p>
          </table:table-cell>
          <table:table-cell table:formula="of:=([.B174]+[.E174]+[.H174])/3" office:value-type="float" office:value="-0.119791666666667" calcext:value-type="float">
            <text:p>-0.119791666666667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09375" calcext:value-type="float">
            <text:p>0.09375</text:p>
          </table:table-cell>
          <table:table-cell/>
          <table:table-cell table:number-columns-repeated="2" office:value-type="float" office:value="-0.890625" calcext:value-type="float">
            <text:p>-0.890625</text:p>
          </table:table-cell>
          <table:table-cell/>
          <table:table-cell office:value-type="float" office:value="0.296875" calcext:value-type="float">
            <text:p>0.29687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175]+[.D175]+[.G175])/3" office:value-type="float" office:value="-0.09375" calcext:value-type="float">
            <text:p>-0.09375</text:p>
          </table:table-cell>
          <table:table-cell table:formula="of:=([.B175]+[.E175]+[.H175])/3" office:value-type="float" office:value="-0.130208333333333" calcext:value-type="float">
            <text:p>-0.130208333333333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-0.921875" calcext:value-type="float">
            <text:p>-0.92187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28125" calcext:value-type="float">
            <text:p>0.2812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176]+[.D176]+[.G176])/3" office:value-type="float" office:value="-0.109375" calcext:value-type="float">
            <text:p>-0.109375</text:p>
          </table:table-cell>
          <table:table-cell table:formula="of:=([.B176]+[.E176]+[.H176])/3" office:value-type="float" office:value="-0.130208333333333" calcext:value-type="float">
            <text:p>-0.130208333333333</text:p>
          </table:table-cell>
        </table:table-row>
        <table:table-row table:style-name="ro1">
          <table:table-cell office:value-type="float" office:value="0.34375" calcext:value-type="float">
            <text:p>0.3437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-0.921875" calcext:value-type="float">
            <text:p>-0.92187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296875" calcext:value-type="float">
            <text:p>0.296875</text:p>
          </table:table-cell>
          <table:table-cell office:value-type="float" office:value="0.421875" calcext:value-type="float">
            <text:p>0.421875</text:p>
          </table:table-cell>
          <table:table-cell/>
          <table:table-cell table:formula="of:=([.A177]+[.D177]+[.G177])/3" office:value-type="float" office:value="-0.09375" calcext:value-type="float">
            <text:p>-0.09375</text:p>
          </table:table-cell>
          <table:table-cell table:formula="of:=([.B177]+[.E177]+[.H177])/3" office:value-type="float" office:value="-0.119791666666667" calcext:value-type="float">
            <text:p>-0.119791666666667</text:p>
          </table:table-cell>
        </table:table-row>
        <table:table-row table:style-name="ro1">
          <table:table-cell office:value-type="float" office:value="0.34375" calcext:value-type="float">
            <text:p>0.3437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-0.921875" calcext:value-type="float">
            <text:p>-0.92187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296875" calcext:value-type="float">
            <text:p>0.296875</text:p>
          </table:table-cell>
          <table:table-cell office:value-type="float" office:value="0.421875" calcext:value-type="float">
            <text:p>0.421875</text:p>
          </table:table-cell>
          <table:table-cell/>
          <table:table-cell table:formula="of:=([.A178]+[.D178]+[.G178])/3" office:value-type="float" office:value="-0.09375" calcext:value-type="float">
            <text:p>-0.09375</text:p>
          </table:table-cell>
          <table:table-cell table:formula="of:=([.B178]+[.E178]+[.H178])/3" office:value-type="float" office:value="-0.119791666666667" calcext:value-type="float">
            <text:p>-0.119791666666667</text:p>
          </table:table-cell>
        </table:table-row>
        <table:table-row table:style-name="ro1">
          <table:table-cell office:value-type="float" office:value="0.328125" calcext:value-type="float">
            <text:p>0.328125</text:p>
          </table:table-cell>
          <table:table-cell office:value-type="float" office:value="0.078125" calcext:value-type="float">
            <text:p>0.078125</text:p>
          </table:table-cell>
          <table:table-cell/>
          <table:table-cell office:value-type="float" office:value="-0.90625" calcext:value-type="float">
            <text:p>-0.9062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28125" calcext:value-type="float">
            <text:p>0.2812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179]+[.D179]+[.G179])/3" office:value-type="float" office:value="-0.0989583333333334" calcext:value-type="float">
            <text:p>-0.098958333333333</text:p>
          </table:table-cell>
          <table:table-cell table:formula="of:=([.B179]+[.E179]+[.H179])/3" office:value-type="float" office:value="-0.135416666666667" calcext:value-type="float">
            <text:p>-0.135416666666667</text:p>
          </table:table-cell>
        </table:table-row>
        <table:table-row table:style-name="ro1">
          <table:table-cell office:value-type="float" office:value="0.328125" calcext:value-type="float">
            <text:p>0.32812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-0.875" calcext:value-type="float">
            <text:p>-0.87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28125" calcext:value-type="float">
            <text:p>0.28125</text:p>
          </table:table-cell>
          <table:table-cell office:value-type="float" office:value="0.421875" calcext:value-type="float">
            <text:p>0.421875</text:p>
          </table:table-cell>
          <table:table-cell/>
          <table:table-cell table:formula="of:=([.A180]+[.D180]+[.G180])/3" office:value-type="float" office:value="-0.0885416666666667" calcext:value-type="float">
            <text:p>-0.088541666666667</text:p>
          </table:table-cell>
          <table:table-cell table:formula="of:=([.B180]+[.E180]+[.H180])/3" office:value-type="float" office:value="-0.119791666666667" calcext:value-type="float">
            <text:p>-0.119791666666667</text:p>
          </table:table-cell>
        </table:table-row>
        <table:table-row table:style-name="ro1">
          <table:table-cell office:value-type="float" office:value="0.328125" calcext:value-type="float">
            <text:p>0.32812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-0.875" calcext:value-type="float">
            <text:p>-0.87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296875" calcext:value-type="float">
            <text:p>0.296875</text:p>
          </table:table-cell>
          <table:table-cell office:value-type="float" office:value="0.421875" calcext:value-type="float">
            <text:p>0.421875</text:p>
          </table:table-cell>
          <table:table-cell/>
          <table:table-cell table:formula="of:=([.A181]+[.D181]+[.G181])/3" office:value-type="float" office:value="-0.0833333333333333" calcext:value-type="float">
            <text:p>-0.083333333333333</text:p>
          </table:table-cell>
          <table:table-cell table:formula="of:=([.B181]+[.E181]+[.H181])/3"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-0.875" calcext:value-type="float">
            <text:p>-0.875</text:p>
          </table:table-cell>
          <table:table-cell office:value-type="float" office:value="-0.90625" calcext:value-type="float">
            <text:p>-0.90625</text:p>
          </table:table-cell>
          <table:table-cell/>
          <table:table-cell office:value-type="float" office:value="0.28125" calcext:value-type="float">
            <text:p>0.28125</text:p>
          </table:table-cell>
          <table:table-cell office:value-type="float" office:value="0.421875" calcext:value-type="float">
            <text:p>0.421875</text:p>
          </table:table-cell>
          <table:table-cell/>
          <table:table-cell table:formula="of:=([.A182]+[.D182]+[.G182])/3" office:value-type="float" office:value="-0.09375" calcext:value-type="float">
            <text:p>-0.09375</text:p>
          </table:table-cell>
          <table:table-cell table:formula="of:=([.B182]+[.E182]+[.H182])/3"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0.28125" calcext:value-type="float">
            <text:p>0.28125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-0.875" calcext:value-type="float">
            <text:p>-0.87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265625" calcext:value-type="float">
            <text:p>0.265625</text:p>
          </table:table-cell>
          <table:table-cell office:value-type="float" office:value="0.421875" calcext:value-type="float">
            <text:p>0.421875</text:p>
          </table:table-cell>
          <table:table-cell/>
          <table:table-cell table:formula="of:=([.A183]+[.D183]+[.G183])/3" office:value-type="float" office:value="-0.109375" calcext:value-type="float">
            <text:p>-0.109375</text:p>
          </table:table-cell>
          <table:table-cell table:formula="of:=([.B183]+[.E183]+[.H183])/3" office:value-type="float" office:value="-0.114583333333333" calcext:value-type="float">
            <text:p>-0.114583333333333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-0.875" calcext:value-type="float">
            <text:p>-0.87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28125" calcext:value-type="float">
            <text:p>0.28125</text:p>
          </table:table-cell>
          <table:table-cell office:value-type="float" office:value="0.4375" calcext:value-type="float">
            <text:p>0.4375</text:p>
          </table:table-cell>
          <table:table-cell/>
          <table:table-cell table:formula="of:=([.A184]+[.D184]+[.G184])/3" office:value-type="float" office:value="-0.0989583333333333" calcext:value-type="float">
            <text:p>-0.098958333333333</text:p>
          </table:table-cell>
          <table:table-cell table:formula="of:=([.B184]+[.E184]+[.H184])/3" office:value-type="float" office:value="-0.114583333333333" calcext:value-type="float">
            <text:p>-0.114583333333333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-0.859375" calcext:value-type="float">
            <text:p>-0.859375</text:p>
          </table:table-cell>
          <table:table-cell office:value-type="float" office:value="-0.90625" calcext:value-type="float">
            <text:p>-0.90625</text:p>
          </table:table-cell>
          <table:table-cell/>
          <table:table-cell office:value-type="float" office:value="0.28125" calcext:value-type="float">
            <text:p>0.2812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185]+[.D185]+[.G185])/3" office:value-type="float" office:value="-0.09375" calcext:value-type="float">
            <text:p>-0.09375</text:p>
          </table:table-cell>
          <table:table-cell table:formula="of:=([.B185]+[.E185]+[.H185])/3" office:value-type="float" office:value="-0.130208333333333" calcext:value-type="float">
            <text:p>-0.130208333333333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-0.875" calcext:value-type="float">
            <text:p>-0.875</text:p>
          </table:table-cell>
          <table:table-cell office:value-type="float" office:value="-0.90625" calcext:value-type="float">
            <text:p>-0.90625</text:p>
          </table:table-cell>
          <table:table-cell/>
          <table:table-cell office:value-type="float" office:value="0.265625" calcext:value-type="float">
            <text:p>0.26562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186]+[.D186]+[.G186])/3" office:value-type="float" office:value="-0.104166666666667" calcext:value-type="float">
            <text:p>-0.104166666666667</text:p>
          </table:table-cell>
          <table:table-cell table:formula="of:=([.B186]+[.E186]+[.H186])/3"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-0.875" calcext:value-type="float">
            <text:p>-0.87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28125" calcext:value-type="float">
            <text:p>0.28125</text:p>
          </table:table-cell>
          <table:table-cell office:value-type="float" office:value="0.421875" calcext:value-type="float">
            <text:p>0.421875</text:p>
          </table:table-cell>
          <table:table-cell/>
          <table:table-cell table:formula="of:=([.A187]+[.D187]+[.G187])/3" office:value-type="float" office:value="-0.09375" calcext:value-type="float">
            <text:p>-0.09375</text:p>
          </table:table-cell>
          <table:table-cell table:formula="of:=([.B187]+[.E187]+[.H187])/3" office:value-type="float" office:value="-0.119791666666667" calcext:value-type="float">
            <text:p>-0.119791666666667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-0.875" calcext:value-type="float">
            <text:p>-0.87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28125" calcext:value-type="float">
            <text:p>0.2812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188]+[.D188]+[.G188])/3" office:value-type="float" office:value="-0.09375" calcext:value-type="float">
            <text:p>-0.09375</text:p>
          </table:table-cell>
          <table:table-cell table:formula="of:=([.B188]+[.E188]+[.H188])/3"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-0.90625" calcext:value-type="float">
            <text:p>-0.9062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28125" calcext:value-type="float">
            <text:p>0.2812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189]+[.D189]+[.G189])/3" office:value-type="float" office:value="-0.104166666666667" calcext:value-type="float">
            <text:p>-0.104166666666667</text:p>
          </table:table-cell>
          <table:table-cell table:formula="of:=([.B189]+[.E189]+[.H189])/3"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0.328125" calcext:value-type="float">
            <text:p>0.32812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-0.90625" calcext:value-type="float">
            <text:p>-0.9062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296875" calcext:value-type="float">
            <text:p>0.296875</text:p>
          </table:table-cell>
          <table:table-cell office:value-type="float" office:value="0.421875" calcext:value-type="float">
            <text:p>0.421875</text:p>
          </table:table-cell>
          <table:table-cell/>
          <table:table-cell table:formula="of:=([.A190]+[.D190]+[.G190])/3" office:value-type="float" office:value="-0.09375" calcext:value-type="float">
            <text:p>-0.09375</text:p>
          </table:table-cell>
          <table:table-cell table:formula="of:=([.B190]+[.E190]+[.H190])/3"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0.328125" calcext:value-type="float">
            <text:p>0.32812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-0.921875" calcext:value-type="float">
            <text:p>-0.92187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3125" calcext:value-type="float">
            <text:p>0.312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191]+[.D191]+[.G191])/3" office:value-type="float" office:value="-0.09375" calcext:value-type="float">
            <text:p>-0.09375</text:p>
          </table:table-cell>
          <table:table-cell table:formula="of:=([.B191]+[.E191]+[.H191])/3" office:value-type="float" office:value="-0.130208333333333" calcext:value-type="float">
            <text:p>-0.130208333333333</text:p>
          </table:table-cell>
        </table:table-row>
        <table:table-row table:style-name="ro1">
          <table:table-cell office:value-type="float" office:value="0.34375" calcext:value-type="float">
            <text:p>0.3437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-0.90625" calcext:value-type="float">
            <text:p>-0.9062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3125" calcext:value-type="float">
            <text:p>0.3125</text:p>
          </table:table-cell>
          <table:table-cell office:value-type="float" office:value="0.390625" calcext:value-type="float">
            <text:p>0.390625</text:p>
          </table:table-cell>
          <table:table-cell/>
          <table:table-cell table:formula="of:=([.A192]+[.D192]+[.G192])/3" office:value-type="float" office:value="-0.0833333333333333" calcext:value-type="float">
            <text:p>-0.083333333333333</text:p>
          </table:table-cell>
          <table:table-cell table:formula="of:=([.B192]+[.E192]+[.H192])/3" office:value-type="float" office:value="-0.135416666666667" calcext:value-type="float">
            <text:p>-0.135416666666667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-0.90625" calcext:value-type="float">
            <text:p>-0.9062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296875" calcext:value-type="float">
            <text:p>0.296875</text:p>
          </table:table-cell>
          <table:table-cell office:value-type="float" office:value="0.421875" calcext:value-type="float">
            <text:p>0.421875</text:p>
          </table:table-cell>
          <table:table-cell/>
          <table:table-cell table:formula="of:=([.A193]+[.D193]+[.G193])/3" office:value-type="float" office:value="-0.0989583333333334" calcext:value-type="float">
            <text:p>-0.098958333333333</text:p>
          </table:table-cell>
          <table:table-cell table:formula="of:=([.B193]+[.E193]+[.H193])/3" office:value-type="float" office:value="-0.119791666666667" calcext:value-type="float">
            <text:p>-0.119791666666667</text:p>
          </table:table-cell>
        </table:table-row>
        <table:table-row table:style-name="ro1">
          <table:table-cell office:value-type="float" office:value="0.328125" calcext:value-type="float">
            <text:p>0.32812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-0.90625" calcext:value-type="float">
            <text:p>-0.9062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3125" calcext:value-type="float">
            <text:p>0.312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194]+[.D194]+[.G194])/3" office:value-type="float" office:value="-0.0885416666666667" calcext:value-type="float">
            <text:p>-0.088541666666667</text:p>
          </table:table-cell>
          <table:table-cell table:formula="of:=([.B194]+[.E194]+[.H194])/3" office:value-type="float" office:value="-0.130208333333333" calcext:value-type="float">
            <text:p>-0.130208333333333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-0.90625" calcext:value-type="float">
            <text:p>-0.9062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3125" calcext:value-type="float">
            <text:p>0.312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195]+[.D195]+[.G195])/3" office:value-type="float" office:value="-0.09375" calcext:value-type="float">
            <text:p>-0.09375</text:p>
          </table:table-cell>
          <table:table-cell table:formula="of:=([.B195]+[.E195]+[.H195])/3" office:value-type="float" office:value="-0.130208333333333" calcext:value-type="float">
            <text:p>-0.130208333333333</text:p>
          </table:table-cell>
        </table:table-row>
        <table:table-row table:style-name="ro1">
          <table:table-cell office:value-type="float" office:value="0.328125" calcext:value-type="float">
            <text:p>0.32812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-0.90625" calcext:value-type="float">
            <text:p>-0.9062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3125" calcext:value-type="float">
            <text:p>0.312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196]+[.D196]+[.G196])/3" office:value-type="float" office:value="-0.0885416666666667" calcext:value-type="float">
            <text:p>-0.088541666666667</text:p>
          </table:table-cell>
          <table:table-cell table:formula="of:=([.B196]+[.E196]+[.H196])/3"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0.328125" calcext:value-type="float">
            <text:p>0.32812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-0.859375" calcext:value-type="float">
            <text:p>-0.85937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3125" calcext:value-type="float">
            <text:p>0.3125</text:p>
          </table:table-cell>
          <table:table-cell office:value-type="float" office:value="0.421875" calcext:value-type="float">
            <text:p>0.421875</text:p>
          </table:table-cell>
          <table:table-cell/>
          <table:table-cell table:formula="of:=([.A197]+[.D197]+[.G197])/3" office:value-type="float" office:value="-0.0729166666666667" calcext:value-type="float">
            <text:p>-0.072916666666667</text:p>
          </table:table-cell>
          <table:table-cell table:formula="of:=([.B197]+[.E197]+[.H197])/3" office:value-type="float" office:value="-0.119791666666667" calcext:value-type="float">
            <text:p>-0.119791666666667</text:p>
          </table:table-cell>
        </table:table-row>
        <table:table-row table:style-name="ro1">
          <table:table-cell office:value-type="float" office:value="0.328125" calcext:value-type="float">
            <text:p>0.32812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-0.84375" calcext:value-type="float">
            <text:p>-0.8437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296875" calcext:value-type="float">
            <text:p>0.296875</text:p>
          </table:table-cell>
          <table:table-cell office:value-type="float" office:value="0.390625" calcext:value-type="float">
            <text:p>0.390625</text:p>
          </table:table-cell>
          <table:table-cell/>
          <table:table-cell table:formula="of:=([.A198]+[.D198]+[.G198])/3" office:value-type="float" office:value="-0.0729166666666667" calcext:value-type="float">
            <text:p>-0.072916666666667</text:p>
          </table:table-cell>
          <table:table-cell table:formula="of:=([.B198]+[.E198]+[.H198])/3" office:value-type="float" office:value="-0.135416666666667" calcext:value-type="float">
            <text:p>-0.135416666666667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-0.828125" calcext:value-type="float">
            <text:p>-0.82812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3125" calcext:value-type="float">
            <text:p>0.312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199]+[.D199]+[.G199])/3" office:value-type="float" office:value="-0.046875" calcext:value-type="float">
            <text:p>-0.046875</text:p>
          </table:table-cell>
          <table:table-cell table:formula="of:=([.B199]+[.E199]+[.H199])/3" office:value-type="float" office:value="-0.130208333333333" calcext:value-type="float">
            <text:p>-0.130208333333333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-0.8125" calcext:value-type="float">
            <text:p>-0.8125</text:p>
          </table:table-cell>
          <table:table-cell office:value-type="float" office:value="-0.875" calcext:value-type="float">
            <text:p>-0.875</text:p>
          </table:table-cell>
          <table:table-cell/>
          <table:table-cell office:value-type="float" office:value="0.3125" calcext:value-type="float">
            <text:p>0.3125</text:p>
          </table:table-cell>
          <table:table-cell office:value-type="float" office:value="0.421875" calcext:value-type="float">
            <text:p>0.421875</text:p>
          </table:table-cell>
          <table:table-cell/>
          <table:table-cell table:formula="of:=([.A200]+[.D200]+[.G200])/3" office:value-type="float" office:value="-0.0416666666666667" calcext:value-type="float">
            <text:p>-0.041666666666667</text:p>
          </table:table-cell>
          <table:table-cell table:formula="of:=([.B200]+[.E200]+[.H200])/3" office:value-type="float" office:value="-0.119791666666667" calcext:value-type="float">
            <text:p>-0.119791666666667</text:p>
          </table:table-cell>
        </table:table-row>
        <table:table-row table:style-name="ro1">
          <table:table-cell office:value-type="float" office:value="0.34375" calcext:value-type="float">
            <text:p>0.3437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-0.796875" calcext:value-type="float">
            <text:p>-0.796875</text:p>
          </table:table-cell>
          <table:table-cell office:value-type="float" office:value="-0.90625" calcext:value-type="float">
            <text:p>-0.90625</text:p>
          </table:table-cell>
          <table:table-cell/>
          <table:table-cell office:value-type="float" office:value="0.265625" calcext:value-type="float">
            <text:p>0.26562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201]+[.D201]+[.G201])/3" office:value-type="float" office:value="-0.0625" calcext:value-type="float">
            <text:p>-0.0625</text:p>
          </table:table-cell>
          <table:table-cell table:formula="of:=([.B201]+[.E201]+[.H201])/3" office:value-type="float" office:value="-0.130208333333333" calcext:value-type="float">
            <text:p>-0.130208333333333</text:p>
          </table:table-cell>
        </table:table-row>
        <table:table-row table:style-name="ro1">
          <table:table-cell office:value-type="float" office:value="0.359375" calcext:value-type="float">
            <text:p>0.35937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-0.8125" calcext:value-type="float">
            <text:p>-0.8125</text:p>
          </table:table-cell>
          <table:table-cell office:value-type="float" office:value="-0.90625" calcext:value-type="float">
            <text:p>-0.90625</text:p>
          </table:table-cell>
          <table:table-cell/>
          <table:table-cell office:value-type="float" office:value="0.265625" calcext:value-type="float">
            <text:p>0.26562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202]+[.D202]+[.G202])/3" office:value-type="float" office:value="-0.0625" calcext:value-type="float">
            <text:p>-0.0625</text:p>
          </table:table-cell>
          <table:table-cell table:formula="of:=([.B202]+[.E202]+[.H202])/3" office:value-type="float" office:value="-0.130208333333333" calcext:value-type="float">
            <text:p>-0.130208333333333</text:p>
          </table:table-cell>
        </table:table-row>
        <table:table-row table:style-name="ro1">
          <table:table-cell office:value-type="float" office:value="0.390625" calcext:value-type="float">
            <text:p>0.39062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-0.8125" calcext:value-type="float">
            <text:p>-0.812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203]+[.D203]+[.G203])/3" office:value-type="float" office:value="-0.0572916666666667" calcext:value-type="float">
            <text:p>-0.057291666666667</text:p>
          </table:table-cell>
          <table:table-cell table:formula="of:=([.B203]+[.E203]+[.H203])/3" office:value-type="float" office:value="-0.130208333333333" calcext:value-type="float">
            <text:p>-0.130208333333333</text:p>
          </table:table-cell>
        </table:table-row>
        <table:table-row table:style-name="ro1">
          <table:table-cell office:value-type="float" office:value="0.390625" calcext:value-type="float">
            <text:p>0.390625</text:p>
          </table:table-cell>
          <table:table-cell office:value-type="float" office:value="0.078125" calcext:value-type="float">
            <text:p>0.078125</text:p>
          </table:table-cell>
          <table:table-cell/>
          <table:table-cell office:value-type="float" office:value="-0.765625" calcext:value-type="float">
            <text:p>-0.765625</text:p>
          </table:table-cell>
          <table:table-cell office:value-type="float" office:value="-0.90625" calcext:value-type="float">
            <text:p>-0.90625</text:p>
          </table:table-cell>
          <table:table-cell/>
          <table:table-cell office:value-type="float" office:value="0.28125" calcext:value-type="float">
            <text:p>0.2812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204]+[.D204]+[.G204])/3" office:value-type="float" office:value="-0.03125" calcext:value-type="float">
            <text:p>-0.03125</text:p>
          </table:table-cell>
          <table:table-cell table:formula="of:=([.B204]+[.E204]+[.H204])/3" office:value-type="float" office:value="-0.140625" calcext:value-type="float">
            <text:p>-0.140625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140625" calcext:value-type="float">
            <text:p>0.140625</text:p>
          </table:table-cell>
          <table:table-cell/>
          <table:table-cell office:value-type="float" office:value="-0.75" calcext:value-type="float">
            <text:p>-0.75</text:p>
          </table:table-cell>
          <table:table-cell office:value-type="float" office:value="-0.90625" calcext:value-type="float">
            <text:p>-0.90625</text:p>
          </table:table-cell>
          <table:table-cell/>
          <table:table-cell office:value-type="float" office:value="0.265625" calcext:value-type="float">
            <text:p>0.265625</text:p>
          </table:table-cell>
          <table:table-cell office:value-type="float" office:value="0.421875" calcext:value-type="float">
            <text:p>0.421875</text:p>
          </table:table-cell>
          <table:table-cell/>
          <table:table-cell table:formula="of:=([.A205]+[.D205]+[.G205])/3" office:value-type="float" office:value="-0.0364583333333333" calcext:value-type="float">
            <text:p>-0.036458333333333</text:p>
          </table:table-cell>
          <table:table-cell table:formula="of:=([.B205]+[.E205]+[.H205])/3" office:value-type="float" office:value="-0.114583333333333" calcext:value-type="float">
            <text:p>-0.114583333333333</text:p>
          </table:table-cell>
        </table:table-row>
        <table:table-row table:style-name="ro1">
          <table:table-cell office:value-type="float" office:value="0.34375" calcext:value-type="float">
            <text:p>0.34375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-0.65625" calcext:value-type="float">
            <text:p>-0.6562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4375" calcext:value-type="float">
            <text:p>0.4375</text:p>
          </table:table-cell>
          <table:table-cell/>
          <table:table-cell table:formula="of:=([.A206]+[.D206]+[.G206])/3" office:value-type="float" office:value="-0.0208333333333333" calcext:value-type="float">
            <text:p>-0.020833333333333</text:p>
          </table:table-cell>
          <table:table-cell table:formula="of:=([.B206]+[.E206]+[.H206])/3" office:value-type="float" office:value="-0.109375" calcext:value-type="float">
            <text:p>-0.109375</text:p>
          </table:table-cell>
        </table:table-row>
        <table:table-row table:style-name="ro1">
          <table:table-cell office:value-type="float" office:value="0.328125" calcext:value-type="float">
            <text:p>0.32812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-0.578125" calcext:value-type="float">
            <text:p>-0.57812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234375" calcext:value-type="float">
            <text:p>0.23437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207]+[.D207]+[.G207])/3" office:value-type="float" office:value="-0.00520833333333333" calcext:value-type="float">
            <text:p>-0.005208333333333</text:p>
          </table:table-cell>
          <table:table-cell table:formula="of:=([.B207]+[.E207]+[.H207])/3"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0.328125" calcext:value-type="float">
            <text:p>0.328125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-0.515625" calcext:value-type="float">
            <text:p>-0.51562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234375" calcext:value-type="float">
            <text:p>0.234375</text:p>
          </table:table-cell>
          <table:table-cell office:value-type="float" office:value="0.390625" calcext:value-type="float">
            <text:p>0.390625</text:p>
          </table:table-cell>
          <table:table-cell/>
          <table:table-cell table:formula="of:=([.A208]+[.D208]+[.G208])/3" office:value-type="float" office:value="0.015625" calcext:value-type="float">
            <text:p>0.015625</text:p>
          </table:table-cell>
          <table:table-cell table:formula="of:=([.B208]+[.E208]+[.H208])/3"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0.328125" calcext:value-type="float">
            <text:p>0.32812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-0.515625" calcext:value-type="float">
            <text:p>-0.51562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203125" calcext:value-type="float">
            <text:p>0.20312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209]+[.D209]+[.G209])/3" office:value-type="float" office:value="0.00520833333333333" calcext:value-type="float">
            <text:p>0.005208333333333</text:p>
          </table:table-cell>
          <table:table-cell table:formula="of:=([.B209]+[.E209]+[.H209])/3"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0.390625" calcext:value-type="float">
            <text:p>0.39062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-0.375" calcext:value-type="float">
            <text:p>-0.37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234375" calcext:value-type="float">
            <text:p>0.23437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210]+[.D210]+[.G210])/3" office:value-type="float" office:value="0.0833333333333333" calcext:value-type="float">
            <text:p>0.083333333333333</text:p>
          </table:table-cell>
          <table:table-cell table:formula="of:=([.B210]+[.E210]+[.H210])/3" office:value-type="float" office:value="-0.130208333333333" calcext:value-type="float">
            <text:p>-0.130208333333333</text:p>
          </table:table-cell>
        </table:table-row>
        <table:table-row table:style-name="ro1">
          <table:table-cell office:value-type="float" office:value="0.46875" calcext:value-type="float">
            <text:p>0.46875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-0.34375" calcext:value-type="float">
            <text:p>-0.34375</text:p>
          </table:table-cell>
          <table:table-cell office:value-type="float" office:value="-0.90625" calcext:value-type="float">
            <text:p>-0.90625</text:p>
          </table:table-cell>
          <table:table-cell/>
          <table:table-cell office:value-type="float" office:value="0.28125" calcext:value-type="float">
            <text:p>0.28125</text:p>
          </table:table-cell>
          <table:table-cell office:value-type="float" office:value="0.390625" calcext:value-type="float">
            <text:p>0.390625</text:p>
          </table:table-cell>
          <table:table-cell/>
          <table:table-cell table:formula="of:=([.A211]+[.D211]+[.G211])/3" office:value-type="float" office:value="0.135416666666667" calcext:value-type="float">
            <text:p>0.135416666666667</text:p>
          </table:table-cell>
          <table:table-cell table:formula="of:=([.B211]+[.E211]+[.H211])/3" office:value-type="float" office:value="-0.130208333333333" calcext:value-type="float">
            <text:p>-0.130208333333333</text:p>
          </table:table-cell>
        </table:table-row>
        <table:table-row table:style-name="ro1">
          <table:table-cell office:value-type="float" office:value="0.578125" calcext:value-type="float">
            <text:p>0.578125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-0.328125" calcext:value-type="float">
            <text:p>-0.328125</text:p>
          </table:table-cell>
          <table:table-cell office:value-type="float" office:value="-0.90625" calcext:value-type="float">
            <text:p>-0.90625</text:p>
          </table:table-cell>
          <table:table-cell/>
          <table:table-cell office:value-type="float" office:value="0.359375" calcext:value-type="float">
            <text:p>0.35937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212]+[.D212]+[.G212])/3" office:value-type="float" office:value="0.203125" calcext:value-type="float">
            <text:p>0.203125</text:p>
          </table:table-cell>
          <table:table-cell table:formula="of:=([.B212]+[.E212]+[.H212])/3"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78125" calcext:value-type="float">
            <text:p>0.078125</text:p>
          </table:table-cell>
          <table:table-cell/>
          <table:table-cell office:value-type="float" office:value="-0.28125" calcext:value-type="float">
            <text:p>-0.2812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375" calcext:value-type="float">
            <text:p>0.37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213]+[.D213]+[.G213])/3" office:value-type="float" office:value="0.239583333333333" calcext:value-type="float">
            <text:p>0.239583333333333</text:p>
          </table:table-cell>
          <table:table-cell table:formula="of:=([.B213]+[.E213]+[.H213])/3" office:value-type="float" office:value="-0.135416666666667" calcext:value-type="float">
            <text:p>-0.135416666666667</text:p>
          </table:table-cell>
        </table:table-row>
        <table:table-row table:style-name="ro1">
          <table:table-cell office:value-type="float" office:value="0.78125" calcext:value-type="float">
            <text:p>0.7812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-0.234375" calcext:value-type="float">
            <text:p>-0.23437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515625" calcext:value-type="float">
            <text:p>0.51562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214]+[.D214]+[.G214])/3" office:value-type="float" office:value="0.354166666666667" calcext:value-type="float">
            <text:p>0.354166666666667</text:p>
          </table:table-cell>
          <table:table-cell table:formula="of:=([.B214]+[.E214]+[.H214])/3" office:value-type="float" office:value="-0.130208333333333" calcext:value-type="float">
            <text:p>-0.130208333333333</text:p>
          </table:table-cell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-0.203125" calcext:value-type="float">
            <text:p>-0.20312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65625" calcext:value-type="float">
            <text:p>0.65625</text:p>
          </table:table-cell>
          <table:table-cell office:value-type="float" office:value="0.421875" calcext:value-type="float">
            <text:p>0.421875</text:p>
          </table:table-cell>
          <table:table-cell/>
          <table:table-cell table:formula="of:=([.A215]+[.D215]+[.G215])/3" office:value-type="float" office:value="0.421875" calcext:value-type="float">
            <text:p>0.421875</text:p>
          </table:table-cell>
          <table:table-cell table:formula="of:=([.B215]+[.E215]+[.H215])/3" office:value-type="float" office:value="-0.114583333333333" calcext:value-type="float">
            <text:p>-0.114583333333333</text:p>
          </table:table-cell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-0.203125" calcext:value-type="float">
            <text:p>-0.20312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375" calcext:value-type="float">
            <text:p>0.375</text:p>
          </table:table-cell>
          <table:table-cell office:value-type="float" office:value="0.421875" calcext:value-type="float">
            <text:p>0.421875</text:p>
          </table:table-cell>
          <table:table-cell/>
          <table:table-cell table:formula="of:=([.A216]+[.D216]+[.G216])/3" office:value-type="float" office:value="0.354166666666667" calcext:value-type="float">
            <text:p>0.354166666666667</text:p>
          </table:table-cell>
          <table:table-cell table:formula="of:=([.B216]+[.E216]+[.H216])/3" office:value-type="float" office:value="-0.119791666666667" calcext:value-type="float">
            <text:p>-0.119791666666667</text:p>
          </table:table-cell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-0.109375" calcext:value-type="float">
            <text:p>-0.10937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28125" calcext:value-type="float">
            <text:p>0.2812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217]+[.D217]+[.G217])/3" office:value-type="float" office:value="0.328125" calcext:value-type="float">
            <text:p>0.328125</text:p>
          </table:table-cell>
          <table:table-cell table:formula="of:=([.B217]+[.E217]+[.H217])/3"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0.09375" calcext:value-type="float">
            <text:p>0.0937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28125" calcext:value-type="float">
            <text:p>0.2812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218]+[.D218]+[.G218])/3" office:value-type="float" office:value="0.416666666666667" calcext:value-type="float">
            <text:p>0.416666666666667</text:p>
          </table:table-cell>
          <table:table-cell table:formula="of:=([.B218]+[.E218]+[.H218])/3"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0.984375" calcext:value-type="float">
            <text:p>0.98437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0.21875" calcext:value-type="float">
            <text:p>0.2187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234375" calcext:value-type="float">
            <text:p>0.23437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219]+[.D219]+[.G219])/3" office:value-type="float" office:value="0.479166666666667" calcext:value-type="float">
            <text:p>0.479166666666667</text:p>
          </table:table-cell>
          <table:table-cell table:formula="of:=([.B219]+[.E219]+[.H219])/3" office:value-type="float" office:value="-0.130208333333333" calcext:value-type="float">
            <text:p>-0.130208333333333</text:p>
          </table:table-cell>
        </table:table-row>
        <table:table-row table:style-name="ro1">
          <table:table-cell office:value-type="float" office:value="1.15625" calcext:value-type="float">
            <text:p>1.1562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0.4375" calcext:value-type="float">
            <text:p>0.4375</text:p>
          </table:table-cell>
          <table:table-cell office:value-type="float" office:value="-0.875" calcext:value-type="float">
            <text:p>-0.875</text:p>
          </table:table-cell>
          <table:table-cell/>
          <table:table-cell office:value-type="float" office:value="0.421875" calcext:value-type="float">
            <text:p>0.42187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220]+[.D220]+[.G220])/3" office:value-type="float" office:value="0.671875" calcext:value-type="float">
            <text:p>0.671875</text:p>
          </table:table-cell>
          <table:table-cell table:formula="of:=([.B220]+[.E220]+[.H220])/3" office:value-type="float" office:value="-0.119791666666667" calcext:value-type="float">
            <text:p>-0.119791666666667</text:p>
          </table:table-cell>
        </table:table-row>
        <table:table-row table:style-name="ro1">
          <table:table-cell office:value-type="float" office:value="1.03125" calcext:value-type="float">
            <text:p>1.0312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0.46875" calcext:value-type="float">
            <text:p>0.46875</text:p>
          </table:table-cell>
          <table:table-cell office:value-type="float" office:value="-0.875" calcext:value-type="float">
            <text:p>-0.875</text:p>
          </table:table-cell>
          <table:table-cell/>
          <table:table-cell office:value-type="float" office:value="0.375" calcext:value-type="float">
            <text:p>0.375</text:p>
          </table:table-cell>
          <table:table-cell office:value-type="float" office:value="0.421875" calcext:value-type="float">
            <text:p>0.421875</text:p>
          </table:table-cell>
          <table:table-cell/>
          <table:table-cell table:formula="of:=([.A221]+[.D221]+[.G221])/3" office:value-type="float" office:value="0.625" calcext:value-type="float">
            <text:p>0.625</text:p>
          </table:table-cell>
          <table:table-cell table:formula="of:=([.B221]+[.E221]+[.H221])/3" office:value-type="float" office:value="-0.114583333333333" calcext:value-type="float">
            <text:p>-0.114583333333333</text:p>
          </table:table-cell>
        </table:table-row>
        <table:table-row table:style-name="ro1">
          <table:table-cell office:value-type="float" office:value="0.796875" calcext:value-type="float">
            <text:p>0.79687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0.640625" calcext:value-type="float">
            <text:p>0.64062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-0.0625" calcext:value-type="float">
            <text:p>-0.062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222]+[.D222]+[.G222])/3" office:value-type="float" office:value="0.458333333333333" calcext:value-type="float">
            <text:p>0.458333333333333</text:p>
          </table:table-cell>
          <table:table-cell table:formula="of:=([.B222]+[.E222]+[.H222])/3"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-0.046875" calcext:value-type="float">
            <text:p>-0.04687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223]+[.D223]+[.G223])/3" office:value-type="float" office:value="0.635416666666667" calcext:value-type="float">
            <text:p>0.635416666666667</text:p>
          </table:table-cell>
          <table:table-cell table:formula="of:=([.B223]+[.E223]+[.H223])/3"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1.296875" calcext:value-type="float">
            <text:p>1.29687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-0.890625" calcext:value-type="float">
            <text:p>-0.890625</text:p>
          </table:table-cell>
          <table:table-cell/>
          <table:table-cell office:value-type="float" office:value="0.234375" calcext:value-type="float">
            <text:p>0.23437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224]+[.D224]+[.G224])/3" office:value-type="float" office:value="0.786458333333333" calcext:value-type="float">
            <text:p>0.786458333333333</text:p>
          </table:table-cell>
          <table:table-cell table:formula="of:=([.B224]+[.E224]+[.H224])/3" office:value-type="float" office:value="-0.130208333333333" calcext:value-type="float">
            <text:p>-0.130208333333333</text:p>
          </table:table-cell>
        </table:table-row>
        <table:table-row table:style-name="ro1">
          <table:table-cell office:value-type="float" office:value="1.46875" calcext:value-type="float">
            <text:p>1.4687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-0.875" calcext:value-type="float">
            <text:p>-0.875</text:p>
          </table:table-cell>
          <table:table-cell/>
          <table:table-cell office:value-type="float" office:value="0.359375" calcext:value-type="float">
            <text:p>0.35937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225]+[.D225]+[.G225])/3" office:value-type="float" office:value="0.864583333333333" calcext:value-type="float">
            <text:p>0.864583333333333</text:p>
          </table:table-cell>
          <table:table-cell table:formula="of:=([.B225]+[.E225]+[.H225])/3"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-0.875" calcext:value-type="float">
            <text:p>-0.875</text:p>
          </table:table-cell>
          <table:table-cell/>
          <table:table-cell office:value-type="float" office:value="0.203125" calcext:value-type="float">
            <text:p>0.20312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([.A226]+[.D226]+[.G226])/3" office:value-type="float" office:value="0.729166666666667" calcext:value-type="float">
            <text:p>0.729166666666667</text:p>
          </table:table-cell>
          <table:table-cell table:formula="of:=([.B226]+[.E226]+[.H226])/3" office:value-type="float" office:value="-0.119791666666667" calcext:value-type="float">
            <text:p>-0.119791666666667</text:p>
          </table:table-cell>
        </table:table-row>
        <table:table-row table:style-name="ro1">
          <table:table-cell office:value-type="float" office:value="0.796875" calcext:value-type="float">
            <text:p>0.79687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0.640625" calcext:value-type="float">
            <text:p>0.640625</text:p>
          </table:table-cell>
          <table:table-cell office:value-type="float" office:value="-0.875" calcext:value-type="float">
            <text:p>-0.875</text:p>
          </table:table-cell>
          <table:table-cell/>
          <table:table-cell office:value-type="float" office:value="0.140625" calcext:value-type="float">
            <text:p>0.140625</text:p>
          </table:table-cell>
          <table:table-cell office:value-type="float" office:value="0.390625" calcext:value-type="float">
            <text:p>0.390625</text:p>
          </table:table-cell>
          <table:table-cell/>
          <table:table-cell table:formula="of:=([.A227]+[.D227]+[.G227])/3" office:value-type="float" office:value="0.526041666666667" calcext:value-type="float">
            <text:p>0.526041666666667</text:p>
          </table:table-cell>
          <table:table-cell table:formula="of:=([.B227]+[.E227]+[.H227])/3" office:value-type="float" office:value="-0.130208333333333" calcext:value-type="float">
            <text:p>-0.130208333333333</text:p>
          </table:table-cell>
        </table:table-row>
        <table:table-row table:style-name="ro1">
          <table:table-cell office:value-type="float" office:value="0.546875" calcext:value-type="float">
            <text:p>0.546875</text:p>
          </table:table-cell>
          <table:table-cell office:value-type="float" office:value="0.078125" calcext:value-type="float">
            <text:p>0.078125</text:p>
          </table:table-cell>
          <table:table-cell/>
          <table:table-cell office:value-type="float" office:value="0.65625" calcext:value-type="float">
            <text:p>0.65625</text:p>
          </table:table-cell>
          <table:table-cell office:value-type="float" office:value="-0.84375" calcext:value-type="float">
            <text:p>-0.84375</text:p>
          </table:table-cell>
          <table:table-cell/>
          <table:table-cell office:value-type="float" office:value="0.1875" calcext:value-type="float">
            <text:p>0.1875</text:p>
          </table:table-cell>
          <table:table-cell office:value-type="float" office:value="0.390625" calcext:value-type="float">
            <text:p>0.390625</text:p>
          </table:table-cell>
          <table:table-cell/>
          <table:table-cell table:formula="of:=([.A228]+[.D228]+[.G228])/3" office:value-type="float" office:value="0.463541666666667" calcext:value-type="float">
            <text:p>0.463541666666667</text:p>
          </table:table-cell>
          <table:table-cell table:formula="of:=([.B228]+[.E228]+[.H228])/3"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0.53125" calcext:value-type="float">
            <text:p>0.5312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-0.8125" calcext:value-type="float">
            <text:p>-0.8125</text:p>
          </table:table-cell>
          <table:table-cell/>
          <table:table-cell office:value-type="float" office:value="0.453125" calcext:value-type="float">
            <text:p>0.453125</text:p>
          </table:table-cell>
          <table:table-cell office:value-type="float" office:value="0.390625" calcext:value-type="float">
            <text:p>0.390625</text:p>
          </table:table-cell>
          <table:table-cell/>
          <table:table-cell table:formula="of:=([.A229]+[.D229]+[.G229])/3" office:value-type="float" office:value="0.583333333333333" calcext:value-type="float">
            <text:p>0.583333333333333</text:p>
          </table:table-cell>
          <table:table-cell table:formula="of:=([.B229]+[.E229]+[.H229])/3" office:value-type="float" office:value="-0.104166666666667" calcext:value-type="float">
            <text:p>-0.104166666666667</text:p>
          </table:table-cell>
        </table:table-row>
        <table:table-row table:style-name="ro1">
          <table:table-cell office:value-type="float" office:value="0.609375" calcext:value-type="float">
            <text:p>0.609375</text:p>
          </table:table-cell>
          <table:table-cell office:value-type="float" office:value="0.15625" calcext:value-type="float">
            <text:p>0.15625</text:p>
          </table:table-cell>
          <table:table-cell/>
          <table:table-cell office:value-type="float" office:value="0.859375" calcext:value-type="float">
            <text:p>0.859375</text:p>
          </table:table-cell>
          <table:table-cell office:value-type="float" office:value="-0.765625" calcext:value-type="float">
            <text:p>-0.765625</text:p>
          </table:table-cell>
          <table:table-cell/>
          <table:table-cell office:value-type="float" office:value="0.484375" calcext:value-type="float">
            <text:p>0.484375</text:p>
          </table:table-cell>
          <table:table-cell office:value-type="float" office:value="0.421875" calcext:value-type="float">
            <text:p>0.421875</text:p>
          </table:table-cell>
          <table:table-cell/>
          <table:table-cell table:formula="of:=([.A230]+[.D230]+[.G230])/3" office:value-type="float" office:value="0.651041666666667" calcext:value-type="float">
            <text:p>0.651041666666667</text:p>
          </table:table-cell>
          <table:table-cell table:formula="of:=([.B230]+[.E230]+[.H230])/3" office:value-type="float" office:value="-0.0625" calcext:value-type="float">
            <text:p>-0.0625</text:p>
          </table:table-cell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0.890625" calcext:value-type="float">
            <text:p>0.890625</text:p>
          </table:table-cell>
          <table:table-cell office:value-type="float" office:value="-0.734375" calcext:value-type="float">
            <text:p>-0.7343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421875" calcext:value-type="float">
            <text:p>0.421875</text:p>
          </table:table-cell>
          <table:table-cell/>
          <table:table-cell table:formula="of:=([.A231]+[.D231]+[.G231])/3" office:value-type="float" office:value="0.770833333333333" calcext:value-type="float">
            <text:p>0.770833333333333</text:p>
          </table:table-cell>
          <table:table-cell table:formula="of:=([.B231]+[.E231]+[.H231])/3" office:value-type="float" office:value="-0.0625" calcext:value-type="float">
            <text:p>-0.0625</text:p>
          </table:table-cell>
        </table:table-row>
        <table:table-row table:style-name="ro1">
          <table:table-cell office:value-type="float" office:value="0.796875" calcext:value-type="float">
            <text:p>0.796875</text:p>
          </table:table-cell>
          <table:table-cell office:value-type="float" office:value="0.15625" calcext:value-type="float">
            <text:p>0.1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-0.65625" calcext:value-type="float">
            <text:p>-0.656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4375" calcext:value-type="float">
            <text:p>0.4375</text:p>
          </table:table-cell>
          <table:table-cell/>
          <table:table-cell table:formula="of:=([.A232]+[.D232]+[.G232])/3" office:value-type="float" office:value="0.744791666666667" calcext:value-type="float">
            <text:p>0.744791666666667</text:p>
          </table:table-cell>
          <table:table-cell table:formula="of:=([.B232]+[.E232]+[.H232])/3" office:value-type="float" office:value="-0.0208333333333333" calcext:value-type="float">
            <text:p>-0.020833333333333</text:p>
          </table:table-cell>
        </table:table-row>
        <table:table-row table:style-name="ro1">
          <table:table-cell office:value-type="float" office:value="0.453125" calcext:value-type="float">
            <text:p>0.4531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-0.609375" calcext:value-type="float">
            <text:p>-0.609375</text:p>
          </table:table-cell>
          <table:table-cell/>
          <table:table-cell office:value-type="float" office:value="0.484375" calcext:value-type="float">
            <text:p>0.484375</text:p>
          </table:table-cell>
          <table:table-cell office:value-type="float" office:value="0.421875" calcext:value-type="float">
            <text:p>0.421875</text:p>
          </table:table-cell>
          <table:table-cell/>
          <table:table-cell table:formula="of:=([.A233]+[.D233]+[.G233])/3" office:value-type="float" office:value="0.578125" calcext:value-type="float">
            <text:p>0.578125</text:p>
          </table:table-cell>
          <table:table-cell table:formula="of:=([.B233]+[.E233]+[.H233])/3" office:value-type="float" office:value="0.00520833333333333" calcext:value-type="float">
            <text:p>0.005208333333333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-0.546875" calcext:value-type="float">
            <text:p>-0.546875</text:p>
          </table:table-cell>
          <table:table-cell/>
          <table:table-cell office:value-type="float" office:value="0.4375" calcext:value-type="float">
            <text:p>0.4375</text:p>
          </table:table-cell>
          <table:table-cell office:value-type="float" office:value="0.46875" calcext:value-type="float">
            <text:p>0.46875</text:p>
          </table:table-cell>
          <table:table-cell/>
          <table:table-cell table:formula="of:=([.A234]+[.D234]+[.G234])/3" office:value-type="float" office:value="0.520833333333333" calcext:value-type="float">
            <text:p>0.520833333333333</text:p>
          </table:table-cell>
          <table:table-cell table:formula="of:=([.B234]+[.E234]+[.H234])/3" office:value-type="float" office:value="0.078125" calcext:value-type="float">
            <text:p>0.0781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421875" calcext:value-type="float">
            <text:p>0.421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-0.515625" calcext:value-type="float">
            <text:p>-0.515625</text:p>
          </table:table-cell>
          <table:table-cell/>
          <table:table-cell office:value-type="float" office:value="0.421875" calcext:value-type="float">
            <text:p>0.42187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235]+[.D235]+[.G235])/3" office:value-type="float" office:value="0.442708333333333" calcext:value-type="float">
            <text:p>0.442708333333333</text:p>
          </table:table-cell>
          <table:table-cell table:formula="of:=([.B235]+[.E235]+[.H235])/3" office:value-type="float" office:value="0.135416666666667" calcext:value-type="float">
            <text:p>0.135416666666667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4375" calcext:value-type="float">
            <text:p>0.4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-0.4375" calcext:value-type="float">
            <text:p>-0.4375</text:p>
          </table:table-cell>
          <table:table-cell/>
          <table:table-cell table:number-columns-repeated="2" office:value-type="float" office:value="0.453125" calcext:value-type="float">
            <text:p>0.453125</text:p>
          </table:table-cell>
          <table:table-cell/>
          <table:table-cell table:formula="of:=([.A236]+[.D236]+[.G236])/3" office:value-type="float" office:value="0.453125" calcext:value-type="float">
            <text:p>0.453125</text:p>
          </table:table-cell>
          <table:table-cell table:formula="of:=([.B236]+[.E236]+[.H236])/3" office:value-type="float" office:value="0.151041666666667" calcext:value-type="float">
            <text:p>0.151041666666667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390625" calcext:value-type="float">
            <text:p>0.3906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-0.40625" calcext:value-type="float">
            <text:p>-0.4062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237]+[.D237]+[.G237])/3" office:value-type="float" office:value="0.510416666666667" calcext:value-type="float">
            <text:p>0.510416666666667</text:p>
          </table:table-cell>
          <table:table-cell table:formula="of:=([.B237]+[.E237]+[.H237])/3" office:value-type="float" office:value="0.182291666666667" calcext:value-type="float">
            <text:p>0.182291666666667</text:p>
          </table:table-cell>
        </table:table-row>
        <table:table-row table:style-name="ro1">
          <table:table-cell office:value-type="float" office:value="0.328125" calcext:value-type="float">
            <text:p>0.32812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-0.359375" calcext:value-type="float">
            <text:p>-0.35937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640625" calcext:value-type="float">
            <text:p>0.640625</text:p>
          </table:table-cell>
          <table:table-cell/>
          <table:table-cell table:formula="of:=([.A238]+[.D238]+[.G238])/3" office:value-type="float" office:value="0.552083333333333" calcext:value-type="float">
            <text:p>0.552083333333333</text:p>
          </table:table-cell>
          <table:table-cell table:formula="of:=([.B238]+[.E238]+[.H238])/3" office:value-type="float" office:value="0.260416666666667" calcext:value-type="float">
            <text:p>0.260416666666667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640625" calcext:value-type="float">
            <text:p>0.6406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-0.328125" calcext:value-type="float">
            <text:p>-0.328125</text:p>
          </table:table-cell>
          <table:table-cell/>
          <table:table-cell office:value-type="float" office:value="0.546875" calcext:value-type="float">
            <text:p>0.54687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239]+[.D239]+[.G239])/3" office:value-type="float" office:value="0.53125" calcext:value-type="float">
            <text:p>0.53125</text:p>
          </table:table-cell>
          <table:table-cell table:formula="of:=([.B239]+[.E239]+[.H239])/3" office:value-type="float" office:value="0.28125" calcext:value-type="float">
            <text:p>0.28125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0.640625" calcext:value-type="float">
            <text:p>0.6406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-0.328125" calcext:value-type="float">
            <text:p>-0.3281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240]+[.D240]+[.G240])/3" office:value-type="float" office:value="0.536458333333333" calcext:value-type="float">
            <text:p>0.536458333333333</text:p>
          </table:table-cell>
          <table:table-cell table:formula="of:=([.B240]+[.E240]+[.H240])/3" office:value-type="float" office:value="0.276041666666667" calcext:value-type="float">
            <text:p>0.276041666666667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-0.234375" calcext:value-type="float">
            <text:p>-0.23437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6875" calcext:value-type="float">
            <text:p>0.6875</text:p>
          </table:table-cell>
          <table:table-cell/>
          <table:table-cell table:formula="of:=([.A241]+[.D241]+[.G241])/3" office:value-type="float" office:value="0.546875" calcext:value-type="float">
            <text:p>0.546875</text:p>
          </table:table-cell>
          <table:table-cell table:formula="of:=([.B241]+[.E241]+[.H241])/3" office:value-type="float" office:value="0.411458333333333" calcext:value-type="float">
            <text:p>0.411458333333333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8125" calcext:value-type="float">
            <text:p>0.8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-0.203125" calcext:value-type="float">
            <text:p>-0.2031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703125" calcext:value-type="float">
            <text:p>0.703125</text:p>
          </table:table-cell>
          <table:table-cell/>
          <table:table-cell table:formula="of:=([.A242]+[.D242]+[.G242])/3" office:value-type="float" office:value="0.489583333333333" calcext:value-type="float">
            <text:p>0.489583333333333</text:p>
          </table:table-cell>
          <table:table-cell table:formula="of:=([.B242]+[.E242]+[.H242])/3"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6875" calcext:value-type="float">
            <text:p>0.6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-0.1875" calcext:value-type="float">
            <text:p>-0.1875</text:p>
          </table:table-cell>
          <table:table-cell/>
          <table:table-cell table:number-columns-repeated="2" office:value-type="float" office:value="0.53125" calcext:value-type="float">
            <text:p>0.53125</text:p>
          </table:table-cell>
          <table:table-cell/>
          <table:table-cell table:formula="of:=([.A243]+[.D243]+[.G243])/3" office:value-type="float" office:value="0.526041666666667" calcext:value-type="float">
            <text:p>0.526041666666667</text:p>
          </table:table-cell>
          <table:table-cell table:formula="of:=([.B243]+[.E243]+[.H243])/3" office:value-type="float" office:value="0.34375" calcext:value-type="float">
            <text:p>0.3437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6875" calcext:value-type="float">
            <text:p>0.687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-0.140625" calcext:value-type="float">
            <text:p>-0.1406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([.A244]+[.D244]+[.G244])/3" office:value-type="float" office:value="0.479166666666667" calcext:value-type="float">
            <text:p>0.479166666666667</text:p>
          </table:table-cell>
          <table:table-cell table:formula="of:=([.B244]+[.E244]+[.H244])/3" office:value-type="float" office:value="0.354166666666667" calcext:value-type="float">
            <text:p>0.354166666666667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15625" calcext:value-type="float">
            <text:p>0.51562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([.A245]+[.D245]+[.G245])/3" office:value-type="float" office:value="0.489583333333333" calcext:value-type="float">
            <text:p>0.489583333333333</text:p>
          </table:table-cell>
          <table:table-cell table:formula="of:=([.B245]+[.E245]+[.H245])/3" office:value-type="float" office:value="0.411458333333333" calcext:value-type="float">
            <text:p>0.411458333333333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796875" calcext:value-type="float">
            <text:p>0.796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0.515625" calcext:value-type="float">
            <text:p>0.515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([.A246]+[.D246]+[.G246])/3" office:value-type="float" office:value="0.520833333333333" calcext:value-type="float">
            <text:p>0.520833333333333</text:p>
          </table:table-cell>
          <table:table-cell table:formula="of:=([.B246]+[.E246]+[.H246])/3" office:value-type="float" office:value="0.473958333333333" calcext:value-type="float">
            <text:p>0.473958333333333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1.015625" calcext:value-type="float">
            <text:p>1.0156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0.515625" calcext:value-type="float">
            <text:p>0.515625</text:p>
          </table:table-cell>
          <table:table-cell office:value-type="float" office:value="0.46875" calcext:value-type="float">
            <text:p>0.46875</text:p>
          </table:table-cell>
          <table:table-cell/>
          <table:table-cell table:formula="of:=([.A247]+[.D247]+[.G247])/3" office:value-type="float" office:value="0.510416666666667" calcext:value-type="float">
            <text:p>0.510416666666667</text:p>
          </table:table-cell>
          <table:table-cell table:formula="of:=([.B247]+[.E247]+[.H247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203125" calcext:value-type="float">
            <text:p>0.2031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4375" calcext:value-type="float">
            <text:p>0.4375</text:p>
          </table:table-cell>
          <table:table-cell/>
          <table:table-cell table:formula="of:=([.A248]+[.D248]+[.G248])/3" office:value-type="float" office:value="0.510416666666667" calcext:value-type="float">
            <text:p>0.510416666666667</text:p>
          </table:table-cell>
          <table:table-cell table:formula="of:=([.B248]+[.E248]+[.H248])/3"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office:value-type="float" office:value="1.109375" calcext:value-type="float">
            <text:p>1.1093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453125" calcext:value-type="float">
            <text:p>0.453125</text:p>
          </table:table-cell>
          <table:table-cell/>
          <table:table-cell table:formula="of:=([.A249]+[.D249]+[.G249])/3" office:value-type="float" office:value="0.5" calcext:value-type="float">
            <text:p>0.5</text:p>
          </table:table-cell>
          <table:table-cell table:formula="of:=([.B249]+[.E249]+[.H249])/3" office:value-type="float" office:value="0.630208333333333" calcext:value-type="float">
            <text:p>0.630208333333333</text:p>
          </table:table-cell>
        </table:table-row>
        <table:table-row table:style-name="ro1">
          <table:table-cell office:value-type="float" office:value="0.203125" calcext:value-type="float">
            <text:p>0.203125</text:p>
          </table:table-cell>
          <table:table-cell office:value-type="float" office:value="1.171875" calcext:value-type="float">
            <text:p>1.171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515625" calcext:value-type="float">
            <text:p>0.515625</text:p>
          </table:table-cell>
          <table:table-cell office:value-type="float" office:value="0.421875" calcext:value-type="float">
            <text:p>0.421875</text:p>
          </table:table-cell>
          <table:table-cell/>
          <table:table-cell table:formula="of:=([.A250]+[.D250]+[.G250])/3" office:value-type="float" office:value="0.515625" calcext:value-type="float">
            <text:p>0.515625</text:p>
          </table:table-cell>
          <table:table-cell table:formula="of:=([.B250]+[.E250]+[.H250])/3" office:value-type="float" office:value="0.619791666666667" calcext:value-type="float">
            <text:p>0.619791666666667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96875" calcext:value-type="float">
            <text:p>0.96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515625" calcext:value-type="float">
            <text:p>0.515625</text:p>
          </table:table-cell>
          <table:table-cell office:value-type="float" office:value="0.34375" calcext:value-type="float">
            <text:p>0.34375</text:p>
          </table:table-cell>
          <table:table-cell/>
          <table:table-cell table:formula="of:=([.A251]+[.D251]+[.G251])/3" office:value-type="float" office:value="0.520833333333333" calcext:value-type="float">
            <text:p>0.520833333333333</text:p>
          </table:table-cell>
          <table:table-cell table:formula="of:=([.B251]+[.E251]+[.H251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359375" calcext:value-type="float">
            <text:p>0.35937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359375" calcext:value-type="float">
            <text:p>0.359375</text:p>
          </table:table-cell>
          <table:table-cell/>
          <table:table-cell table:formula="of:=([.A252]+[.D252]+[.G252])/3" office:value-type="float" office:value="0.510416666666667" calcext:value-type="float">
            <text:p>0.510416666666667</text:p>
          </table:table-cell>
          <table:table-cell table:formula="of:=([.B252]+[.E252]+[.H252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15625" calcext:value-type="float">
            <text:p>0.156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4375" calcext:value-type="float">
            <text:p>0.4375</text:p>
          </table:table-cell>
          <table:table-cell/>
          <table:table-cell table:formula="of:=([.A253]+[.D253]+[.G253])/3" office:value-type="float" office:value="0.5" calcext:value-type="float">
            <text:p>0.5</text:p>
          </table:table-cell>
          <table:table-cell table:formula="of:=([.B253]+[.E253]+[.H253])/3" office:value-type="float" office:value="0.572916666666667" calcext:value-type="float">
            <text:p>0.572916666666667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6875" calcext:value-type="float">
            <text:p>0.6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65625" calcext:value-type="float">
            <text:p>0.65625</text:p>
          </table:table-cell>
          <table:table-cell/>
          <table:table-cell office:value-type="float" office:value="0.515625" calcext:value-type="float">
            <text:p>0.515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([.A254]+[.D254]+[.G254])/3" office:value-type="float" office:value="0.510416666666667" calcext:value-type="float">
            <text:p>0.510416666666667</text:p>
          </table:table-cell>
          <table:table-cell table:formula="of:=([.B254]+[.E254]+[.H254])/3" office:value-type="float" office:value="0.630208333333333" calcext:value-type="float">
            <text:p>0.630208333333333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71875" calcext:value-type="float">
            <text:p>0.71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255]+[.D255]+[.G255])/3" office:value-type="float" office:value="0.515625" calcext:value-type="float">
            <text:p>0.515625</text:p>
          </table:table-cell>
          <table:table-cell table:formula="of:=([.B255]+[.E255]+[.H255])/3" office:value-type="float" office:value="0.682291666666667" calcext:value-type="float">
            <text:p>0.682291666666667</text:p>
          </table:table-cell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256]+[.D256]+[.G256])/3" office:value-type="float" office:value="0.494791666666667" calcext:value-type="float">
            <text:p>0.494791666666667</text:p>
          </table:table-cell>
          <table:table-cell table:formula="of:=([.B256]+[.E256]+[.H256])/3" office:value-type="float" office:value="0.734375" calcext:value-type="float">
            <text:p>0.734375</text:p>
          </table:table-cell>
        </table:table-row>
        <table:table-row table:style-name="ro1">
          <table:table-cell office:value-type="float" office:value="0.203125" calcext:value-type="float">
            <text:p>0.203125</text:p>
          </table:table-cell>
          <table:table-cell office:value-type="float" office:value="0.640625" calcext:value-type="float">
            <text:p>0.640625</text:p>
          </table:table-cell>
          <table:table-cell/>
          <table:table-cell table:number-columns-repeated="2" office:value-type="float" office:value="0.828125" calcext:value-type="float">
            <text:p>0.828125</text:p>
          </table:table-cell>
          <table:table-cell/>
          <table:table-cell office:value-type="float" office:value="0.515625" calcext:value-type="float">
            <text:p>0.51562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257]+[.D257]+[.G257])/3" office:value-type="float" office:value="0.515625" calcext:value-type="float">
            <text:p>0.515625</text:p>
          </table:table-cell>
          <table:table-cell table:formula="of:=([.B257]+[.E257]+[.H257])/3" office:value-type="float" office:value="0.682291666666667" calcext:value-type="float">
            <text:p>0.682291666666667</text:p>
          </table:table-cell>
        </table:table-row>
        <table:table-row table:style-name="ro1">
          <table:table-cell office:value-type="float" office:value="0.203125" calcext:value-type="float">
            <text:p>0.203125</text:p>
          </table:table-cell>
          <table:table-cell office:value-type="float" office:value="0.484375" calcext:value-type="float">
            <text:p>0.4843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258]+[.D258]+[.G258])/3" office:value-type="float" office:value="0.510416666666667" calcext:value-type="float">
            <text:p>0.510416666666667</text:p>
          </table:table-cell>
          <table:table-cell table:formula="of:=([.B258]+[.E258]+[.H258])/3" office:value-type="float" office:value="0.609375" calcext:value-type="float">
            <text:p>0.609375</text:p>
          </table:table-cell>
        </table:table-row>
        <table:table-row table:style-name="ro1">
          <table:table-cell office:value-type="float" office:value="0.140625" calcext:value-type="float">
            <text:p>0.140625</text:p>
          </table:table-cell>
          <table:table-cell office:value-type="float" office:value="0.421875" calcext:value-type="float">
            <text:p>0.421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259]+[.D259]+[.G259])/3" office:value-type="float" office:value="0.489583333333333" calcext:value-type="float">
            <text:p>0.489583333333333</text:p>
          </table:table-cell>
          <table:table-cell table:formula="of:=([.B259]+[.E259]+[.H259])/3" office:value-type="float" office:value="0.583333333333333" calcext:value-type="float">
            <text:p>0.583333333333333</text:p>
          </table:table-cell>
        </table:table-row>
        <table:table-row table:style-name="ro1">
          <table:table-cell office:value-type="float" office:value="0.203125" calcext:value-type="float">
            <text:p>0.203125</text:p>
          </table:table-cell>
          <table:table-cell office:value-type="float" office:value="0.359375" calcext:value-type="float">
            <text:p>0.359375</text:p>
          </table:table-cell>
          <table:table-cell/>
          <table:table-cell office:value-type="float" office:value="0.859375" calcext:value-type="float">
            <text:p>0.85937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260]+[.D260]+[.G260])/3" office:value-type="float" office:value="0.520833333333333" calcext:value-type="float">
            <text:p>0.520833333333333</text:p>
          </table:table-cell>
          <table:table-cell table:formula="of:=([.B260]+[.E260]+[.H260])/3" office:value-type="float" office:value="0.572916666666667" calcext:value-type="float">
            <text:p>0.572916666666667</text:p>
          </table:table-cell>
        </table:table-row>
        <table:table-row table:style-name="ro1">
          <table:table-cell office:value-type="float" office:value="0.15625" calcext:value-type="float">
            <text:p>0.15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261]+[.D261]+[.G261])/3" office:value-type="float" office:value="0.494791666666667" calcext:value-type="float">
            <text:p>0.494791666666667</text:p>
          </table:table-cell>
          <table:table-cell table:formula="of:=([.B261]+[.E261]+[.H261])/3" office:value-type="float" office:value="0.552083333333333" calcext:value-type="float">
            <text:p>0.552083333333333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03125" calcext:value-type="float">
            <text:p>0.703125</text:p>
          </table:table-cell>
          <table:table-cell/>
          <table:table-cell office:value-type="float" office:value="0.515625" calcext:value-type="float">
            <text:p>0.5156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262]+[.D262]+[.G262])/3" office:value-type="float" office:value="0.510416666666667" calcext:value-type="float">
            <text:p>0.510416666666667</text:p>
          </table:table-cell>
          <table:table-cell table:formula="of:=([.B262]+[.E262]+[.H262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1875" calcext:value-type="float">
            <text:p>0.7187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263]+[.D263]+[.G263])/3" office:value-type="float" office:value="0.505208333333333" calcext:value-type="float">
            <text:p>0.505208333333333</text:p>
          </table:table-cell>
          <table:table-cell table:formula="of:=([.B263]+[.E263]+[.H263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1875" calcext:value-type="float">
            <text:p>0.7187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264]+[.D264]+[.G264])/3" office:value-type="float" office:value="0.5" calcext:value-type="float">
            <text:p>0.5</text:p>
          </table:table-cell>
          <table:table-cell table:formula="of:=([.B264]+[.E264]+[.H264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03125" calcext:value-type="float">
            <text:p>0.20312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1875" calcext:value-type="float">
            <text:p>0.7187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([.A265]+[.D265]+[.G265])/3" office:value-type="float" office:value="0.510416666666667" calcext:value-type="float">
            <text:p>0.510416666666667</text:p>
          </table:table-cell>
          <table:table-cell table:formula="of:=([.B265]+[.E265]+[.H265])/3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0.203125" calcext:value-type="float">
            <text:p>0.203125</text:p>
          </table:table-cell>
          <table:table-cell office:value-type="float" office:value="0.4375" calcext:value-type="float">
            <text:p>0.437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71875" calcext:value-type="float">
            <text:p>0.7187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78125" calcext:value-type="float">
            <text:p>0.78125</text:p>
          </table:table-cell>
          <table:table-cell/>
          <table:table-cell table:formula="of:=([.A266]+[.D266]+[.G266])/3" office:value-type="float" office:value="0.515625" calcext:value-type="float">
            <text:p>0.515625</text:p>
          </table:table-cell>
          <table:table-cell table:formula="of:=([.B266]+[.E266]+[.H266])/3" office:value-type="float" office:value="0.645833333333333" calcext:value-type="float">
            <text:p>0.645833333333333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453125" calcext:value-type="float">
            <text:p>0.4531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828125" calcext:value-type="float">
            <text:p>0.828125</text:p>
          </table:table-cell>
          <table:table-cell/>
          <table:table-cell table:formula="of:=([.A267]+[.D267]+[.G267])/3" office:value-type="float" office:value="0.505208333333333" calcext:value-type="float">
            <text:p>0.505208333333333</text:p>
          </table:table-cell>
          <table:table-cell table:formula="of:=([.B267]+[.E267]+[.H267])/3" office:value-type="float" office:value="0.671875" calcext:value-type="float">
            <text:p>0.671875</text:p>
          </table:table-cell>
        </table:table-row>
        <table:table-row table:style-name="ro1">
          <table:table-cell office:value-type="float" office:value="0.203125" calcext:value-type="float">
            <text:p>0.203125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734375" calcext:value-type="float">
            <text:p>0.734375</text:p>
          </table:table-cell>
          <table:table-cell/>
          <table:table-cell table:formula="of:=([.A268]+[.D268]+[.G268])/3" office:value-type="float" office:value="0.510416666666667" calcext:value-type="float">
            <text:p>0.510416666666667</text:p>
          </table:table-cell>
          <table:table-cell table:formula="of:=([.B268]+[.E268]+[.H268])/3"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0.203125" calcext:value-type="float">
            <text:p>0.203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65625" calcext:value-type="float">
            <text:p>0.65625</text:p>
          </table:table-cell>
          <table:table-cell/>
          <table:table-cell table:formula="of:=([.A269]+[.D269]+[.G269])/3" office:value-type="float" office:value="0.510416666666667" calcext:value-type="float">
            <text:p>0.510416666666667</text:p>
          </table:table-cell>
          <table:table-cell table:formula="of:=([.B269]+[.E269]+[.H269])/3" office:value-type="float" office:value="0.5625" calcext:value-type="float">
            <text:p>0.5625</text:p>
          </table:table-cell>
        </table:table-row>
        <table:table-row table:style-name="ro1">
          <table:table-cell table:number-columns-repeated="2" office:value-type="float" office:value="0.1875" calcext:value-type="float">
            <text:p>0.1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270]+[.D270]+[.G270])/3" office:value-type="float" office:value="0.5" calcext:value-type="float">
            <text:p>0.5</text:p>
          </table:table-cell>
          <table:table-cell table:formula="of:=([.B270]+[.E270]+[.H270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271]+[.D271]+[.G271])/3" office:value-type="float" office:value="0.510416666666667" calcext:value-type="float">
            <text:p>0.510416666666667</text:p>
          </table:table-cell>
          <table:table-cell table:formula="of:=([.B271]+[.E271]+[.H271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15625" calcext:value-type="float">
            <text:p>0.1562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272]+[.D272]+[.G272])/3" office:value-type="float" office:value="0.510416666666667" calcext:value-type="float">
            <text:p>0.510416666666667</text:p>
          </table:table-cell>
          <table:table-cell table:formula="of:=([.B272]+[.E272]+[.H272])/3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203125" calcext:value-type="float">
            <text:p>0.203125</text:p>
          </table:table-cell>
          <table:table-cell office:value-type="float" office:value="0.171875" calcext:value-type="float">
            <text:p>0.171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273]+[.D273]+[.G273])/3" office:value-type="float" office:value="0.510416666666667" calcext:value-type="float">
            <text:p>0.510416666666667</text:p>
          </table:table-cell>
          <table:table-cell table:formula="of:=([.B273]+[.E273]+[.H273])/3" office:value-type="float" office:value="0.505208333333333" calcext:value-type="float">
            <text:p>0.505208333333333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171875" calcext:value-type="float">
            <text:p>0.171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96875" calcext:value-type="float">
            <text:p>0.79687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274]+[.D274]+[.G274])/3" office:value-type="float" office:value="0.505208333333333" calcext:value-type="float">
            <text:p>0.505208333333333</text:p>
          </table:table-cell>
          <table:table-cell table:formula="of:=([.B274]+[.E274]+[.H274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275]+[.D275]+[.G275])/3" office:value-type="float" office:value="0.515625" calcext:value-type="float">
            <text:p>0.515625</text:p>
          </table:table-cell>
          <table:table-cell table:formula="of:=([.B275]+[.E275]+[.H275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203125" calcext:value-type="float">
            <text:p>0.2031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276]+[.D276]+[.G276])/3" office:value-type="float" office:value="0.510416666666667" calcext:value-type="float">
            <text:p>0.510416666666667</text:p>
          </table:table-cell>
          <table:table-cell table:formula="of:=([.B276]+[.E276]+[.H276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277]+[.D277]+[.G277])/3" office:value-type="float" office:value="0.510416666666667" calcext:value-type="float">
            <text:p>0.510416666666667</text:p>
          </table:table-cell>
          <table:table-cell table:formula="of:=([.B277]+[.E277]+[.H277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0.203125" calcext:value-type="float">
            <text:p>0.20312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278]+[.D278]+[.G278])/3" office:value-type="float" office:value="0.510416666666667" calcext:value-type="float">
            <text:p>0.510416666666667</text:p>
          </table:table-cell>
          <table:table-cell table:formula="of:=([.B278]+[.E278]+[.H278])/3" office:value-type="float" office:value="0.505208333333333" calcext:value-type="float">
            <text:p>0.505208333333333</text:p>
          </table:table-cell>
        </table:table-row>
        <table:table-row table:style-name="ro1">
          <table:table-cell table:number-columns-repeated="2" office:value-type="float" office:value="0.1875" calcext:value-type="float">
            <text:p>0.1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279]+[.D279]+[.G279])/3" office:value-type="float" office:value="0.505208333333333" calcext:value-type="float">
            <text:p>0.505208333333333</text:p>
          </table:table-cell>
          <table:table-cell table:formula="of:=([.B279]+[.E279]+[.H279])/3" office:value-type="float" office:value="0.515625" calcext:value-type="float">
            <text:p>0.515625</text:p>
          </table:table-cell>
        </table:table-row>
        <table:table-row table:style-name="ro1">
          <table:table-cell table:number-columns-repeated="2" office:value-type="float" office:value="0.203125" calcext:value-type="float">
            <text:p>0.20312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280]+[.D280]+[.G280])/3" office:value-type="float" office:value="0.515625" calcext:value-type="float">
            <text:p>0.515625</text:p>
          </table:table-cell>
          <table:table-cell table:formula="of:=([.B280]+[.E280]+[.H280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203125" calcext:value-type="float">
            <text:p>0.2031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([.A281]+[.D281]+[.G281])/3" office:value-type="float" office:value="0.515625" calcext:value-type="float">
            <text:p>0.515625</text:p>
          </table:table-cell>
          <table:table-cell table:formula="of:=([.B281]+[.E281]+[.H281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282]+[.D282]+[.G282])/3" office:value-type="float" office:value="0.505208333333333" calcext:value-type="float">
            <text:p>0.505208333333333</text:p>
          </table:table-cell>
          <table:table-cell table:formula="of:=([.B282]+[.E282]+[.H282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283]+[.D283]+[.G283])/3" office:value-type="float" office:value="0.505208333333333" calcext:value-type="float">
            <text:p>0.505208333333333</text:p>
          </table:table-cell>
          <table:table-cell table:formula="of:=([.B283]+[.E283]+[.H283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284]+[.D284]+[.G284])/3" office:value-type="float" office:value="0.515625" calcext:value-type="float">
            <text:p>0.515625</text:p>
          </table:table-cell>
          <table:table-cell table:formula="of:=([.B284]+[.E284]+[.H284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484375" calcext:value-type="float">
            <text:p>0.48437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285]+[.D285]+[.G285])/3" office:value-type="float" office:value="0.5" calcext:value-type="float">
            <text:p>0.5</text:p>
          </table:table-cell>
          <table:table-cell table:formula="of:=([.B285]+[.E285]+[.H285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203125" calcext:value-type="float">
            <text:p>0.20312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484375" calcext:value-type="float">
            <text:p>0.48437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286]+[.D286]+[.G286])/3" office:value-type="float" office:value="0.510416666666667" calcext:value-type="float">
            <text:p>0.510416666666667</text:p>
          </table:table-cell>
          <table:table-cell table:formula="of:=([.B286]+[.E286]+[.H286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287]+[.D287]+[.G287])/3" office:value-type="float" office:value="0.515625" calcext:value-type="float">
            <text:p>0.515625</text:p>
          </table:table-cell>
          <table:table-cell table:formula="of:=([.B287]+[.E287]+[.H287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203125" calcext:value-type="float">
            <text:p>0.2031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288]+[.D288]+[.G288])/3" office:value-type="float" office:value="0.510416666666667" calcext:value-type="float">
            <text:p>0.510416666666667</text:p>
          </table:table-cell>
          <table:table-cell table:formula="of:=([.B288]+[.E288]+[.H288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0.203125" calcext:value-type="float">
            <text:p>0.2031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289]+[.D289]+[.G289])/3" office:value-type="float" office:value="0.510416666666667" calcext:value-type="float">
            <text:p>0.510416666666667</text:p>
          </table:table-cell>
          <table:table-cell table:formula="of:=([.B289]+[.E289]+[.H289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290]+[.D290]+[.G290])/3" office:value-type="float" office:value="0.510416666666667" calcext:value-type="float">
            <text:p>0.510416666666667</text:p>
          </table:table-cell>
          <table:table-cell table:formula="of:=([.B290]+[.E290]+[.H290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291]+[.D291]+[.G291])/3" office:value-type="float" office:value="0.505208333333333" calcext:value-type="float">
            <text:p>0.505208333333333</text:p>
          </table:table-cell>
          <table:table-cell table:formula="of:=([.B291]+[.E291]+[.H291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292]+[.D292]+[.G292])/3" office:value-type="float" office:value="0.510416666666667" calcext:value-type="float">
            <text:p>0.510416666666667</text:p>
          </table:table-cell>
          <table:table-cell table:formula="of:=([.B292]+[.E292]+[.H292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203125" calcext:value-type="float">
            <text:p>0.20312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293]+[.D293]+[.G293])/3" office:value-type="float" office:value="0.515625" calcext:value-type="float">
            <text:p>0.515625</text:p>
          </table:table-cell>
          <table:table-cell table:formula="of:=([.B293]+[.E293]+[.H293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484375" calcext:value-type="float">
            <text:p>0.48437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294]+[.D294]+[.G294])/3" office:value-type="float" office:value="0.5" calcext:value-type="float">
            <text:p>0.5</text:p>
          </table:table-cell>
          <table:table-cell table:formula="of:=([.B294]+[.E294]+[.H294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484375" calcext:value-type="float">
            <text:p>0.48437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295]+[.D295]+[.G295])/3" office:value-type="float" office:value="0.494791666666667" calcext:value-type="float">
            <text:p>0.494791666666667</text:p>
          </table:table-cell>
          <table:table-cell table:formula="of:=([.B295]+[.E295]+[.H295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0.203125" calcext:value-type="float">
            <text:p>0.20312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484375" calcext:value-type="float">
            <text:p>0.48437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296]+[.D296]+[.G296])/3" office:value-type="float" office:value="0.505208333333333" calcext:value-type="float">
            <text:p>0.505208333333333</text:p>
          </table:table-cell>
          <table:table-cell table:formula="of:=([.B296]+[.E296]+[.H296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297]+[.D297]+[.G297])/3" office:value-type="float" office:value="0.505208333333333" calcext:value-type="float">
            <text:p>0.505208333333333</text:p>
          </table:table-cell>
          <table:table-cell table:formula="of:=([.B297]+[.E297]+[.H297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203125" calcext:value-type="float">
            <text:p>0.2031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298]+[.D298]+[.G298])/3" office:value-type="float" office:value="0.515625" calcext:value-type="float">
            <text:p>0.515625</text:p>
          </table:table-cell>
          <table:table-cell table:formula="of:=([.B298]+[.E298]+[.H298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203125" calcext:value-type="float">
            <text:p>0.2031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299]+[.D299]+[.G299])/3" office:value-type="float" office:value="0.510416666666667" calcext:value-type="float">
            <text:p>0.510416666666667</text:p>
          </table:table-cell>
          <table:table-cell table:formula="of:=([.B299]+[.E299]+[.H299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300]+[.D300]+[.G300])/3" office:value-type="float" office:value="0.505208333333333" calcext:value-type="float">
            <text:p>0.505208333333333</text:p>
          </table:table-cell>
          <table:table-cell table:formula="of:=([.B300]+[.E300]+[.H300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203125" calcext:value-type="float">
            <text:p>0.20312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301]+[.D301]+[.G301])/3" office:value-type="float" office:value="0.510416666666667" calcext:value-type="float">
            <text:p>0.510416666666667</text:p>
          </table:table-cell>
          <table:table-cell table:formula="of:=([.B301]+[.E301]+[.H301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302]+[.D302]+[.G302])/3" office:value-type="float" office:value="0.505208333333333" calcext:value-type="float">
            <text:p>0.505208333333333</text:p>
          </table:table-cell>
          <table:table-cell table:formula="of:=([.B302]+[.E302]+[.H302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303]+[.D303]+[.G303])/3" office:value-type="float" office:value="0.510416666666667" calcext:value-type="float">
            <text:p>0.510416666666667</text:p>
          </table:table-cell>
          <table:table-cell table:formula="of:=([.B303]+[.E303]+[.H303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203125" calcext:value-type="float">
            <text:p>0.2031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304]+[.D304]+[.G304])/3" office:value-type="float" office:value="0.510416666666667" calcext:value-type="float">
            <text:p>0.510416666666667</text:p>
          </table:table-cell>
          <table:table-cell table:formula="of:=([.B304]+[.E304]+[.H304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484375" calcext:value-type="float">
            <text:p>0.48437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305]+[.D305]+[.G305])/3" office:value-type="float" office:value="0.5" calcext:value-type="float">
            <text:p>0.5</text:p>
          </table:table-cell>
          <table:table-cell table:formula="of:=([.B305]+[.E305]+[.H305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306]+[.D306]+[.G306])/3" office:value-type="float" office:value="0.505208333333333" calcext:value-type="float">
            <text:p>0.505208333333333</text:p>
          </table:table-cell>
          <table:table-cell table:formula="of:=([.B306]+[.E306]+[.H306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203125" calcext:value-type="float">
            <text:p>0.2031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307]+[.D307]+[.G307])/3" office:value-type="float" office:value="0.510416666666667" calcext:value-type="float">
            <text:p>0.510416666666667</text:p>
          </table:table-cell>
          <table:table-cell table:formula="of:=([.B307]+[.E307]+[.H307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308]+[.D308]+[.G308])/3" office:value-type="float" office:value="0.505208333333333" calcext:value-type="float">
            <text:p>0.505208333333333</text:p>
          </table:table-cell>
          <table:table-cell table:formula="of:=([.B308]+[.E308]+[.H308])/3" office:value-type="float" office:value="0.510416666666667" calcext:value-type="float">
            <text:p>0.510416666666667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309]+[.D309]+[.G309])/3" office:value-type="float" office:value="0.510416666666667" calcext:value-type="float">
            <text:p>0.510416666666667</text:p>
          </table:table-cell>
          <table:table-cell table:formula="of:=([.B309]+[.E309]+[.H309])/3" office:value-type="float" office:value="0.510416666666667" calcext:value-type="float">
            <text:p>0.510416666666667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310]+[.D310]+[.G310])/3" office:value-type="float" office:value="0.510416666666667" calcext:value-type="float">
            <text:p>0.510416666666667</text:p>
          </table:table-cell>
          <table:table-cell table:formula="of:=([.B310]+[.E310]+[.H310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311]+[.D311]+[.G311])/3" office:value-type="float" office:value="0.510416666666667" calcext:value-type="float">
            <text:p>0.510416666666667</text:p>
          </table:table-cell>
          <table:table-cell table:formula="of:=([.B311]+[.E311]+[.H311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203125" calcext:value-type="float">
            <text:p>0.2031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312]+[.D312]+[.G312])/3" office:value-type="float" office:value="0.515625" calcext:value-type="float">
            <text:p>0.515625</text:p>
          </table:table-cell>
          <table:table-cell table:formula="of:=([.B312]+[.E312]+[.H312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484375" calcext:value-type="float">
            <text:p>0.48437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313]+[.D313]+[.G313])/3" office:value-type="float" office:value="0.494791666666667" calcext:value-type="float">
            <text:p>0.494791666666667</text:p>
          </table:table-cell>
          <table:table-cell table:formula="of:=([.B313]+[.E313]+[.H313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203125" calcext:value-type="float">
            <text:p>0.2031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314]+[.D314]+[.G314])/3" office:value-type="float" office:value="0.510416666666667" calcext:value-type="float">
            <text:p>0.510416666666667</text:p>
          </table:table-cell>
          <table:table-cell table:formula="of:=([.B314]+[.E314]+[.H314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0.203125" calcext:value-type="float">
            <text:p>0.20312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484375" calcext:value-type="float">
            <text:p>0.48437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315]+[.D315]+[.G315])/3" office:value-type="float" office:value="0.505208333333333" calcext:value-type="float">
            <text:p>0.505208333333333</text:p>
          </table:table-cell>
          <table:table-cell table:formula="of:=([.B315]+[.E315]+[.H315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316]+[.D316]+[.G316])/3" office:value-type="float" office:value="0.505208333333333" calcext:value-type="float">
            <text:p>0.505208333333333</text:p>
          </table:table-cell>
          <table:table-cell table:formula="of:=([.B316]+[.E316]+[.H316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317]+[.D317]+[.G317])/3" office:value-type="float" office:value="0.505208333333333" calcext:value-type="float">
            <text:p>0.505208333333333</text:p>
          </table:table-cell>
          <table:table-cell table:formula="of:=([.B317]+[.E317]+[.H317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318]+[.D318]+[.G318])/3" office:value-type="float" office:value="0.5" calcext:value-type="float">
            <text:p>0.5</text:p>
          </table:table-cell>
          <table:table-cell table:formula="of:=([.B318]+[.E318]+[.H318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319]+[.D319]+[.G319])/3" office:value-type="float" office:value="0.505208333333333" calcext:value-type="float">
            <text:p>0.505208333333333</text:p>
          </table:table-cell>
          <table:table-cell table:formula="of:=([.B319]+[.E319]+[.H319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320]+[.D320]+[.G320])/3" office:value-type="float" office:value="0.510416666666667" calcext:value-type="float">
            <text:p>0.510416666666667</text:p>
          </table:table-cell>
          <table:table-cell table:formula="of:=([.B320]+[.E320]+[.H320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321]+[.D321]+[.G321])/3" office:value-type="float" office:value="0.505208333333333" calcext:value-type="float">
            <text:p>0.505208333333333</text:p>
          </table:table-cell>
          <table:table-cell table:formula="of:=([.B321]+[.E321]+[.H321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322]+[.D322]+[.G322])/3" office:value-type="float" office:value="0.505208333333333" calcext:value-type="float">
            <text:p>0.505208333333333</text:p>
          </table:table-cell>
          <table:table-cell table:formula="of:=([.B322]+[.E322]+[.H322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323]+[.D323]+[.G323])/3" office:value-type="float" office:value="0.510416666666667" calcext:value-type="float">
            <text:p>0.510416666666667</text:p>
          </table:table-cell>
          <table:table-cell table:formula="of:=([.B323]+[.E323]+[.H323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324]+[.D324]+[.G324])/3" office:value-type="float" office:value="0.5" calcext:value-type="float">
            <text:p>0.5</text:p>
          </table:table-cell>
          <table:table-cell table:formula="of:=([.B324]+[.E324]+[.H324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325]+[.D325]+[.G325])/3" office:value-type="float" office:value="0.505208333333333" calcext:value-type="float">
            <text:p>0.505208333333333</text:p>
          </table:table-cell>
          <table:table-cell table:formula="of:=([.B325]+[.E325]+[.H325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326]+[.D326]+[.G326])/3" office:value-type="float" office:value="0.510416666666667" calcext:value-type="float">
            <text:p>0.510416666666667</text:p>
          </table:table-cell>
          <table:table-cell table:formula="of:=([.B326]+[.E326]+[.H326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327]+[.D327]+[.G327])/3" office:value-type="float" office:value="0.505208333333333" calcext:value-type="float">
            <text:p>0.505208333333333</text:p>
          </table:table-cell>
          <table:table-cell table:formula="of:=([.B327]+[.E327]+[.H327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484375" calcext:value-type="float">
            <text:p>0.48437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328]+[.D328]+[.G328])/3" office:value-type="float" office:value="0.5" calcext:value-type="float">
            <text:p>0.5</text:p>
          </table:table-cell>
          <table:table-cell table:formula="of:=([.B328]+[.E328]+[.H328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329]+[.D329]+[.G329])/3" office:value-type="float" office:value="0.510416666666667" calcext:value-type="float">
            <text:p>0.510416666666667</text:p>
          </table:table-cell>
          <table:table-cell table:formula="of:=([.B329]+[.E329]+[.H329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330]+[.D330]+[.G330])/3" office:value-type="float" office:value="0.505208333333333" calcext:value-type="float">
            <text:p>0.505208333333333</text:p>
          </table:table-cell>
          <table:table-cell table:formula="of:=([.B330]+[.E330]+[.H330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331]+[.D331]+[.G331])/3" office:value-type="float" office:value="0.510416666666667" calcext:value-type="float">
            <text:p>0.510416666666667</text:p>
          </table:table-cell>
          <table:table-cell table:formula="of:=([.B331]+[.E331]+[.H331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332]+[.D332]+[.G332])/3" office:value-type="float" office:value="0.510416666666667" calcext:value-type="float">
            <text:p>0.510416666666667</text:p>
          </table:table-cell>
          <table:table-cell table:formula="of:=([.B332]+[.E332]+[.H332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333]+[.D333]+[.G333])/3" office:value-type="float" office:value="0.5" calcext:value-type="float">
            <text:p>0.5</text:p>
          </table:table-cell>
          <table:table-cell table:formula="of:=([.B333]+[.E333]+[.H333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796875" calcext:value-type="float">
            <text:p>0.79687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334]+[.D334]+[.G334])/3" office:value-type="float" office:value="0.510416666666667" calcext:value-type="float">
            <text:p>0.510416666666667</text:p>
          </table:table-cell>
          <table:table-cell table:formula="of:=([.B334]+[.E334]+[.H334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335]+[.D335]+[.G335])/3" office:value-type="float" office:value="0.5" calcext:value-type="float">
            <text:p>0.5</text:p>
          </table:table-cell>
          <table:table-cell table:formula="of:=([.B335]+[.E335]+[.H335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484375" calcext:value-type="float">
            <text:p>0.48437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336]+[.D336]+[.G336])/3" office:value-type="float" office:value="0.494791666666667" calcext:value-type="float">
            <text:p>0.494791666666667</text:p>
          </table:table-cell>
          <table:table-cell table:formula="of:=([.B336]+[.E336]+[.H336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337]+[.D337]+[.G337])/3" office:value-type="float" office:value="0.505208333333333" calcext:value-type="float">
            <text:p>0.505208333333333</text:p>
          </table:table-cell>
          <table:table-cell table:formula="of:=([.B337]+[.E337]+[.H337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338]+[.D338]+[.G338])/3" office:value-type="float" office:value="0.5" calcext:value-type="float">
            <text:p>0.5</text:p>
          </table:table-cell>
          <table:table-cell table:formula="of:=([.B338]+[.E338]+[.H338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339]+[.D339]+[.G339])/3" office:value-type="float" office:value="0.510416666666667" calcext:value-type="float">
            <text:p>0.510416666666667</text:p>
          </table:table-cell>
          <table:table-cell table:formula="of:=([.B339]+[.E339]+[.H339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340]+[.D340]+[.G340])/3" office:value-type="float" office:value="0.505208333333333" calcext:value-type="float">
            <text:p>0.505208333333333</text:p>
          </table:table-cell>
          <table:table-cell table:formula="of:=([.B340]+[.E340]+[.H340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341]+[.D341]+[.G341])/3" office:value-type="float" office:value="0.5" calcext:value-type="float">
            <text:p>0.5</text:p>
          </table:table-cell>
          <table:table-cell table:formula="of:=([.B341]+[.E341]+[.H341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15625" calcext:value-type="float">
            <text:p>0.5156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342]+[.D342]+[.G342])/3" office:value-type="float" office:value="0.505208333333333" calcext:value-type="float">
            <text:p>0.505208333333333</text:p>
          </table:table-cell>
          <table:table-cell table:formula="of:=([.B342]+[.E342]+[.H342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343]+[.D343]+[.G343])/3" office:value-type="float" office:value="0.510416666666667" calcext:value-type="float">
            <text:p>0.510416666666667</text:p>
          </table:table-cell>
          <table:table-cell table:formula="of:=([.B343]+[.E343]+[.H343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344]+[.D344]+[.G344])/3" office:value-type="float" office:value="0.5" calcext:value-type="float">
            <text:p>0.5</text:p>
          </table:table-cell>
          <table:table-cell table:formula="of:=([.B344]+[.E344]+[.H344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345]+[.D345]+[.G345])/3" office:value-type="float" office:value="0.505208333333333" calcext:value-type="float">
            <text:p>0.505208333333333</text:p>
          </table:table-cell>
          <table:table-cell table:formula="of:=([.B345]+[.E345]+[.H345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346]+[.D346]+[.G346])/3" office:value-type="float" office:value="0.505208333333333" calcext:value-type="float">
            <text:p>0.505208333333333</text:p>
          </table:table-cell>
          <table:table-cell table:formula="of:=([.B346]+[.E346]+[.H346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347]+[.D347]+[.G347])/3" office:value-type="float" office:value="0.505208333333333" calcext:value-type="float">
            <text:p>0.505208333333333</text:p>
          </table:table-cell>
          <table:table-cell table:formula="of:=([.B347]+[.E347]+[.H347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348]+[.D348]+[.G348])/3" office:value-type="float" office:value="0.5" calcext:value-type="float">
            <text:p>0.5</text:p>
          </table:table-cell>
          <table:table-cell table:formula="of:=([.B348]+[.E348]+[.H348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15625" calcext:value-type="float">
            <text:p>0.5156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349]+[.D349]+[.G349])/3" office:value-type="float" office:value="0.510416666666667" calcext:value-type="float">
            <text:p>0.510416666666667</text:p>
          </table:table-cell>
          <table:table-cell table:formula="of:=([.B349]+[.E349]+[.H349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350]+[.D350]+[.G350])/3" office:value-type="float" office:value="0.505208333333333" calcext:value-type="float">
            <text:p>0.505208333333333</text:p>
          </table:table-cell>
          <table:table-cell table:formula="of:=([.B350]+[.E350]+[.H350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351]+[.D351]+[.G351])/3" office:value-type="float" office:value="0.5" calcext:value-type="float">
            <text:p>0.5</text:p>
          </table:table-cell>
          <table:table-cell table:formula="of:=([.B351]+[.E351]+[.H351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352]+[.D352]+[.G352])/3" office:value-type="float" office:value="0.505208333333333" calcext:value-type="float">
            <text:p>0.505208333333333</text:p>
          </table:table-cell>
          <table:table-cell table:formula="of:=([.B352]+[.E352]+[.H352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([.A353]+[.D353]+[.G353])/3" office:value-type="float" office:value="0.505208333333333" calcext:value-type="float">
            <text:p>0.505208333333333</text:p>
          </table:table-cell>
          <table:table-cell table:formula="of:=([.B353]+[.E353]+[.H353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15625" calcext:value-type="float">
            <text:p>0.5156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354]+[.D354]+[.G354])/3" office:value-type="float" office:value="0.505208333333333" calcext:value-type="float">
            <text:p>0.505208333333333</text:p>
          </table:table-cell>
          <table:table-cell table:formula="of:=([.B354]+[.E354]+[.H354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15625" calcext:value-type="float">
            <text:p>0.5156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355]+[.D355]+[.G355])/3" office:value-type="float" office:value="0.505208333333333" calcext:value-type="float">
            <text:p>0.505208333333333</text:p>
          </table:table-cell>
          <table:table-cell table:formula="of:=([.B355]+[.E355]+[.H355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15625" calcext:value-type="float">
            <text:p>0.156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356]+[.D356]+[.G356])/3" office:value-type="float" office:value="0.494791666666667" calcext:value-type="float">
            <text:p>0.494791666666667</text:p>
          </table:table-cell>
          <table:table-cell table:formula="of:=([.B356]+[.E356]+[.H356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15625" calcext:value-type="float">
            <text:p>0.51562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357]+[.D357]+[.G357])/3" office:value-type="float" office:value="0.505208333333333" calcext:value-type="float">
            <text:p>0.505208333333333</text:p>
          </table:table-cell>
          <table:table-cell table:formula="of:=([.B357]+[.E357]+[.H357])/3" office:value-type="float" office:value="0.520833333333333" calcext:value-type="float">
            <text:p>0.520833333333333</text:p>
          </table:table-cell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765625" calcext:value-type="float">
            <text:p>0.7656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358]+[.D358]+[.G358])/3" office:value-type="float" office:value="0.505208333333333" calcext:value-type="float">
            <text:p>0.505208333333333</text:p>
          </table:table-cell>
          <table:table-cell table:formula="of:=([.B358]+[.E358]+[.H358])/3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96875" calcext:value-type="float">
            <text:p>0.79687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359]+[.D359]+[.G359])/3" office:value-type="float" office:value="0.5" calcext:value-type="float">
            <text:p>0.5</text:p>
          </table:table-cell>
          <table:table-cell table:formula="of:=([.B359]+[.E359]+[.H359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8125" calcext:value-type="float">
            <text:p>0.781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([.A360]+[.D360]+[.G360])/3" office:value-type="float" office:value="0.5" calcext:value-type="float">
            <text:p>0.5</text:p>
          </table:table-cell>
          <table:table-cell table:formula="of:=([.B360]+[.E360]+[.H360])/3" office:value-type="float" office:value="0.526041666666667" calcext:value-type="float">
            <text:p>0.526041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09:10:58.162000000</meta:creation-date>
    <meta:generator>LibreOffice/6.0.4.2$Windows_X86_64 LibreOffice_project/9b0d9b32d5dcda91d2f1a96dc04c645c450872bf</meta:generator>
    <dc:date>2018-07-09T09:26:04.562000000</dc:date>
    <meta:editing-duration>PT2M16S</meta:editing-duration>
    <meta:editing-cycles>1</meta:editing-cycles>
    <meta:document-statistic meta:table-count="1" meta:cell-count="28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74cm" svg:y="3.952cm" style:legend-expansion="high" chart:style-name="ch2"/>
        <chart:plot-area chart:style-name="ch3" table:cell-range-address="Sheet1.J1:Sheet1.K360" chart:data-source-has-labels="row" svg:x="0.32cm" svg:y="0.18cm" svg:width="12.534cm" svg:height="8.64cm">
          <chartooo:coordinate-region svg:x="1.193cm" svg:y="0.356cm" svg:width="11.661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2:Sheet1.J360" chart:label-cell-address="Sheet1.J1:Sheet1.J1" chart:class="chart:line">
            <chart:data-point chart:repeated="359"/>
          </chart:series>
          <chart:series chart:style-name="ch7" chart:values-cell-range-address="Sheet1.K2:Sheet1.K360" chart:label-cell-address="Sheet1.K1:Sheet1.K1" chart:class="chart:line">
            <chart:data-point chart:repeated="3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e4</text:p>
                <draw:g>
                  <svg:desc>Sheet1.J1:Sheet1.J1</svg:desc>
                </draw:g>
              </table:table-cell>
              <table:table-cell office:value-type="string">
                <text:p>avg moto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84375">
                <text:p>0.484375</text:p>
                <draw:g>
                  <svg:desc>Sheet1.J2:Sheet1.J360</svg:desc>
                </draw:g>
              </table:table-cell>
              <table:table-cell office:value-type="float" office:value="0.526041666666667">
                <text:p>0.526041666666667</text:p>
                <draw:g>
                  <svg:desc>Sheet1.K2:Sheet1.K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84375">
                <text:p>0.484375</text:p>
              </table:table-cell>
              <table:table-cell office:value-type="float" office:value="0.526041666666667">
                <text:p>0.526041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84375">
                <text:p>0.484375</text:p>
              </table:table-cell>
              <table:table-cell office:value-type="float" office:value="0.526041666666667">
                <text:p>0.526041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89583333333333">
                <text:p>0.489583333333333</text:p>
              </table:table-cell>
              <table:table-cell office:value-type="float" office:value="0.520833333333333">
                <text:p>0.5208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89583333333333">
                <text:p>0.489583333333333</text:p>
              </table:table-cell>
              <table:table-cell office:value-type="float" office:value="0.536458333333333">
                <text:p>0.536458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84375">
                <text:p>0.484375</text:p>
              </table:table-cell>
              <table:table-cell office:value-type="float" office:value="0.536458333333333">
                <text:p>0.536458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84375">
                <text:p>0.484375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89583333333333">
                <text:p>0.489583333333333</text:p>
              </table:table-cell>
              <table:table-cell office:value-type="float" office:value="0.526041666666667">
                <text:p>0.526041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84375">
                <text:p>0.484375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84375">
                <text:p>0.484375</text:p>
              </table:table-cell>
              <table:table-cell office:value-type="float" office:value="0.536458333333333">
                <text:p>0.536458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94791666666667">
                <text:p>0.494791666666667</text:p>
              </table:table-cell>
              <table:table-cell office:value-type="float" office:value="0.520833333333333">
                <text:p>0.5208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84375">
                <text:p>0.484375</text:p>
              </table:table-cell>
              <table:table-cell office:value-type="float" office:value="0.526041666666667">
                <text:p>0.526041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84375">
                <text:p>0.484375</text:p>
              </table:table-cell>
              <table:table-cell office:value-type="float" office:value="0.536458333333333">
                <text:p>0.536458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89583333333333">
                <text:p>0.489583333333333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">
                <text:p>0.5</text:p>
              </table:table-cell>
              <table:table-cell office:value-type="float" office:value="0.526041666666667">
                <text:p>0.526041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84375">
                <text:p>0.484375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84375">
                <text:p>0.484375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89583333333333">
                <text:p>0.489583333333333</text:p>
              </table:table-cell>
              <table:table-cell office:value-type="float" office:value="0.526041666666667">
                <text:p>0.526041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89583333333333">
                <text:p>0.489583333333333</text:p>
              </table:table-cell>
              <table:table-cell office:value-type="float" office:value="0.526041666666667">
                <text:p>0.526041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536458333333333">
                <text:p>0.536458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89583333333333">
                <text:p>0.489583333333333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89583333333333">
                <text:p>0.489583333333333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84375">
                <text:p>0.484375</text:p>
              </table:table-cell>
              <table:table-cell office:value-type="float" office:value="0.526041666666667">
                <text:p>0.526041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9583333333333">
                <text:p>0.489583333333333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9583333333333">
                <text:p>0.489583333333333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9583333333333">
                <text:p>0.489583333333333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9583333333333">
                <text:p>0.489583333333333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4375">
                <text:p>0.484375</text:p>
              </table:table-cell>
              <table:table-cell office:value-type="float" office:value="0.536458333333333">
                <text:p>0.536458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9583333333333">
                <text:p>0.489583333333333</text:p>
              </table:table-cell>
              <table:table-cell office:value-type="float" office:value="0.536458333333333">
                <text:p>0.536458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9583333333333">
                <text:p>0.489583333333333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4375">
                <text:p>0.484375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84375">
                <text:p>0.484375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89583333333333">
                <text:p>0.489583333333333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84375">
                <text:p>0.484375</text:p>
              </table:table-cell>
              <table:table-cell office:value-type="float" office:value="0.520833333333333">
                <text:p>0.52083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73958333333333">
                <text:p>0.473958333333333</text:p>
              </table:table-cell>
              <table:table-cell office:value-type="float" office:value="0.536458333333333">
                <text:p>0.536458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526041666666667">
                <text:p>0.526041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84375">
                <text:p>0.484375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05208333333333">
                <text:p>0.505208333333333</text:p>
              </table:table-cell>
              <table:table-cell office:value-type="float" office:value="0.536458333333333">
                <text:p>0.536458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05208333333333">
                <text:p>0.505208333333333</text:p>
              </table:table-cell>
              <table:table-cell office:value-type="float" office:value="0.520833333333333">
                <text:p>0.5208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10416666666667">
                <text:p>0.510416666666667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05208333333333">
                <text:p>0.505208333333333</text:p>
              </table:table-cell>
              <table:table-cell office:value-type="float" office:value="0.526041666666667">
                <text:p>0.526041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98958333333333">
                <text:p>0.598958333333333</text:p>
              </table:table-cell>
              <table:table-cell office:value-type="float" office:value="0.526041666666667">
                <text:p>0.526041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875">
                <text:p>0.6875</text:p>
              </table:table-cell>
              <table:table-cell office:value-type="float" office:value="0.526041666666667">
                <text:p>0.526041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38541666666667">
                <text:p>0.838541666666667</text:p>
              </table:table-cell>
              <table:table-cell office:value-type="float" office:value="0.526041666666667">
                <text:p>0.526041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0625">
                <text:p>0.90625</text:p>
              </table:table-cell>
              <table:table-cell office:value-type="float" office:value="0.541666666666667">
                <text:p>0.54166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1041666666667">
                <text:p>1.01041666666667</text:p>
              </table:table-cell>
              <table:table-cell office:value-type="float" office:value="0.546875">
                <text:p>0.546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8854166666667">
                <text:p>1.08854166666667</text:p>
              </table:table-cell>
              <table:table-cell office:value-type="float" office:value="0.619791666666667">
                <text:p>0.619791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28125">
                <text:p>1.28125</text:p>
              </table:table-cell>
              <table:table-cell office:value-type="float" office:value="0.682291666666667">
                <text:p>0.682291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8125">
                <text:p>1.28125</text:p>
              </table:table-cell>
              <table:table-cell office:value-type="float" office:value="0.760416666666667">
                <text:p>0.76041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5104166666667">
                <text:p>1.15104166666667</text:p>
              </table:table-cell>
              <table:table-cell office:value-type="float" office:value="0.828125">
                <text:p>0.828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1.05729166666667">
                <text:p>1.057291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7291666666667">
                <text:p>0.557291666666667</text:p>
              </table:table-cell>
              <table:table-cell office:value-type="float" office:value="1.23958333333333">
                <text:p>1.23958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6875">
                <text:p>0.46875</text:p>
              </table:table-cell>
              <table:table-cell office:value-type="float" office:value="1.24479166666667">
                <text:p>1.244791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97916666666667">
                <text:p>0.197916666666667</text:p>
              </table:table-cell>
              <table:table-cell office:value-type="float" office:value="1.07291666666667">
                <text:p>1.07291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364583333333333">
                <text:p>-0.0364583333333333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46875">
                <text:p>-0.046875</text:p>
              </table:table-cell>
              <table:table-cell office:value-type="float" office:value="0.588541666666667">
                <text:p>0.588541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135416666666667">
                <text:p>-0.135416666666667</text:p>
              </table:table-cell>
              <table:table-cell office:value-type="float" office:value="0.463541666666667">
                <text:p>0.4635416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177083333333333">
                <text:p>-0.177083333333333</text:p>
              </table:table-cell>
              <table:table-cell office:value-type="float" office:value="0.177083333333333">
                <text:p>0.1770833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208333333333333">
                <text:p>-0.20833333333333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328125">
                <text:p>-0.328125</text:p>
              </table:table-cell>
              <table:table-cell office:value-type="float" office:value="-0.104166666666667">
                <text:p>-0.10416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317708333333333">
                <text:p>-0.317708333333333</text:p>
              </table:table-cell>
              <table:table-cell office:value-type="float" office:value="-0.171875">
                <text:p>-0.1718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192708333333333">
                <text:p>-0.192708333333333</text:p>
              </table:table-cell>
              <table:table-cell office:value-type="float" office:value="-0.161458333333333">
                <text:p>-0.1614583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15625">
                <text:p>-0.015625</text:p>
              </table:table-cell>
              <table:table-cell office:value-type="float" office:value="-0.229166666666667">
                <text:p>-0.22916666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59375">
                <text:p>0.359375</text:p>
              </table:table-cell>
              <table:table-cell office:value-type="float" office:value="-0.291666666666667">
                <text:p>-0.291666666666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58854166666667">
                <text:p>1.5885416666666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9375">
                <text:p>1.9375</text:p>
              </table:table-cell>
              <table:table-cell office:value-type="float" office:value="-0.432291666666667">
                <text:p>-0.43229166666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-0.453125">
                <text:p>-0.453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77083333333333">
                <text:p>0.177083333333333</text:p>
              </table:table-cell>
              <table:table-cell office:value-type="float" office:value="-0.28125">
                <text:p>-0.281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-0.135416666666667">
                <text:p>-0.13541666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86458333333333">
                <text:p>0.286458333333333</text:p>
              </table:table-cell>
              <table:table-cell office:value-type="float" office:value="1.63020833333333">
                <text:p>1.630208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1.984375">
                <text:p>1.9843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729166666666667">
                <text:p>-0.0729166666666667</text:p>
              </table:table-cell>
              <table:table-cell office:value-type="float" office:value="1.09375">
                <text:p>1.093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0.307291666666667">
                <text:p>0.307291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197916666666667">
                <text:p>-0.197916666666667</text:p>
              </table:table-cell>
              <table:table-cell office:value-type="float" office:value="0.619791666666667">
                <text:p>0.61979166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13541666666667">
                <text:p>-0.213541666666667</text:p>
              </table:table-cell>
              <table:table-cell office:value-type="float" office:value="0.359375">
                <text:p>0.3593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03125">
                <text:p>-0.203125</text:p>
              </table:table-cell>
              <table:table-cell office:value-type="float" office:value="0.182291666666667">
                <text:p>0.18229166666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161458333333333">
                <text:p>-0.161458333333333</text:p>
              </table:table-cell>
              <table:table-cell office:value-type="float" office:value="-0.151041666666667">
                <text:p>-0.151041666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135416666666667">
                <text:p>-0.135416666666667</text:p>
              </table:table-cell>
              <table:table-cell office:value-type="float" office:value="-0.171875">
                <text:p>-0.1718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104166666666667">
                <text:p>-0.104166666666667</text:p>
              </table:table-cell>
              <table:table-cell office:value-type="float" office:value="-0.1875">
                <text:p>-0.18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104166666666667">
                <text:p>-0.0104166666666667</text:p>
              </table:table-cell>
              <table:table-cell office:value-type="float" office:value="-0.203125">
                <text:p>-0.203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3125">
                <text:p>-0.03125</text:p>
              </table:table-cell>
              <table:table-cell office:value-type="float" office:value="-0.270833333333333">
                <text:p>-0.270833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04166666666667">
                <text:p>-0.104166666666667</text:p>
              </table:table-cell>
              <table:table-cell office:value-type="float" office:value="-0.223958333333333">
                <text:p>-0.2239583333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14583333333333">
                <text:p>-0.114583333333333</text:p>
              </table:table-cell>
              <table:table-cell office:value-type="float" office:value="-0.15625">
                <text:p>-0.156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04166666666667">
                <text:p>-0.104166666666667</text:p>
              </table:table-cell>
              <table:table-cell office:value-type="float" office:value="-0.171875">
                <text:p>-0.1718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09375">
                <text:p>-0.109375</text:p>
              </table:table-cell>
              <table:table-cell office:value-type="float" office:value="-0.0885416666666667">
                <text:p>-0.0885416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729166666666667">
                <text:p>-0.0729166666666667</text:p>
              </table:table-cell>
              <table:table-cell office:value-type="float" office:value="-0.0989583333333333">
                <text:p>-0.0989583333333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19791666666667">
                <text:p>-0.119791666666667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14583333333333">
                <text:p>-0.114583333333333</text:p>
              </table:table-cell>
              <table:table-cell office:value-type="float" office:value="-0.0833333333333333">
                <text:p>-0.083333333333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-0.119791666666667">
                <text:p>-0.1197916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04166666666667">
                <text:p>-0.104166666666667</text:p>
              </table:table-cell>
              <table:table-cell office:value-type="float" office:value="-0.0625">
                <text:p>-0.06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78125">
                <text:p>-0.078125</text:p>
              </table:table-cell>
              <table:table-cell office:value-type="float" office:value="-0.0677083333333333">
                <text:p>-0.0677083333333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885416666666667">
                <text:p>-0.0885416666666667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104166666666667">
                <text:p>-0.104166666666667</text:p>
              </table:table-cell>
              <table:table-cell office:value-type="float" office:value="-0.109375">
                <text:p>-0.1093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989583333333333">
                <text:p>-0.0989583333333333</text:p>
              </table:table-cell>
              <table:table-cell office:value-type="float" office:value="-0.09375">
                <text:p>-0.093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78125">
                <text:p>-0.078125</text:p>
              </table:table-cell>
              <table:table-cell office:value-type="float" office:value="-0.109375">
                <text:p>-0.1093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-0.109375">
                <text:p>-0.1093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989583333333333">
                <text:p>-0.0989583333333333</text:p>
              </table:table-cell>
              <table:table-cell office:value-type="float" office:value="-0.09375">
                <text:p>-0.093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885416666666666">
                <text:p>-0.0885416666666666</text:p>
              </table:table-cell>
              <table:table-cell office:value-type="float" office:value="-0.0885416666666667">
                <text:p>-0.0885416666666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885416666666667">
                <text:p>-0.0885416666666667</text:p>
              </table:table-cell>
              <table:table-cell office:value-type="float" office:value="-0.109375">
                <text:p>-0.1093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885416666666667">
                <text:p>-0.0885416666666667</text:p>
              </table:table-cell>
              <table:table-cell office:value-type="float" office:value="-0.104166666666667">
                <text:p>-0.1041666666666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-0.09375">
                <text:p>-0.093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885416666666667">
                <text:p>-0.0885416666666667</text:p>
              </table:table-cell>
              <table:table-cell office:value-type="float" office:value="-0.104166666666667">
                <text:p>-0.1041666666666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-0.114583333333333">
                <text:p>-0.1145833333333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78125">
                <text:p>-0.078125</text:p>
              </table:table-cell>
              <table:table-cell office:value-type="float" office:value="-0.0885416666666667">
                <text:p>-0.0885416666666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885416666666667">
                <text:p>-0.0885416666666667</text:p>
              </table:table-cell>
              <table:table-cell office:value-type="float" office:value="-0.0833333333333333">
                <text:p>-0.08333333333333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885416666666667">
                <text:p>-0.0885416666666667</text:p>
              </table:table-cell>
              <table:table-cell office:value-type="float" office:value="-0.114583333333333">
                <text:p>-0.1145833333333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9375">
                <text:p>-0.09375</text:p>
              </table:table-cell>
              <table:table-cell office:value-type="float" office:value="-0.09375">
                <text:p>-0.093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-0.09375">
                <text:p>-0.093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78125">
                <text:p>-0.078125</text:p>
              </table:table-cell>
              <table:table-cell office:value-type="float" office:value="-0.09375">
                <text:p>-0.093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885416666666667">
                <text:p>-0.0885416666666667</text:p>
              </table:table-cell>
              <table:table-cell office:value-type="float" office:value="-0.0885416666666667">
                <text:p>-0.0885416666666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989583333333333">
                <text:p>-0.0989583333333333</text:p>
              </table:table-cell>
              <table:table-cell office:value-type="float" office:value="-0.0989583333333333">
                <text:p>-0.09895833333333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-0.109375">
                <text:p>-0.1093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677083333333333">
                <text:p>-0.0677083333333333</text:p>
              </table:table-cell>
              <table:table-cell office:value-type="float" office:value="-0.0833333333333333">
                <text:p>-0.08333333333333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729166666666666">
                <text:p>-0.0729166666666666</text:p>
              </table:table-cell>
              <table:table-cell office:value-type="float" office:value="-0.0989583333333333">
                <text:p>-0.09895833333333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885416666666666">
                <text:p>-0.0885416666666666</text:p>
              </table:table-cell>
              <table:table-cell office:value-type="float" office:value="-0.09375">
                <text:p>-0.093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104166666666667">
                <text:p>-0.104166666666667</text:p>
              </table:table-cell>
              <table:table-cell office:value-type="float" office:value="-0.0989583333333333">
                <text:p>-0.09895833333333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989583333333333">
                <text:p>-0.0989583333333333</text:p>
              </table:table-cell>
              <table:table-cell office:value-type="float" office:value="-0.0833333333333333">
                <text:p>-0.0833333333333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989583333333333">
                <text:p>-0.0989583333333333</text:p>
              </table:table-cell>
              <table:table-cell office:value-type="float" office:value="-0.104166666666667">
                <text:p>-0.1041666666666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885416666666667">
                <text:p>-0.0885416666666667</text:p>
              </table:table-cell>
              <table:table-cell office:value-type="float" office:value="-0.0989583333333333">
                <text:p>-0.09895833333333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-0.0989583333333333">
                <text:p>-0.09895833333333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9375">
                <text:p>-0.09375</text:p>
              </table:table-cell>
              <table:table-cell office:value-type="float" office:value="-0.114583333333333">
                <text:p>-0.1145833333333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9375">
                <text:p>-0.09375</text:p>
              </table:table-cell>
              <table:table-cell office:value-type="float" office:value="-0.114583333333333">
                <text:p>-0.1145833333333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885416666666667">
                <text:p>-0.0885416666666667</text:p>
              </table:table-cell>
              <table:table-cell office:value-type="float" office:value="-0.119791666666667">
                <text:p>-0.1197916666666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677083333333333">
                <text:p>-0.0677083333333333</text:p>
              </table:table-cell>
              <table:table-cell office:value-type="float" office:value="-0.0989583333333333">
                <text:p>-0.09895833333333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729166666666666">
                <text:p>-0.0729166666666666</text:p>
              </table:table-cell>
              <table:table-cell office:value-type="float" office:value="-0.109375">
                <text:p>-0.1093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885416666666667">
                <text:p>-0.0885416666666667</text:p>
              </table:table-cell>
              <table:table-cell office:value-type="float" office:value="-0.09375">
                <text:p>-0.093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989583333333333">
                <text:p>-0.0989583333333333</text:p>
              </table:table-cell>
              <table:table-cell office:value-type="float" office:value="-0.109375">
                <text:p>-0.1093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-0.114583333333333">
                <text:p>-0.1145833333333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885416666666667">
                <text:p>-0.0885416666666667</text:p>
              </table:table-cell>
              <table:table-cell office:value-type="float" office:value="-0.09375">
                <text:p>-0.093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989583333333333">
                <text:p>-0.0989583333333333</text:p>
              </table:table-cell>
              <table:table-cell office:value-type="float" office:value="-0.0885416666666667">
                <text:p>-0.08854166666666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677083333333333">
                <text:p>-0.0677083333333333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78125">
                <text:p>-0.078125</text:p>
              </table:table-cell>
              <table:table-cell office:value-type="float" office:value="-0.114583333333333">
                <text:p>-0.1145833333333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885416666666667">
                <text:p>-0.0885416666666667</text:p>
              </table:table-cell>
              <table:table-cell office:value-type="float" office:value="-0.0989583333333333">
                <text:p>-0.09895833333333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885416666666667">
                <text:p>-0.0885416666666667</text:p>
              </table:table-cell>
              <table:table-cell office:value-type="float" office:value="-0.119791666666667">
                <text:p>-0.1197916666666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-0.119791666666667">
                <text:p>-0.1197916666666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885416666666667">
                <text:p>-0.0885416666666667</text:p>
              </table:table-cell>
              <table:table-cell office:value-type="float" office:value="-0.114583333333333">
                <text:p>-0.1145833333333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989583333333333">
                <text:p>-0.0989583333333333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989583333333333">
                <text:p>-0.0989583333333333</text:p>
              </table:table-cell>
              <table:table-cell office:value-type="float" office:value="-0.109375">
                <text:p>-0.1093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-0.109375">
                <text:p>-0.1093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-0.119791666666667">
                <text:p>-0.1197916666666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989583333333333">
                <text:p>-0.0989583333333333</text:p>
              </table:table-cell>
              <table:table-cell office:value-type="float" office:value="-0.109375">
                <text:p>-0.1093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989583333333333">
                <text:p>-0.0989583333333333</text:p>
              </table:table-cell>
              <table:table-cell office:value-type="float" office:value="-0.109375">
                <text:p>-0.1093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989583333333333">
                <text:p>-0.0989583333333333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989583333333333">
                <text:p>-0.0989583333333333</text:p>
              </table:table-cell>
              <table:table-cell office:value-type="float" office:value="-0.130208333333333">
                <text:p>-0.1302083333333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104166666666667">
                <text:p>-0.104166666666667</text:p>
              </table:table-cell>
              <table:table-cell office:value-type="float" office:value="-0.114583333333333">
                <text:p>-0.1145833333333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989583333333333">
                <text:p>-0.0989583333333333</text:p>
              </table:table-cell>
              <table:table-cell office:value-type="float" office:value="-0.119791666666667">
                <text:p>-0.1197916666666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989583333333333">
                <text:p>-0.0989583333333333</text:p>
              </table:table-cell>
              <table:table-cell office:value-type="float" office:value="-0.119791666666667">
                <text:p>-0.1197916666666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989583333333333">
                <text:p>-0.0989583333333333</text:p>
              </table:table-cell>
              <table:table-cell office:value-type="float" office:value="-0.109375">
                <text:p>-0.1093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989583333333333">
                <text:p>-0.0989583333333333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9375">
                <text:p>-0.09375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9375">
                <text:p>-0.09375</text:p>
              </table:table-cell>
              <table:table-cell office:value-type="float" office:value="-0.104166666666667">
                <text:p>-0.1041666666666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989583333333333">
                <text:p>-0.0989583333333333</text:p>
              </table:table-cell>
              <table:table-cell office:value-type="float" office:value="-0.114583333333333">
                <text:p>-0.1145833333333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9375">
                <text:p>-0.09375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885416666666667">
                <text:p>-0.0885416666666667</text:p>
              </table:table-cell>
              <table:table-cell office:value-type="float" office:value="-0.119791666666667">
                <text:p>-0.1197916666666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9375">
                <text:p>-0.09375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9375">
                <text:p>-0.09375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104166666666667">
                <text:p>-0.104166666666667</text:p>
              </table:table-cell>
              <table:table-cell office:value-type="float" office:value="-0.114583333333333">
                <text:p>-0.1145833333333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9375">
                <text:p>-0.09375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885416666666667">
                <text:p>-0.0885416666666667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989583333333334">
                <text:p>-0.0989583333333334</text:p>
              </table:table-cell>
              <table:table-cell office:value-type="float" office:value="-0.114583333333333">
                <text:p>-0.1145833333333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109375">
                <text:p>-0.109375</text:p>
              </table:table-cell>
              <table:table-cell office:value-type="float" office:value="-0.135416666666667">
                <text:p>-0.1354166666666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9375">
                <text:p>-0.09375</text:p>
              </table:table-cell>
              <table:table-cell office:value-type="float" office:value="-0.119791666666667">
                <text:p>-0.1197916666666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9375">
                <text:p>-0.09375</text:p>
              </table:table-cell>
              <table:table-cell office:value-type="float" office:value="-0.114583333333333">
                <text:p>-0.1145833333333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-0.130208333333333">
                <text:p>-0.1302083333333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885416666666667">
                <text:p>-0.0885416666666667</text:p>
              </table:table-cell>
              <table:table-cell office:value-type="float" office:value="-0.130208333333333">
                <text:p>-0.1302083333333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989583333333333">
                <text:p>-0.0989583333333333</text:p>
              </table:table-cell>
              <table:table-cell office:value-type="float" office:value="-0.130208333333333">
                <text:p>-0.1302083333333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885416666666667">
                <text:p>-0.0885416666666667</text:p>
              </table:table-cell>
              <table:table-cell office:value-type="float" office:value="-0.135416666666667">
                <text:p>-0.1354166666666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9375">
                <text:p>-0.09375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104166666666667">
                <text:p>-0.104166666666667</text:p>
              </table:table-cell>
              <table:table-cell office:value-type="float" office:value="-0.119791666666667">
                <text:p>-0.1197916666666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885416666666667">
                <text:p>-0.0885416666666667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9375">
                <text:p>-0.09375</text:p>
              </table:table-cell>
              <table:table-cell office:value-type="float" office:value="-0.140625">
                <text:p>-0.1406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885416666666667">
                <text:p>-0.0885416666666667</text:p>
              </table:table-cell>
              <table:table-cell office:value-type="float" office:value="-0.130208333333333">
                <text:p>-0.1302083333333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885416666666667">
                <text:p>-0.0885416666666667</text:p>
              </table:table-cell>
              <table:table-cell office:value-type="float" office:value="-0.119791666666667">
                <text:p>-0.1197916666666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9375">
                <text:p>-0.09375</text:p>
              </table:table-cell>
              <table:table-cell office:value-type="float" office:value="-0.130208333333333">
                <text:p>-0.1302083333333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109375">
                <text:p>-0.109375</text:p>
              </table:table-cell>
              <table:table-cell office:value-type="float" office:value="-0.130208333333333">
                <text:p>-0.1302083333333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9375">
                <text:p>-0.09375</text:p>
              </table:table-cell>
              <table:table-cell office:value-type="float" office:value="-0.119791666666667">
                <text:p>-0.1197916666666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9375">
                <text:p>-0.09375</text:p>
              </table:table-cell>
              <table:table-cell office:value-type="float" office:value="-0.119791666666667">
                <text:p>-0.1197916666666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989583333333334">
                <text:p>-0.0989583333333334</text:p>
              </table:table-cell>
              <table:table-cell office:value-type="float" office:value="-0.135416666666667">
                <text:p>-0.1354166666666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885416666666667">
                <text:p>-0.0885416666666667</text:p>
              </table:table-cell>
              <table:table-cell office:value-type="float" office:value="-0.119791666666667">
                <text:p>-0.1197916666666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9375">
                <text:p>-0.09375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109375">
                <text:p>-0.109375</text:p>
              </table:table-cell>
              <table:table-cell office:value-type="float" office:value="-0.114583333333333">
                <text:p>-0.1145833333333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989583333333333">
                <text:p>-0.0989583333333333</text:p>
              </table:table-cell>
              <table:table-cell office:value-type="float" office:value="-0.114583333333333">
                <text:p>-0.1145833333333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9375">
                <text:p>-0.09375</text:p>
              </table:table-cell>
              <table:table-cell office:value-type="float" office:value="-0.130208333333333">
                <text:p>-0.1302083333333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104166666666667">
                <text:p>-0.104166666666667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9375">
                <text:p>-0.09375</text:p>
              </table:table-cell>
              <table:table-cell office:value-type="float" office:value="-0.119791666666667">
                <text:p>-0.1197916666666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9375">
                <text:p>-0.09375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104166666666667">
                <text:p>-0.104166666666667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9375">
                <text:p>-0.09375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9375">
                <text:p>-0.09375</text:p>
              </table:table-cell>
              <table:table-cell office:value-type="float" office:value="-0.130208333333333">
                <text:p>-0.130208333333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-0.135416666666667">
                <text:p>-0.1354166666666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989583333333334">
                <text:p>-0.0989583333333334</text:p>
              </table:table-cell>
              <table:table-cell office:value-type="float" office:value="-0.119791666666667">
                <text:p>-0.1197916666666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885416666666667">
                <text:p>-0.0885416666666667</text:p>
              </table:table-cell>
              <table:table-cell office:value-type="float" office:value="-0.130208333333333">
                <text:p>-0.1302083333333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9375">
                <text:p>-0.09375</text:p>
              </table:table-cell>
              <table:table-cell office:value-type="float" office:value="-0.130208333333333">
                <text:p>-0.1302083333333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885416666666667">
                <text:p>-0.0885416666666667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729166666666667">
                <text:p>-0.0729166666666667</text:p>
              </table:table-cell>
              <table:table-cell office:value-type="float" office:value="-0.119791666666667">
                <text:p>-0.1197916666666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729166666666667">
                <text:p>-0.0729166666666667</text:p>
              </table:table-cell>
              <table:table-cell office:value-type="float" office:value="-0.135416666666667">
                <text:p>-0.1354166666666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46875">
                <text:p>-0.046875</text:p>
              </table:table-cell>
              <table:table-cell office:value-type="float" office:value="-0.130208333333333">
                <text:p>-0.1302083333333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416666666666667">
                <text:p>-0.0416666666666667</text:p>
              </table:table-cell>
              <table:table-cell office:value-type="float" office:value="-0.119791666666667">
                <text:p>-0.1197916666666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625">
                <text:p>-0.0625</text:p>
              </table:table-cell>
              <table:table-cell office:value-type="float" office:value="-0.130208333333333">
                <text:p>-0.1302083333333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625">
                <text:p>-0.0625</text:p>
              </table:table-cell>
              <table:table-cell office:value-type="float" office:value="-0.130208333333333">
                <text:p>-0.1302083333333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572916666666667">
                <text:p>-0.0572916666666667</text:p>
              </table:table-cell>
              <table:table-cell office:value-type="float" office:value="-0.130208333333333">
                <text:p>-0.1302083333333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3125">
                <text:p>-0.03125</text:p>
              </table:table-cell>
              <table:table-cell office:value-type="float" office:value="-0.140625">
                <text:p>-0.1406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364583333333333">
                <text:p>-0.0364583333333333</text:p>
              </table:table-cell>
              <table:table-cell office:value-type="float" office:value="-0.114583333333333">
                <text:p>-0.1145833333333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208333333333333">
                <text:p>-0.0208333333333333</text:p>
              </table:table-cell>
              <table:table-cell office:value-type="float" office:value="-0.109375">
                <text:p>-0.1093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0520833333333333">
                <text:p>-0.00520833333333333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15625">
                <text:p>0.015625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0.130208333333333">
                <text:p>-0.1302083333333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35416666666667">
                <text:p>0.135416666666667</text:p>
              </table:table-cell>
              <table:table-cell office:value-type="float" office:value="-0.130208333333333">
                <text:p>-0.13020833333333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03125">
                <text:p>0.203125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39583333333333">
                <text:p>0.239583333333333</text:p>
              </table:table-cell>
              <table:table-cell office:value-type="float" office:value="-0.135416666666667">
                <text:p>-0.1354166666666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54166666666667">
                <text:p>0.354166666666667</text:p>
              </table:table-cell>
              <table:table-cell office:value-type="float" office:value="-0.130208333333333">
                <text:p>-0.1302083333333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21875">
                <text:p>0.421875</text:p>
              </table:table-cell>
              <table:table-cell office:value-type="float" office:value="-0.114583333333333">
                <text:p>-0.1145833333333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54166666666667">
                <text:p>0.354166666666667</text:p>
              </table:table-cell>
              <table:table-cell office:value-type="float" office:value="-0.119791666666667">
                <text:p>-0.1197916666666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28125">
                <text:p>0.328125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-0.130208333333333">
                <text:p>-0.1302083333333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671875">
                <text:p>0.671875</text:p>
              </table:table-cell>
              <table:table-cell office:value-type="float" office:value="-0.119791666666667">
                <text:p>-0.1197916666666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625">
                <text:p>0.625</text:p>
              </table:table-cell>
              <table:table-cell office:value-type="float" office:value="-0.114583333333333">
                <text:p>-0.1145833333333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635416666666667">
                <text:p>0.635416666666667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786458333333333">
                <text:p>0.786458333333333</text:p>
              </table:table-cell>
              <table:table-cell office:value-type="float" office:value="-0.130208333333333">
                <text:p>-0.1302083333333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864583333333333">
                <text:p>0.864583333333333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729166666666667">
                <text:p>0.729166666666667</text:p>
              </table:table-cell>
              <table:table-cell office:value-type="float" office:value="-0.119791666666667">
                <text:p>-0.1197916666666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-0.130208333333333">
                <text:p>-0.13020833333333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63541666666667">
                <text:p>0.463541666666667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-0.104166666666667">
                <text:p>-0.1041666666666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651041666666667">
                <text:p>0.651041666666667</text:p>
              </table:table-cell>
              <table:table-cell office:value-type="float" office:value="-0.0625">
                <text:p>-0.06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-0.0625">
                <text:p>-0.06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744791666666667">
                <text:p>0.744791666666667</text:p>
              </table:table-cell>
              <table:table-cell office:value-type="float" office:value="-0.0208333333333333">
                <text:p>-0.02083333333333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578125">
                <text:p>0.578125</text:p>
              </table:table-cell>
              <table:table-cell office:value-type="float" office:value="0.00520833333333333">
                <text:p>0.005208333333333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078125">
                <text:p>0.0781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442708333333333">
                <text:p>0.442708333333333</text:p>
              </table:table-cell>
              <table:table-cell office:value-type="float" office:value="0.135416666666667">
                <text:p>0.1354166666666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453125">
                <text:p>0.453125</text:p>
              </table:table-cell>
              <table:table-cell office:value-type="float" office:value="0.151041666666667">
                <text:p>0.15104166666666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510416666666667">
                <text:p>0.510416666666667</text:p>
              </table:table-cell>
              <table:table-cell office:value-type="float" office:value="0.182291666666667">
                <text:p>0.18229166666666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552083333333333">
                <text:p>0.552083333333333</text:p>
              </table:table-cell>
              <table:table-cell office:value-type="float" office:value="0.260416666666667">
                <text:p>0.2604166666666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53125">
                <text:p>0.53125</text:p>
              </table:table-cell>
              <table:table-cell office:value-type="float" office:value="0.28125">
                <text:p>0.281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536458333333333">
                <text:p>0.536458333333333</text:p>
              </table:table-cell>
              <table:table-cell office:value-type="float" office:value="0.276041666666667">
                <text:p>0.2760416666666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546875">
                <text:p>0.546875</text:p>
              </table:table-cell>
              <table:table-cell office:value-type="float" office:value="0.411458333333333">
                <text:p>0.41145833333333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89583333333333">
                <text:p>0.489583333333333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34375">
                <text:p>0.343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354166666666667">
                <text:p>0.35416666666666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489583333333333">
                <text:p>0.489583333333333</text:p>
              </table:table-cell>
              <table:table-cell office:value-type="float" office:value="0.411458333333333">
                <text:p>0.4114583333333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73958333333333">
                <text:p>0.4739583333333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510416666666667">
                <text:p>0.510416666666667</text:p>
              </table:table-cell>
              <table:table-cell office:value-type="float" office:value="0.536458333333333">
                <text:p>0.5364583333333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510416666666667">
                <text:p>0.510416666666667</text:p>
              </table:table-cell>
              <table:table-cell office:value-type="float" office:value="0.541666666666667">
                <text:p>0.5416666666666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5">
                <text:p>0.5</text:p>
              </table:table-cell>
              <table:table-cell office:value-type="float" office:value="0.630208333333333">
                <text:p>0.63020833333333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515625">
                <text:p>0.515625</text:p>
              </table:table-cell>
              <table:table-cell office:value-type="float" office:value="0.619791666666667">
                <text:p>0.6197916666666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510416666666667">
                <text:p>0.510416666666667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5">
                <text:p>0.5</text:p>
              </table:table-cell>
              <table:table-cell office:value-type="float" office:value="0.572916666666667">
                <text:p>0.5729166666666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510416666666667">
                <text:p>0.510416666666667</text:p>
              </table:table-cell>
              <table:table-cell office:value-type="float" office:value="0.630208333333333">
                <text:p>0.6302083333333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515625">
                <text:p>0.515625</text:p>
              </table:table-cell>
              <table:table-cell office:value-type="float" office:value="0.682291666666667">
                <text:p>0.6822916666666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494791666666667">
                <text:p>0.494791666666667</text:p>
              </table:table-cell>
              <table:table-cell office:value-type="float" office:value="0.734375">
                <text:p>0.7343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515625">
                <text:p>0.515625</text:p>
              </table:table-cell>
              <table:table-cell office:value-type="float" office:value="0.682291666666667">
                <text:p>0.6822916666666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510416666666667">
                <text:p>0.510416666666667</text:p>
              </table:table-cell>
              <table:table-cell office:value-type="float" office:value="0.609375">
                <text:p>0.60937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489583333333333">
                <text:p>0.489583333333333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572916666666667">
                <text:p>0.5729166666666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94791666666667">
                <text:p>0.494791666666667</text:p>
              </table:table-cell>
              <table:table-cell office:value-type="float" office:value="0.552083333333333">
                <text:p>0.55208333333333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510416666666667">
                <text:p>0.510416666666667</text:p>
              </table:table-cell>
              <table:table-cell office:value-type="float" office:value="0.520833333333333">
                <text:p>0.52083333333333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505208333333333">
                <text:p>0.505208333333333</text:p>
              </table:table-cell>
              <table:table-cell office:value-type="float" office:value="0.526041666666667">
                <text:p>0.52604166666666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5">
                <text:p>0.5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510416666666667">
                <text:p>0.510416666666667</text:p>
              </table:table-cell>
              <table:table-cell office:value-type="float" office:value="0.546875">
                <text:p>0.54687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515625">
                <text:p>0.515625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505208333333333">
                <text:p>0.505208333333333</text:p>
              </table:table-cell>
              <table:table-cell office:value-type="float" office:value="0.671875">
                <text:p>0.6718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510416666666667">
                <text:p>0.510416666666667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510416666666667">
                <text:p>0.510416666666667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5">
                <text:p>0.5</text:p>
              </table:table-cell>
              <table:table-cell office:value-type="float" office:value="0.515625">
                <text:p>0.5156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510416666666667">
                <text:p>0.510416666666667</text:p>
              </table:table-cell>
              <table:table-cell office:value-type="float" office:value="0.515625">
                <text:p>0.5156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510416666666667">
                <text:p>0.510416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510416666666667">
                <text:p>0.510416666666667</text:p>
              </table:table-cell>
              <table:table-cell office:value-type="float" office:value="0.505208333333333">
                <text:p>0.50520833333333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505208333333333">
                <text:p>0.505208333333333</text:p>
              </table:table-cell>
              <table:table-cell office:value-type="float" office:value="0.520833333333333">
                <text:p>0.52083333333333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515625">
                <text:p>0.515625</text:p>
              </table:table-cell>
              <table:table-cell office:value-type="float" office:value="0.520833333333333">
                <text:p>0.52083333333333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510416666666667">
                <text:p>0.510416666666667</text:p>
              </table:table-cell>
              <table:table-cell office:value-type="float" office:value="0.520833333333333">
                <text:p>0.52083333333333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510416666666667">
                <text:p>0.510416666666667</text:p>
              </table:table-cell>
              <table:table-cell office:value-type="float" office:value="0.515625">
                <text:p>0.5156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510416666666667">
                <text:p>0.510416666666667</text:p>
              </table:table-cell>
              <table:table-cell office:value-type="float" office:value="0.505208333333333">
                <text:p>0.50520833333333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505208333333333">
                <text:p>0.505208333333333</text:p>
              </table:table-cell>
              <table:table-cell office:value-type="float" office:value="0.515625">
                <text:p>0.5156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515625">
                <text:p>0.515625</text:p>
              </table:table-cell>
              <table:table-cell office:value-type="float" office:value="0.520833333333333">
                <text:p>0.52083333333333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15625">
                <text:p>0.515625</text:p>
              </table:table-cell>
              <table:table-cell office:value-type="float" office:value="0.520833333333333">
                <text:p>0.52083333333333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505208333333333">
                <text:p>0.505208333333333</text:p>
              </table:table-cell>
              <table:table-cell office:value-type="float" office:value="0.520833333333333">
                <text:p>0.52083333333333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505208333333333">
                <text:p>0.505208333333333</text:p>
              </table:table-cell>
              <table:table-cell office:value-type="float" office:value="0.526041666666667">
                <text:p>0.5260416666666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515625">
                <text:p>0.515625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5">
                <text:p>0.5</text:p>
              </table:table-cell>
              <table:table-cell office:value-type="float" office:value="0.526041666666667">
                <text:p>0.52604166666666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510416666666667">
                <text:p>0.510416666666667</text:p>
              </table:table-cell>
              <table:table-cell office:value-type="float" office:value="0.526041666666667">
                <text:p>0.52604166666666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515625">
                <text:p>0.515625</text:p>
              </table:table-cell>
              <table:table-cell office:value-type="float" office:value="0.526041666666667">
                <text:p>0.5260416666666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510416666666667">
                <text:p>0.510416666666667</text:p>
              </table:table-cell>
              <table:table-cell office:value-type="float" office:value="0.515625">
                <text:p>0.5156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510416666666667">
                <text:p>0.510416666666667</text:p>
              </table:table-cell>
              <table:table-cell office:value-type="float" office:value="0.515625">
                <text:p>0.5156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510416666666667">
                <text:p>0.510416666666667</text:p>
              </table:table-cell>
              <table:table-cell office:value-type="float" office:value="0.520833333333333">
                <text:p>0.52083333333333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505208333333333">
                <text:p>0.505208333333333</text:p>
              </table:table-cell>
              <table:table-cell office:value-type="float" office:value="0.520833333333333">
                <text:p>0.52083333333333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10416666666667">
                <text:p>0.510416666666667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515625">
                <text:p>0.515625</text:p>
              </table:table-cell>
              <table:table-cell office:value-type="float" office:value="0.526041666666667">
                <text:p>0.52604166666666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5">
                <text:p>0.5</text:p>
              </table:table-cell>
              <table:table-cell office:value-type="float" office:value="0.515625">
                <text:p>0.51562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494791666666667">
                <text:p>0.494791666666667</text:p>
              </table:table-cell>
              <table:table-cell office:value-type="float" office:value="0.515625">
                <text:p>0.5156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505208333333333">
                <text:p>0.505208333333333</text:p>
              </table:table-cell>
              <table:table-cell office:value-type="float" office:value="0.526041666666667">
                <text:p>0.52604166666666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505208333333333">
                <text:p>0.505208333333333</text:p>
              </table:table-cell>
              <table:table-cell office:value-type="float" office:value="0.526041666666667">
                <text:p>0.5260416666666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515625">
                <text:p>0.515625</text:p>
              </table:table-cell>
              <table:table-cell office:value-type="float" office:value="0.520833333333333">
                <text:p>0.52083333333333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510416666666667">
                <text:p>0.510416666666667</text:p>
              </table:table-cell>
              <table:table-cell office:value-type="float" office:value="0.515625">
                <text:p>0.5156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505208333333333">
                <text:p>0.505208333333333</text:p>
              </table:table-cell>
              <table:table-cell office:value-type="float" office:value="0.526041666666667">
                <text:p>0.5260416666666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510416666666667">
                <text:p>0.510416666666667</text:p>
              </table:table-cell>
              <table:table-cell office:value-type="float" office:value="0.526041666666667">
                <text:p>0.5260416666666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505208333333333">
                <text:p>0.505208333333333</text:p>
              </table:table-cell>
              <table:table-cell office:value-type="float" office:value="0.520833333333333">
                <text:p>0.52083333333333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510416666666667">
                <text:p>0.510416666666667</text:p>
              </table:table-cell>
              <table:table-cell office:value-type="float" office:value="0.526041666666667">
                <text:p>0.52604166666666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510416666666667">
                <text:p>0.510416666666667</text:p>
              </table:table-cell>
              <table:table-cell office:value-type="float" office:value="0.520833333333333">
                <text:p>0.5208333333333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5">
                <text:p>0.5</text:p>
              </table:table-cell>
              <table:table-cell office:value-type="float" office:value="0.515625">
                <text:p>0.51562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505208333333333">
                <text:p>0.505208333333333</text:p>
              </table:table-cell>
              <table:table-cell office:value-type="float" office:value="0.520833333333333">
                <text:p>0.52083333333333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510416666666667">
                <text:p>0.510416666666667</text:p>
              </table:table-cell>
              <table:table-cell office:value-type="float" office:value="0.526041666666667">
                <text:p>0.52604166666666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505208333333333">
                <text:p>0.505208333333333</text:p>
              </table:table-cell>
              <table:table-cell office:value-type="float" office:value="0.510416666666667">
                <text:p>0.51041666666666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510416666666667">
                <text:p>0.510416666666667</text:p>
              </table:table-cell>
              <table:table-cell office:value-type="float" office:value="0.510416666666667">
                <text:p>0.51041666666666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510416666666667">
                <text:p>0.510416666666667</text:p>
              </table:table-cell>
              <table:table-cell office:value-type="float" office:value="0.526041666666667">
                <text:p>0.5260416666666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510416666666667">
                <text:p>0.510416666666667</text:p>
              </table:table-cell>
              <table:table-cell office:value-type="float" office:value="0.520833333333333">
                <text:p>0.52083333333333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515625">
                <text:p>0.515625</text:p>
              </table:table-cell>
              <table:table-cell office:value-type="float" office:value="0.520833333333333">
                <text:p>0.52083333333333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494791666666667">
                <text:p>0.494791666666667</text:p>
              </table:table-cell>
              <table:table-cell office:value-type="float" office:value="0.520833333333333">
                <text:p>0.52083333333333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510416666666667">
                <text:p>0.510416666666667</text:p>
              </table:table-cell>
              <table:table-cell office:value-type="float" office:value="0.515625">
                <text:p>0.5156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505208333333333">
                <text:p>0.505208333333333</text:p>
              </table:table-cell>
              <table:table-cell office:value-type="float" office:value="0.526041666666667">
                <text:p>0.52604166666666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505208333333333">
                <text:p>0.505208333333333</text:p>
              </table:table-cell>
              <table:table-cell office:value-type="float" office:value="0.520833333333333">
                <text:p>0.52083333333333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505208333333333">
                <text:p>0.505208333333333</text:p>
              </table:table-cell>
              <table:table-cell office:value-type="float" office:value="0.526041666666667">
                <text:p>0.52604166666666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5">
                <text:p>0.5</text:p>
              </table:table-cell>
              <table:table-cell office:value-type="float" office:value="0.526041666666667">
                <text:p>0.52604166666666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505208333333333">
                <text:p>0.505208333333333</text:p>
              </table:table-cell>
              <table:table-cell office:value-type="float" office:value="0.520833333333333">
                <text:p>0.52083333333333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510416666666667">
                <text:p>0.510416666666667</text:p>
              </table:table-cell>
              <table:table-cell office:value-type="float" office:value="0.520833333333333">
                <text:p>0.52083333333333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505208333333333">
                <text:p>0.505208333333333</text:p>
              </table:table-cell>
              <table:table-cell office:value-type="float" office:value="0.526041666666667">
                <text:p>0.52604166666666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505208333333333">
                <text:p>0.505208333333333</text:p>
              </table:table-cell>
              <table:table-cell office:value-type="float" office:value="0.520833333333333">
                <text:p>0.52083333333333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510416666666667">
                <text:p>0.510416666666667</text:p>
              </table:table-cell>
              <table:table-cell office:value-type="float" office:value="0.526041666666667">
                <text:p>0.52604166666666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5">
                <text:p>0.5</text:p>
              </table:table-cell>
              <table:table-cell office:value-type="float" office:value="0.526041666666667">
                <text:p>0.5260416666666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505208333333333">
                <text:p>0.505208333333333</text:p>
              </table:table-cell>
              <table:table-cell office:value-type="float" office:value="0.520833333333333">
                <text:p>0.52083333333333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510416666666667">
                <text:p>0.510416666666667</text:p>
              </table:table-cell>
              <table:table-cell office:value-type="float" office:value="0.520833333333333">
                <text:p>0.52083333333333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505208333333333">
                <text:p>0.505208333333333</text:p>
              </table:table-cell>
              <table:table-cell office:value-type="float" office:value="0.520833333333333">
                <text:p>0.52083333333333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5">
                <text:p>0.5</text:p>
              </table:table-cell>
              <table:table-cell office:value-type="float" office:value="0.526041666666667">
                <text:p>0.52604166666666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510416666666667">
                <text:p>0.510416666666667</text:p>
              </table:table-cell>
              <table:table-cell office:value-type="float" office:value="0.520833333333333">
                <text:p>0.5208333333333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505208333333333">
                <text:p>0.505208333333333</text:p>
              </table:table-cell>
              <table:table-cell office:value-type="float" office:value="0.520833333333333">
                <text:p>0.5208333333333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510416666666667">
                <text:p>0.510416666666667</text:p>
              </table:table-cell>
              <table:table-cell office:value-type="float" office:value="0.520833333333333">
                <text:p>0.5208333333333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510416666666667">
                <text:p>0.510416666666667</text:p>
              </table:table-cell>
              <table:table-cell office:value-type="float" office:value="0.515625">
                <text:p>0.51562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5">
                <text:p>0.5</text:p>
              </table:table-cell>
              <table:table-cell office:value-type="float" office:value="0.515625">
                <text:p>0.51562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510416666666667">
                <text:p>0.510416666666667</text:p>
              </table:table-cell>
              <table:table-cell office:value-type="float" office:value="0.536458333333333">
                <text:p>0.53645833333333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5">
                <text:p>0.5</text:p>
              </table:table-cell>
              <table:table-cell office:value-type="float" office:value="0.526041666666667">
                <text:p>0.5260416666666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494791666666667">
                <text:p>0.494791666666667</text:p>
              </table:table-cell>
              <table:table-cell office:value-type="float" office:value="0.520833333333333">
                <text:p>0.52083333333333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505208333333333">
                <text:p>0.505208333333333</text:p>
              </table:table-cell>
              <table:table-cell office:value-type="float" office:value="0.520833333333333">
                <text:p>0.52083333333333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5">
                <text:p>0.5</text:p>
              </table:table-cell>
              <table:table-cell office:value-type="float" office:value="0.515625">
                <text:p>0.5156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510416666666667">
                <text:p>0.510416666666667</text:p>
              </table:table-cell>
              <table:table-cell office:value-type="float" office:value="0.520833333333333">
                <text:p>0.52083333333333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505208333333333">
                <text:p>0.505208333333333</text:p>
              </table:table-cell>
              <table:table-cell office:value-type="float" office:value="0.520833333333333">
                <text:p>0.52083333333333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5">
                <text:p>0.5</text:p>
              </table:table-cell>
              <table:table-cell office:value-type="float" office:value="0.520833333333333">
                <text:p>0.5208333333333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505208333333333">
                <text:p>0.505208333333333</text:p>
              </table:table-cell>
              <table:table-cell office:value-type="float" office:value="0.520833333333333">
                <text:p>0.52083333333333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510416666666667">
                <text:p>0.510416666666667</text:p>
              </table:table-cell>
              <table:table-cell office:value-type="float" office:value="0.526041666666667">
                <text:p>0.5260416666666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5">
                <text:p>0.5</text:p>
              </table:table-cell>
              <table:table-cell office:value-type="float" office:value="0.520833333333333">
                <text:p>0.52083333333333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505208333333333">
                <text:p>0.505208333333333</text:p>
              </table:table-cell>
              <table:table-cell office:value-type="float" office:value="0.515625">
                <text:p>0.5156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505208333333333">
                <text:p>0.505208333333333</text:p>
              </table:table-cell>
              <table:table-cell office:value-type="float" office:value="0.526041666666667">
                <text:p>0.52604166666666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505208333333333">
                <text:p>0.505208333333333</text:p>
              </table:table-cell>
              <table:table-cell office:value-type="float" office:value="0.520833333333333">
                <text:p>0.5208333333333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5">
                <text:p>0.5</text:p>
              </table:table-cell>
              <table:table-cell office:value-type="float" office:value="0.520833333333333">
                <text:p>0.52083333333333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510416666666667">
                <text:p>0.510416666666667</text:p>
              </table:table-cell>
              <table:table-cell office:value-type="float" office:value="0.520833333333333">
                <text:p>0.5208333333333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505208333333333">
                <text:p>0.505208333333333</text:p>
              </table:table-cell>
              <table:table-cell office:value-type="float" office:value="0.520833333333333">
                <text:p>0.52083333333333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5">
                <text:p>0.5</text:p>
              </table:table-cell>
              <table:table-cell office:value-type="float" office:value="0.520833333333333">
                <text:p>0.5208333333333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505208333333333">
                <text:p>0.505208333333333</text:p>
              </table:table-cell>
              <table:table-cell office:value-type="float" office:value="0.520833333333333">
                <text:p>0.5208333333333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505208333333333">
                <text:p>0.505208333333333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505208333333333">
                <text:p>0.505208333333333</text:p>
              </table:table-cell>
              <table:table-cell office:value-type="float" office:value="0.526041666666667">
                <text:p>0.52604166666666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505208333333333">
                <text:p>0.505208333333333</text:p>
              </table:table-cell>
              <table:table-cell office:value-type="float" office:value="0.520833333333333">
                <text:p>0.52083333333333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494791666666667">
                <text:p>0.494791666666667</text:p>
              </table:table-cell>
              <table:table-cell office:value-type="float" office:value="0.520833333333333">
                <text:p>0.52083333333333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505208333333333">
                <text:p>0.505208333333333</text:p>
              </table:table-cell>
              <table:table-cell office:value-type="float" office:value="0.520833333333333">
                <text:p>0.5208333333333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505208333333333">
                <text:p>0.505208333333333</text:p>
              </table:table-cell>
              <table:table-cell office:value-type="float" office:value="0.515625">
                <text:p>0.51562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5">
                <text:p>0.5</text:p>
              </table:table-cell>
              <table:table-cell office:value-type="float" office:value="0.526041666666667">
                <text:p>0.52604166666666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5">
                <text:p>0.5</text:p>
              </table:table-cell>
              <table:table-cell office:value-type="float" office:value="0.526041666666667">
                <text:p>0.526041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